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4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eeeeee"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column table:style-name="co6" table:number-columns-repeated="768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style-name="ce7"/>
          <table:table-cell table:number-columns-repeated="6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7"/>
          <table:table-cell table:number-columns-repeated="6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style-name="ce7"/>
          <table:table-cell table:number-columns-repeated="6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style-name="ce7"/>
          <table:table-cell table:number-columns-repeated="6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SABR/lib" calcext:value-type="string">
            <text:p>/Users/fries/git/finmath-spreadsheets/spreadsheets/SABR/lib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SABR" calcext:value-type="string">
            <text:p>/Users/fries/git/finmath-spreadsheets/spreadsheets/SAB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5" calcext:value-type="string">
            <text:p>2.2.5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git/finmath-spreadsheets/spreadsheets/SABR" calcext:value-type="string">
            <text:p>/Users/fries/git/finmath-spreadsheets/spreadsheets/SAB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1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style-name="ce7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SABRModel.E7:SABRModel.E116 SABRModel.H6:SABRModel.H6 SABRModel.H7:SABRModel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SABRModel.E7:SABRModel.E116 SABRModel.G6:SABRModel.G6 SABRModel.G7:SABRModel.G1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SABRModel.E7:SABRModel.E116 SABRModel.F6:SABRModel.F6 SABRModel.F7:SABRModel.F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3" table:default-cell-style-name="ce18"/>
        <table:table-column table:style-name="co8" table:number-columns-repeated="4" table:default-cell-style-name="ce30"/>
        <table:table-column table:style-name="co8" table:number-columns-repeated="227" table:default-cell-style-name="ce18"/>
        <table:table-column table:style-name="co9" table:number-columns-repeated="789" table:default-cell-style-name="ce17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SABR Model (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 table:style-name="ce28"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Hagan log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 table:style-name="ce19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9"/>
          <table:table-cell table:style-name="ce31" office:value-type="percentage" office:value="0.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);[.$B$14]))" office:value-type="percentage" office:value="0.846729390320838" calcext:value-type="percentage">
            <text:p>84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]);[.$B$14];INFO.OBBA.OBBA.OBMAKE(&quot;&quot;;&quot;double&quot;;[.E7]);INFO.OBBA.OBBA.OBMAKE(&quot;&quot;;&quot;double&quot;;1)))" office:value-type="percentage" office:value="0.00957405623017286" calcext:value-type="percentage">
            <text:p>0.96%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29"/>
          <table:table-cell table:style-name="ce31" table:formula="of:=[.E7]+0.0005" office:value-type="percentage" office:value="0.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);[.$B$14]))" office:value-type="percentage" office:value="0.649571320985245" calcext:value-type="percentage">
            <text:p>64.9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]);[.$B$14];INFO.OBBA.OBBA.OBMAKE(&quot;&quot;;&quot;double&quot;;[.E8]);INFO.OBBA.OBBA.OBMAKE(&quot;&quot;;&quot;double&quot;;1)))" office:value-type="percentage" office:value="0.0090911400282087" calcext:value-type="percentage">
            <text:p>0.91%</text:p>
          </table:table-cell>
          <table:table-cell table:formula="of:=([.G9]-2*[.G8]+[.G7])/([.E8]-[.E7])/([.E9]-[.E8])" office:value-type="float" office:value="35.3699938273611" calcext:value-type="float">
            <text:p>35.3699938274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alpha&quot;;&quot;double&quot;;[.C9])" office:value-type="string" office:string-value="sabr.alpha &#10;[6378]" calcext:value-type="string">
            <text:p>sabr.alpha </text:p>
            <text:p>[6378]</text:p>
          </table:table-cell>
          <table:table-cell table:style-name="ce26" office:value-type="percentage" office:value="0.004" calcext:value-type="percentage">
            <text:p>0.40%</text:p>
          </table:table-cell>
          <table:table-cell table:style-name="ce29"/>
          <table:table-cell table:style-name="ce31" table:formula="of:=[.E8]+0.0005" office:value-type="percentage" office:value="0.0015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);[.$B$14]))" office:value-type="percentage" office:value="0.55760980391309" calcext:value-type="percentage">
            <text:p>55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]);[.$B$14];INFO.OBBA.OBBA.OBMAKE(&quot;&quot;;&quot;double&quot;;[.E9]);INFO.OBBA.OBBA.OBMAKE(&quot;&quot;;&quot;double&quot;;1)))" office:value-type="percentage" office:value="0.00861706632470138" calcext:value-type="percentage">
            <text:p>0.86%</text:p>
          </table:table-cell>
          <table:table-cell table:formula="of:=([.G10]-2*[.G9]+[.G8])/([.E9]-[.E8])/([.E10]-[.E9])" office:value-type="float" office:value="27.7778956671512" calcext:value-type="float">
            <text:p>27.7778956672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beta&quot;;&quot;double&quot;;[.C10])" office:value-type="string" office:string-value="sabr.beta &#10;[6379]" calcext:value-type="string">
            <text:p>sabr.beta </text:p>
            <text:p>[6379]</text:p>
          </table:table-cell>
          <table:table-cell table:style-name="ce27" office:value-type="float" office:value="0.1" calcext:value-type="float">
            <text:p>0.1</text:p>
          </table:table-cell>
          <table:table-cell table:style-name="ce29"/>
          <table:table-cell table:style-name="ce31" table:formula="of:=[.E9]+0.0005" office:value-type="percentage" office:value="0.002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);[.$B$14]))" office:value-type="percentage" office:value="0.499704656437176" calcext:value-type="percentage">
            <text:p>49.9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]);[.$B$14];INFO.OBBA.OBBA.OBMAKE(&quot;&quot;;&quot;double&quot;;[.E10]);INFO.OBBA.OBBA.OBMAKE(&quot;&quot;;&quot;double&quot;;1)))" office:value-type="percentage" office:value="0.00814993709511085" calcext:value-type="percentage">
            <text:p>0.81%</text:p>
          </table:table-cell>
          <table:table-cell table:formula="of:=([.G11]-2*[.G10]+[.G9])/([.E10]-[.E9])/([.E11]-[.E10])" office:value-type="float" office:value="29.0172058557137" calcext:value-type="float">
            <text:p>29.0172058557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rho&quot;;&quot;double&quot;;[.C11])" office:value-type="string" office:string-value="sabr.rho &#10;[6380]" calcext:value-type="string">
            <text:p>sabr.rho </text:p>
            <text:p>[6380]</text:p>
          </table:table-cell>
          <table:table-cell table:style-name="ce27" office:value-type="float" office:value="0" calcext:value-type="float">
            <text:p>0</text:p>
          </table:table-cell>
          <table:table-cell table:style-name="ce29"/>
          <table:table-cell table:style-name="ce31" table:formula="of:=[.E10]+0.0005" office:value-type="percentage" office:value="0.0025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);[.$B$14]))" office:value-type="percentage" office:value="0.458287805880506" calcext:value-type="percentage">
            <text:p>45.8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]);[.$B$14];INFO.OBBA.OBBA.OBMAKE(&quot;&quot;;&quot;double&quot;;[.E11]);INFO.OBBA.OBBA.OBMAKE(&quot;&quot;;&quot;double&quot;;1)))" office:value-type="percentage" office:value="0.00769006216698425" calcext:value-type="percentage">
            <text:p>0.77%</text:p>
          </table:table-cell>
          <table:table-cell table:formula="of:=([.G12]-2*[.G11]+[.G10])/([.E11]-[.E10])/([.E12]-[.E11])" office:value-type="float" office:value="31.9834976443209" calcext:value-type="float">
            <text:p>31.9834976443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nu&quot;;&quot;double&quot;;[.C12])" office:value-type="string" office:string-value="sabr.nu &#10;[6381]" calcext:value-type="string">
            <text:p>sabr.nu </text:p>
            <text:p>[6381]</text:p>
          </table:table-cell>
          <table:table-cell table:style-name="ce26" office:value-type="percentage" office:value="0.00001" calcext:value-type="percentage">
            <text:p>0.00%</text:p>
          </table:table-cell>
          <table:table-cell table:style-name="ce29"/>
          <table:table-cell table:style-name="ce31" table:formula="of:=[.E11]+0.0005" office:value-type="percentage" office:value="0.003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);[.$B$14]))" office:value-type="percentage" office:value="0.426477260057268" calcext:value-type="percentage">
            <text:p>42.6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2]);[.$B$14];INFO.OBBA.OBBA.OBMAKE(&quot;&quot;;&quot;double&quot;;[.E12]);INFO.OBBA.OBBA.OBMAKE(&quot;&quot;;&quot;double&quot;;1)))" office:value-type="percentage" office:value="0.00723818311326873" calcext:value-type="percentage">
            <text:p>0.72%</text:p>
          </table:table-cell>
          <table:table-cell table:formula="of:=([.G13]-2*[.G12]+[.G11])/([.E12]-[.E11])/([.E13]-[.E12])" office:value-type="float" office:value="35.5228519028049" calcext:value-type="float">
            <text:p>35.5228519028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underlying&quot;;&quot;double&quot;;[.C13])" office:value-type="string" office:string-value="sabr.underlying &#10;[7045]" calcext:value-type="string">
            <text:p>sabr.underlying </text:p>
            <text:p>[7045]</text:p>
          </table:table-cell>
          <table:table-cell table:style-name="ce26" office:value-type="percentage" office:value="0.01" calcext:value-type="percentage">
            <text:p>1.00%</text:p>
          </table:table-cell>
          <table:table-cell table:style-name="ce29"/>
          <table:table-cell table:style-name="ce31" table:formula="of:=[.E12]+0.0005" office:value-type="percentage" office:value="0.0035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);[.$B$14]))" office:value-type="percentage" office:value="0.400903524409934" calcext:value-type="percentage">
            <text:p>40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3]);[.$B$14];INFO.OBBA.OBBA.OBMAKE(&quot;&quot;;&quot;double&quot;;[.E13]);INFO.OBBA.OBBA.OBMAKE(&quot;&quot;;&quot;double&quot;;1)))" office:value-type="percentage" office:value="0.00679518477252891" calcext:value-type="percentage">
            <text:p>0.68%</text:p>
          </table:table-cell>
          <table:table-cell table:formula="of:=([.G14]-2*[.G13]+[.G12])/([.E13]-[.E12])/([.E14]-[.E13])" office:value-type="float" office:value="39.3054863802693" calcext:value-type="float">
            <text:p>39.3054863803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maturity&quot;;&quot;double&quot;;[.C14])" office:value-type="string" office:string-value="sabr.maturity &#10;[6383]" calcext:value-type="string">
            <text:p>sabr.maturity </text:p>
            <text:p>[6383]</text:p>
          </table:table-cell>
          <table:table-cell table:style-name="ce27" office:value-type="float" office:value="5" calcext:value-type="float">
            <text:p>5</text:p>
          </table:table-cell>
          <table:table-cell table:style-name="ce29"/>
          <table:table-cell table:style-name="ce31" table:formula="of:=[.E13]+0.0005" office:value-type="percentage" office:value="0.004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);[.$B$14]))" office:value-type="percentage" office:value="0.379678820332715" calcext:value-type="percentage">
            <text:p>37.9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4]);[.$B$14];INFO.OBBA.OBBA.OBMAKE(&quot;&quot;;&quot;double&quot;;[.E14]);INFO.OBBA.OBBA.OBMAKE(&quot;&quot;;&quot;double&quot;;1)))" office:value-type="percentage" office:value="0.00636201280338416" calcext:value-type="percentage">
            <text:p>0.64%</text:p>
          </table:table-cell>
          <table:table-cell table:formula="of:=([.G15]-2*[.G14]+[.G13])/([.E14]-[.E13])/([.E15]-[.E14])" office:value-type="float" office:value="43.182380243853" calcext:value-type="float">
            <text:p>43.182380243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4]+0.0005" office:value-type="percentage" office:value="0.0045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);[.$B$14]))" office:value-type="percentage" office:value="0.361644749426134" calcext:value-type="percentage">
            <text:p>36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5]);[.$B$14];INFO.OBBA.OBBA.OBMAKE(&quot;&quot;;&quot;double&quot;;[.E15]);INFO.OBBA.OBBA.OBMAKE(&quot;&quot;;&quot;double&quot;;1)))" office:value-type="percentage" office:value="0.00593963642930037" calcext:value-type="percentage">
            <text:p>0.59%</text:p>
          </table:table-cell>
          <table:table-cell table:formula="of:=([.G16]-2*[.G15]+[.G14])/([.E15]-[.E14])/([.E16]-[.E15])" office:value-type="float" office:value="47.0548867643923" calcext:value-type="float">
            <text:p>47.054886764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5]+0.0005" office:value-type="percentage" office:value="0.005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);[.$B$14]))" office:value-type="percentage" office:value="0.346042135152321" calcext:value-type="percentage">
            <text:p>34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6]);[.$B$14];INFO.OBBA.OBBA.OBMAKE(&quot;&quot;;&quot;double&quot;;[.E16]);INFO.OBBA.OBBA.OBMAKE(&quot;&quot;;&quot;double&quot;;1)))" office:value-type="percentage" office:value="0.00552902377690768" calcext:value-type="percentage">
            <text:p>0.55%</text:p>
          </table:table-cell>
          <table:table-cell table:formula="of:=([.G17]-2*[.G16]+[.G15])/([.E16]-[.E15])/([.E17]-[.E16])" office:value-type="float" office:value="50.840667452888" calcext:value-type="float">
            <text:p>50.840667452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6]+0.0005" office:value-type="percentage" office:value="0.0055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);[.$B$14]))" office:value-type="percentage" office:value="0.332347985120337" calcext:value-type="percentage">
            <text:p>33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7]);[.$B$14];INFO.OBBA.OBBA.OBMAKE(&quot;&quot;;&quot;double&quot;;[.E17]);INFO.OBBA.OBBA.OBMAKE(&quot;&quot;;&quot;double&quot;;1)))" office:value-type="percentage" office:value="0.00513112129137821" calcext:value-type="percentage">
            <text:p>0.51%</text:p>
          </table:table-cell>
          <table:table-cell table:formula="of:=([.G18]-2*[.G17]+[.G16])/([.E17]-[.E16])/([.E18]-[.E17])" office:value-type="float" office:value="54.4639039940474" calcext:value-type="float">
            <text:p>54.46390399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7]+0.0005" office:value-type="percentage" office:value="0.006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);[.$B$14]))" office:value-type="percentage" office:value="0.320187619411022" calcext:value-type="percentage">
            <text:p>32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8]);[.$B$14];INFO.OBBA.OBBA.OBMAKE(&quot;&quot;;&quot;double&quot;;[.E18]);INFO.OBBA.OBBA.OBMAKE(&quot;&quot;;&quot;double&quot;;1)))" office:value-type="percentage" office:value="0.00474683478184725" calcext:value-type="percentage">
            <text:p>0.47%</text:p>
          </table:table-cell>
          <table:table-cell table:formula="of:=([.G19]-2*[.G18]+[.G17])/([.E18]-[.E17])/([.E19]-[.E18])" office:value-type="float" office:value="57.8529769146262" calcext:value-type="float">
            <text:p>57.852976914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8]+0.0005" office:value-type="percentage" office:value="0.0065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);[.$B$14]))" office:value-type="percentage" office:value="0.30928399491801" calcext:value-type="percentage">
            <text:p>30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9]);[.$B$14];INFO.OBBA.OBBA.OBMAKE(&quot;&quot;;&quot;double&quot;;[.E19]);INFO.OBBA.OBBA.OBMAKE(&quot;&quot;;&quot;double&quot;;1)))" office:value-type="percentage" office:value="0.00437701151654495" calcext:value-type="percentage">
            <text:p>0.44%</text:p>
          </table:table-cell>
          <table:table-cell table:formula="of:=([.G20]-2*[.G19]+[.G18])/([.E19]-[.E18])/([.E20]-[.E19])" office:value-type="float" office:value="60.9407670470324" calcext:value-type="float">
            <text:p>60.94076704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9]+0.0005" office:value-type="percentage" office:value="0.007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);[.$B$14]))" office:value-type="percentage" office:value="0.299426858779337" calcext:value-type="percentage">
            <text:p>29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0]);[.$B$14];INFO.OBBA.OBBA.OBMAKE(&quot;&quot;;&quot;double&quot;;[.E20]);INFO.OBBA.OBBA.OBMAKE(&quot;&quot;;&quot;double&quot;;1)))" office:value-type="percentage" office:value="0.00402242344300441" calcext:value-type="percentage">
            <text:p>0.40%</text:p>
          </table:table-cell>
          <table:table-cell table:formula="of:=([.G21]-2*[.G20]+[.G19])/([.E20]-[.E19])/([.E21]-[.E20])" office:value-type="float" office:value="63.6659199380919" calcext:value-type="float">
            <text:p>63.665919938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0]+0.0005" office:value-type="percentage" office:value="0.0075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);[.$B$14]))" office:value-type="percentage" office:value="0.290453124065416" calcext:value-type="percentage">
            <text:p>29.0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1]);[.$B$14];INFO.OBBA.OBBA.OBMAKE(&quot;&quot;;&quot;double&quot;;[.E21]);INFO.OBBA.OBBA.OBMAKE(&quot;&quot;;&quot;double&quot;;1)))" office:value-type="percentage" office:value="0.00368375184944839" calcext:value-type="percentage">
            <text:p>0.37%</text:p>
          </table:table-cell>
          <table:table-cell table:formula="of:=([.G22]-2*[.G21]+[.G20])/([.E21]-[.E20])/([.E22]-[.E21])" office:value-type="float" office:value="65.974401612226" calcext:value-type="float">
            <text:p>65.974401612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1]+0.0005" office:value-type="percentage" office:value="0.008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);[.$B$14]))" office:value-type="percentage" office:value="0.282233916764999" calcext:value-type="percentage">
            <text:p>28.2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2]);[.$B$14];INFO.OBBA.OBBA.OBMAKE(&quot;&quot;;&quot;double&quot;;[.E22]);INFO.OBBA.OBBA.OBMAKE(&quot;&quot;;&quot;double&quot;;1)))" office:value-type="percentage" office:value="0.00336157385629542" calcext:value-type="percentage">
            <text:p>0.34%</text:p>
          </table:table-cell>
          <table:table-cell table:formula="of:=([.G23]-2*[.G22]+[.G21])/([.E22]-[.E21])/([.E23]-[.E22])" office:value-type="float" office:value="67.8210240109035" calcext:value-type="float">
            <text:p>67.821024010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2]+0.0005" office:value-type="percentage" office:value="0.0085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);[.$B$14]))" office:value-type="percentage" office:value="0.274665755388369" calcext:value-type="percentage">
            <text:p>27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3]);[.$B$14];INFO.OBBA.OBBA.OBMAKE(&quot;&quot;;&quot;double&quot;;[.E23]);INFO.OBBA.OBBA.OBMAKE(&quot;&quot;;&quot;double&quot;;1)))" office:value-type="percentage" office:value="0.00305635111914518" calcext:value-type="percentage">
            <text:p>0.31%</text:p>
          </table:table-cell>
          <table:table-cell table:formula="of:=([.G24]-2*[.G23]+[.G22])/([.E23]-[.E22])/([.E24]-[.E23])" office:value-type="float" office:value="69.1707610898927" calcext:value-type="float">
            <text:p>69.170761089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3]+0.0005" office:value-type="percentage" office:value="0.009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);[.$B$14]))" office:value-type="percentage" office:value="0.267664381812706" calcext:value-type="percentage">
            <text:p>26.7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4]);[.$B$14];INFO.OBBA.OBBA.OBMAKE(&quot;&quot;;&quot;double&quot;;[.E24]);INFO.OBBA.OBBA.OBMAKE(&quot;&quot;;&quot;double&quot;;1)))" office:value-type="percentage" office:value="0.00276842107226742" calcext:value-type="percentage">
            <text:p>0.28%</text:p>
          </table:table-cell>
          <table:table-cell table:formula="of:=([.G25]-2*[.G24]+[.G23])/([.E24]-[.E23])/([.E25]-[.E24])" office:value-type="float" office:value="69.9997464602511" calcext:value-type="float">
            <text:p>69.999746460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);[.$B$14]))" office:value-type="percentage" office:value="0.261160345092678" calcext:value-type="percentage">
            <text:p>26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5]);[.$B$14];INFO.OBBA.OBBA.OBMAKE(&quot;&quot;;&quot;double&quot;;[.E25]);INFO.OBBA.OBBA.OBMAKE(&quot;&quot;;&quot;double&quot;;1)))" office:value-type="percentage" office:value="0.00249799096200472" calcext:value-type="percentage">
            <text:p>0.25%</text:p>
          </table:table-cell>
          <table:table-cell table:formula="of:=([.G26]-2*[.G25]+[.G24])/([.E25]-[.E24])/([.E26]-[.E25])" office:value-type="float" office:value="70.2958863908044" calcext:value-type="float">
            <text:p>70.295886390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);[.$B$14]))" office:value-type="percentage" office:value="0.255095775148624" calcext:value-type="percentage">
            <text:p>25.5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6]);[.$B$14];INFO.OBBA.OBBA.OBMAKE(&quot;&quot;;&quot;double&quot;;[.E26]);INFO.OBBA.OBBA.OBMAKE(&quot;&quot;;&quot;double&quot;;1)))" office:value-type="percentage" office:value="0.00224513482333972" calcext:value-type="percentage">
            <text:p>0.22%</text:p>
          </table:table-cell>
          <table:table-cell table:formula="of:=([.G27]-2*[.G26]+[.G25])/([.E26]-[.E25])/([.E27]-[.E26])" office:value-type="float" office:value="70.0590542897502" calcext:value-type="float">
            <text:p>70.059054289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);[.$B$14]))" office:value-type="percentage" office:value="0.249421982975529" calcext:value-type="percentage">
            <text:p>24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7]);[.$B$14];INFO.OBBA.OBBA.OBMAKE(&quot;&quot;;&quot;double&quot;;[.E27]);INFO.OBBA.OBBA.OBMAKE(&quot;&quot;;&quot;double&quot;;1)))" office:value-type="percentage" office:value="0.00200979344824716" calcext:value-type="percentage">
            <text:p>0.20%</text:p>
          </table:table-cell>
          <table:table-cell table:formula="of:=([.G28]-2*[.G27]+[.G26])/([.E27]-[.E26])/([.E28]-[.E27])" office:value-type="float" office:value="69.3008601704571" calcext:value-type="float">
            <text:p>69.30086017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);[.$B$14]))" office:value-type="percentage" office:value="0.244097646834148" calcext:value-type="percentage">
            <text:p>24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8]);[.$B$14];INFO.OBBA.OBBA.OBMAKE(&quot;&quot;;&quot;double&quot;;[.E28]);INFO.OBBA.OBBA.OBMAKE(&quot;&quot;;&quot;double&quot;;1)))" office:value-type="percentage" office:value="0.00179177728819721" calcext:value-type="percentage">
            <text:p>0.18%</text:p>
          </table:table-cell>
          <table:table-cell table:formula="of:=([.G29]-2*[.G28]+[.G27])/([.E28]-[.E27])/([.E29]-[.E28])" office:value-type="float" office:value="68.0440127070679" calcext:value-type="float">
            <text:p>68.044012707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);[.$B$14]))" office:value-type="percentage" office:value="0.239087421536639" calcext:value-type="percentage">
            <text:p>23.9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9]);[.$B$14];INFO.OBBA.OBBA.OBMAKE(&quot;&quot;;&quot;double&quot;;[.E29]);INFO.OBBA.OBBA.OBMAKE(&quot;&quot;;&quot;double&quot;;1)))" office:value-type="percentage" office:value="0.00159077213132403" calcext:value-type="percentage">
            <text:p>0.16%</text:p>
          </table:table-cell>
          <table:table-cell table:formula="of:=([.G30]-2*[.G29]+[.G28])/([.E29]-[.E28])/([.E30]-[.E29])" office:value-type="float" office:value="66.3213123815401" calcext:value-type="float">
            <text:p>66.321312381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);[.$B$14]))" office:value-type="percentage" office:value="0.2343608582625" calcext:value-type="percentage">
            <text:p>23.4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0]);[.$B$14];INFO.OBBA.OBBA.OBMAKE(&quot;&quot;;&quot;double&quot;;[.E30]);INFO.OBBA.OBBA.OBMAKE(&quot;&quot;;&quot;double&quot;;1)))" office:value-type="percentage" office:value="0.00140634730254623" calcext:value-type="percentage">
            <text:p>0.14%</text:p>
          </table:table-cell>
          <table:table-cell table:formula="of:=([.G31]-2*[.G30]+[.G29])/([.E30]-[.E29])/([.E31]-[.E30])" office:value-type="float" office:value="64.1743314200425" calcext:value-type="float">
            <text:p>64.1743314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);[.$B$14]))" office:value-type="percentage" office:value="0.229891555684269" calcext:value-type="percentage">
            <text:p>22.9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1]);[.$B$14];INFO.OBBA.OBBA.OBMAKE(&quot;&quot;;&quot;double&quot;;[.E31]);INFO.OBBA.OBBA.OBMAKE(&quot;&quot;;&quot;double&quot;;1)))" office:value-type="percentage" office:value="0.00123796605662344" calcext:value-type="percentage">
            <text:p>0.12%</text:p>
          </table:table-cell>
          <table:table-cell table:formula="of:=([.G32]-2*[.G31]+[.G30])/([.E31]-[.E30])/([.E32]-[.E31])" office:value-type="float" office:value="61.651849183341" calcext:value-type="float">
            <text:p>61.65184918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);[.$B$14]))" office:value-type="percentage" office:value="0.225656485721176" calcext:value-type="percentage">
            <text:p>22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2]);[.$B$14];INFO.OBBA.OBBA.OBMAKE(&quot;&quot;;&quot;double&quot;;[.E32]);INFO.OBBA.OBBA.OBMAKE(&quot;&quot;;&quot;double&quot;;1)))" office:value-type="percentage" office:value="0.00108499777299649" calcext:value-type="percentage">
            <text:p>0.11%</text:p>
          </table:table-cell>
          <table:table-cell table:formula="of:=([.G33]-2*[.G32]+[.G31])/([.E32]-[.E31])/([.E33]-[.E32])" office:value-type="float" office:value="58.8081200134008" calcext:value-type="float">
            <text:p>58.808120013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);[.$B$14]))" office:value-type="percentage" office:value="0.221635452752047" calcext:value-type="percentage">
            <text:p>22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3]);[.$B$14];INFO.OBBA.OBBA.OBMAKE(&quot;&quot;;&quot;double&quot;;[.E33]);INFO.OBBA.OBBA.OBMAKE(&quot;&quot;;&quot;double&quot;;1)))" office:value-type="percentage" office:value="0.000946731519372892" calcext:value-type="percentage">
            <text:p>0.09%</text:p>
          </table:table-cell>
          <table:table-cell table:formula="of:=([.G34]-2*[.G33]+[.G32])/([.E33]-[.E32])/([.E34]-[.E33])" office:value-type="float" office:value="55.701054108813" calcext:value-type="float">
            <text:p>55.701054108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);[.$B$14]))" office:value-type="percentage" office:value="0.21781065597365" calcext:value-type="percentage">
            <text:p>21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4]);[.$B$14];INFO.OBBA.OBBA.OBMAKE(&quot;&quot;;&quot;double&quot;;[.E34]);INFO.OBBA.OBBA.OBMAKE(&quot;&quot;;&quot;double&quot;;1)))" office:value-type="percentage" office:value="0.000822390529276494" calcext:value-type="percentage">
            <text:p>0.08%</text:p>
          </table:table-cell>
          <table:table-cell table:formula="of:=([.G35]-2*[.G34]+[.G33])/([.E34]-[.E33])/([.E35]-[.E34])" office:value-type="float" office:value="52.3903909526428" calcext:value-type="float">
            <text:p>52.390390952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);[.$B$14]))" office:value-type="percentage" office:value="0.214166332301292" calcext:value-type="percentage">
            <text:p>21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5]);[.$B$14];INFO.OBBA.OBBA.OBMAKE(&quot;&quot;;&quot;double&quot;;[.E35]);INFO.OBBA.OBBA.OBMAKE(&quot;&quot;;&quot;double&quot;;1)))" office:value-type="percentage" office:value="0.000711147136918258" calcext:value-type="percentage">
            <text:p>0.07%</text:p>
          </table:table-cell>
          <table:table-cell table:formula="of:=([.G36]-2*[.G35]+[.G34])/([.E35]-[.E34])/([.E36]-[.E35])" office:value-type="float" office:value="48.9359395648825" calcext:value-type="float">
            <text:p>48.935939564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);[.$B$14]))" office:value-type="percentage" office:value="0.210688462761852" calcext:value-type="percentage">
            <text:p>21.0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6]);[.$B$14];INFO.OBBA.OBBA.OBMAKE(&quot;&quot;;&quot;double&quot;;[.E36]);INFO.OBBA.OBBA.OBMAKE(&quot;&quot;;&quot;double&quot;;1)))" office:value-type="percentage" office:value="0.000612137729451242" calcext:value-type="percentage">
            <text:p>0.06%</text:p>
          </table:table-cell>
          <table:table-cell table:formula="of:=([.G37]-2*[.G36]+[.G35])/([.E36]-[.E35])/([.E37]-[.E36])" office:value-type="float" office:value="45.3959510520004" calcext:value-type="float">
            <text:p>45.3959510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);[.$B$14]))" office:value-type="percentage" office:value="0.207364529380424" calcext:value-type="percentage">
            <text:p>20.7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7]);[.$B$14];INFO.OBBA.OBBA.OBMAKE(&quot;&quot;;&quot;double&quot;;[.E37]);INFO.OBBA.OBBA.OBMAKE(&quot;&quot;;&quot;double&quot;;1)))" office:value-type="percentage" office:value="0.000524477309747226" calcext:value-type="percentage">
            <text:p>0.05%</text:p>
          </table:table-cell>
          <table:table-cell table:formula="of:=([.G38]-2*[.G37]+[.G36])/([.E37]-[.E36])/([.E38]-[.E37])" office:value-type="float" office:value="41.8256773977087" calcext:value-type="float">
            <text:p>41.825677397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);[.$B$14]))" office:value-type="percentage" office:value="0.204183312551759" calcext:value-type="percentage">
            <text:p>20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8]);[.$B$14];INFO.OBBA.OBBA.OBMAKE(&quot;&quot;;&quot;double&quot;;[.E38]);INFO.OBBA.OBBA.OBMAKE(&quot;&quot;;&quot;double&quot;;1)))" office:value-type="percentage" office:value="0.000447273309392637" calcext:value-type="percentage">
            <text:p>0.04%</text:p>
          </table:table-cell>
          <table:table-cell table:formula="of:=([.G39]-2*[.G38]+[.G37])/([.E38]-[.E37])/([.E39]-[.E38])" office:value-type="float" office:value="38.2761571038067" calcext:value-type="float">
            <text:p>38.276157103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);[.$B$14]))" office:value-type="percentage" office:value="0.201134721118836" calcext:value-type="percentage">
            <text:p>20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9]);[.$B$14];INFO.OBBA.OBBA.OBMAKE(&quot;&quot;;&quot;double&quot;;[.E39]);INFO.OBBA.OBBA.OBMAKE(&quot;&quot;;&quot;double&quot;;1)))" office:value-type="percentage" office:value="0.000379638348314" calcext:value-type="percentage">
            <text:p>0.04%</text:p>
          </table:table-cell>
          <table:table-cell table:formula="of:=([.G40]-2*[.G39]+[.G38])/([.E39]-[.E38])/([.E40]-[.E39])" office:value-type="float" office:value="34.7932541023103" calcext:value-type="float">
            <text:p>34.793254102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);[.$B$14]))" office:value-type="percentage" office:value="0.198209649062784" calcext:value-type="percentage">
            <text:p>19.8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0]);[.$B$14];INFO.OBBA.OBBA.OBMAKE(&quot;&quot;;&quot;double&quot;;[.E40]);INFO.OBBA.OBBA.OBMAKE(&quot;&quot;;&quot;double&quot;;1)))" office:value-type="percentage" office:value="0.00032070170076094" calcext:value-type="percentage">
            <text:p>0.03%</text:p>
          </table:table-cell>
          <table:table-cell table:formula="of:=([.G41]-2*[.G40]+[.G39])/([.E40]-[.E39])/([.E41]-[.E40])" office:value-type="float" office:value="31.4169622199498" calcext:value-type="float">
            <text:p>31.416962219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);[.$B$14]))" office:value-type="percentage" office:value="0.195399853988239" calcext:value-type="percentage">
            <text:p>19.5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1]);[.$B$14];INFO.OBBA.OBBA.OBMAKE(&quot;&quot;;&quot;double&quot;;[.E41]);INFO.OBBA.OBBA.OBMAKE(&quot;&quot;;&quot;double&quot;;1)))" office:value-type="percentage" office:value="0.000269619293762868" calcext:value-type="percentage">
            <text:p>0.03%</text:p>
          </table:table-cell>
          <table:table-cell table:formula="of:=([.G42]-2*[.G41]+[.G40])/([.E41]-[.E40])/([.E42]-[.E41])" office:value-type="float" office:value="28.1809741991996" calcext:value-type="float">
            <text:p>28.180974199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);[.$B$14]))" office:value-type="percentage" office:value="0.192697853570811" calcext:value-type="percentage">
            <text:p>19.2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2]);[.$B$14];INFO.OBBA.OBBA.OBMAKE(&quot;&quot;;&quot;double&quot;;[.E42]);INFO.OBBA.OBBA.OBMAKE(&quot;&quot;;&quot;double&quot;;1)))" office:value-type="percentage" office:value="0.000225582130314596" calcext:value-type="percentage">
            <text:p>0.02%</text:p>
          </table:table-cell>
          <table:table-cell table:formula="of:=([.G43]-2*[.G42]+[.G41])/([.E42]-[.E41])/([.E43]-[.E42])" office:value-type="float" office:value="25.1125025284657" calcext:value-type="float">
            <text:p>25.112502528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);[.$B$14]))" office:value-type="percentage" office:value="0.190096836894037" calcext:value-type="percentage">
            <text:p>19.0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3]);[.$B$14];INFO.OBBA.OBBA.OBMAKE(&quot;&quot;;&quot;double&quot;;[.E43]);INFO.OBBA.OBBA.OBMAKE(&quot;&quot;;&quot;double&quot;;1)))" office:value-type="percentage" office:value="0.000187823092498441" calcext:value-type="percentage">
            <text:p>0.02%</text:p>
          </table:table-cell>
          <table:table-cell table:formula="of:=([.G44]-2*[.G43]+[.G42])/([.E43]-[.E42])/([.E44]-[.E43])" office:value-type="float" office:value="22.2323295918011" calcext:value-type="float">
            <text:p>22.232329591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);[.$B$14]))" office:value-type="percentage" office:value="0.187590588196601" calcext:value-type="percentage">
            <text:p>18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4]);[.$B$14];INFO.OBBA.OBBA.OBMAKE(&quot;&quot;;&quot;double&quot;;[.E44]);INFO.OBBA.OBBA.OBMAKE(&quot;&quot;;&quot;double&quot;;1)))" office:value-type="percentage" office:value="0.000155622137080235" calcext:value-type="percentage">
            <text:p>0.02%</text:p>
          </table:table-cell>
          <table:table-cell table:formula="of:=([.G45]-2*[.G44]+[.G43])/([.E44]-[.E43])/([.E45]-[.E44])" office:value-type="float" office:value="19.5550572382417" calcext:value-type="float">
            <text:p>19.555057238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);[.$B$14]))" office:value-type="percentage" office:value="0.185173421017" calcext:value-type="percentage">
            <text:p>18.5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5]);[.$B$14];INFO.OBBA.OBBA.OBMAKE(&quot;&quot;;&quot;double&quot;;[.E45]);INFO.OBBA.OBBA.OBMAKE(&quot;&quot;;&quot;double&quot;;1)))" office:value-type="percentage" office:value="0.00012830994597159" calcext:value-type="percentage">
            <text:p>0.01%</text:p>
          </table:table-cell>
          <table:table-cell table:formula="of:=([.G46]-2*[.G45]+[.G44])/([.E45]-[.E44])/([.E46]-[.E45])" office:value-type="float" office:value="17.0895208861867" calcext:value-type="float">
            <text:p>17.089520886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);[.$B$14]))" office:value-type="percentage" office:value="0.182840121091888" calcext:value-type="percentage">
            <text:p>18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6]);[.$B$14];INFO.OBBA.OBBA.OBMAKE(&quot;&quot;;&quot;double&quot;;[.E46]);INFO.OBBA.OBBA.OBMAKE(&quot;&quot;;&quot;double&quot;;1)))" office:value-type="percentage" office:value="0.000105270135084492" calcext:value-type="percentage">
            <text:p>0.01%</text:p>
          </table:table-cell>
          <table:table-cell table:formula="of:=([.G47]-2*[.G46]+[.G45])/([.E46]-[.E45])/([.E47]-[.E46])" office:value-type="float" office:value="14.8393307083882" calcext:value-type="float">
            <text:p>14.839330708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);[.$B$14]))" office:value-type="percentage" office:value="0.180585896658282" calcext:value-type="percentage">
            <text:p>18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7]);[.$B$14];INFO.OBBA.OBBA.OBMAKE(&quot;&quot;;&quot;double&quot;;[.E47]);INFO.OBBA.OBBA.OBMAKE(&quot;&quot;;&quot;double&quot;;1)))" office:value-type="percentage" office:value="0.0000859401568744907" calcext:value-type="percentage">
            <text:p>0.01%</text:p>
          </table:table-cell>
          <table:table-cell table:formula="of:=([.G48]-2*[.G47]+[.G46])/([.E47]-[.E46])/([.E48]-[.E47])" office:value-type="float" office:value="12.8035020704503" calcext:value-type="float">
            <text:p>12.80350207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);[.$B$14]))" office:value-type="percentage" office:value="0.178406335045379" calcext:value-type="percentage">
            <text:p>17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8]);[.$B$14];INFO.OBBA.OBBA.OBMAKE(&quot;&quot;;&quot;double&quot;;[.E48]);INFO.OBBA.OBBA.OBMAKE(&quot;&quot;;&quot;double&quot;;1)))" office:value-type="percentage" office:value="0.000069811054182102" calcext:value-type="percentage">
            <text:p>0.01%</text:p>
          </table:table-cell>
          <table:table-cell table:formula="of:=([.G49]-2*[.G48]+[.G47])/([.E48]-[.E47])/([.E49]-[.E48])" office:value-type="float" office:value="10.9771389455576" calcext:value-type="float">
            <text:p>10.977138945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);[.$B$14]))" office:value-type="percentage" office:value="0.17629736463162" calcext:value-type="percentage">
            <text:p>17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9]);[.$B$14];INFO.OBBA.OBBA.OBMAKE(&quot;&quot;;&quot;double&quot;;[.E49]);INFO.OBBA.OBBA.OBMAKE(&quot;&quot;;&quot;double&quot;;1)))" office:value-type="percentage" office:value="0.0000564262362261027" calcext:value-type="percentage">
            <text:p>0.01%</text:p>
          </table:table-cell>
          <table:table-cell table:formula="of:=([.G50]-2*[.G49]+[.G48])/([.E49]-[.E48])/([.E50]-[.E49])" office:value-type="float" office:value="9.35213712629736" calcext:value-type="float">
            <text:p>9.3521371263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4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);[.$B$14]))" office:value-type="percentage" office:value="0.174255221396555" calcext:value-type="percentage">
            <text:p>17.4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0]);[.$B$14];INFO.OBBA.OBBA.OBMAKE(&quot;&quot;;&quot;double&quot;;[.E50]);INFO.OBBA.OBBA.OBMAKE(&quot;&quot;;&quot;double&quot;;1)))" office:value-type="percentage" office:value="0.0000453794525516777" calcext:value-type="percentage">
            <text:p>0.00%</text:p>
          </table:table-cell>
          <table:table-cell table:formula="of:=([.G51]-2*[.G50]+[.G49])/([.E50]-[.E49])/([.E51]-[.E50])" office:value-type="float" office:value="7.91787829064395" calcext:value-type="float">
            <text:p>7.9178782906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);[.$B$14]))" office:value-type="percentage" office:value="0.172276419422444" calcext:value-type="percentage">
            <text:p>17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1]);[.$B$14];INFO.OBBA.OBBA.OBMAKE(&quot;&quot;;&quot;double&quot;;[.E51]);INFO.OBBA.OBBA.OBMAKE(&quot;&quot;;&quot;double&quot;;1)))" office:value-type="percentage" office:value="0.0000363121384499138" calcext:value-type="percentage">
            <text:p>0.00%</text:p>
          </table:table-cell>
          <table:table-cell table:formula="of:=([.G52]-2*[.G51]+[.G50])/([.E51]-[.E50])/([.E52]-[.E51])" office:value-type="float" office:value="6.66189095335355" calcext:value-type="float">
            <text:p>6.6618909534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);[.$B$14]))" office:value-type="percentage" office:value="0.170357724803256" calcext:value-type="percentage">
            <text:p>17.0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2]);[.$B$14];INFO.OBBA.OBBA.OBMAKE(&quot;&quot;;&quot;double&quot;;[.E52]);INFO.OBBA.OBBA.OBMAKE(&quot;&quot;;&quot;double&quot;;1)))" office:value-type="percentage" office:value="0.0000289102970864882" calcext:value-type="percentage">
            <text:p>0.00%</text:p>
          </table:table-cell>
          <table:table-cell table:formula="of:=([.G53]-2*[.G52]+[.G51])/([.E52]-[.E51])/([.E53]-[.E52])" office:value-type="float" office:value="5.57045964766088" calcext:value-type="float">
            <text:p>5.5704596477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);[.$B$14]))" office:value-type="percentage" office:value="0.168496132503177" calcext:value-type="percentage">
            <text:p>16.8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3]);[.$B$14];INFO.OBBA.OBBA.OBMAKE(&quot;&quot;;&quot;double&quot;;[.E53]);INFO.OBBA.OBBA.OBMAKE(&quot;&quot;;&quot;double&quot;;1)))" office:value-type="percentage" office:value="0.0000229010706349778" calcext:value-type="percentage">
            <text:p>0.00%</text:p>
          </table:table-cell>
          <table:table-cell table:formula="of:=([.G54]-2*[.G53]+[.G52])/([.E53]-[.E52])/([.E54]-[.E53])" office:value-type="float" office:value="4.62916900089511" calcext:value-type="float">
            <text:p>4.6291690009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);[.$B$14]))" office:value-type="percentage" office:value="0.166688845776597" calcext:value-type="percentage">
            <text:p>16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4]);[.$B$14];INFO.OBBA.OBBA.OBMAKE(&quot;&quot;;&quot;double&quot;;[.E54]);INFO.OBBA.OBBA.OBMAKE(&quot;&quot;;&quot;double&quot;;1)))" office:value-type="percentage" office:value="0.0000180491364336912" calcext:value-type="percentage">
            <text:p>0.00%</text:p>
          </table:table-cell>
          <table:table-cell table:formula="of:=([.G55]-2*[.G54]+[.G53])/([.E54]-[.E53])/([.E55]-[.E54])" office:value-type="float" office:value="3.82337440083256" calcext:value-type="float">
            <text:p>3.823374400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);[.$B$14]))" office:value-type="percentage" office:value="0.164933257819493" calcext:value-type="percentage">
            <text:p>16.4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5]);[.$B$14];INFO.OBBA.OBBA.OBMAKE(&quot;&quot;;&quot;double&quot;;[.E55]);INFO.OBBA.OBBA.OBMAKE(&quot;&quot;;&quot;double&quot;;1)))" office:value-type="percentage" office:value="0.0000141530458326128" calcext:value-type="percentage">
            <text:p>0.00%</text:p>
          </table:table-cell>
          <table:table-cell table:formula="of:=([.G56]-2*[.G55]+[.G54])/([.E55]-[.E54])/([.E56]-[.E55])" office:value-type="float" office:value="3.13859548355143" calcext:value-type="float">
            <text:p>3.1385954836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);[.$B$14]))" office:value-type="percentage" office:value="0.163226935370437" calcext:value-type="percentage">
            <text:p>16.3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6]);[.$B$14];INFO.OBBA.OBBA.OBMAKE(&quot;&quot;;&quot;double&quot;;[.E56]);INFO.OBBA.OBBA.OBMAKE(&quot;&quot;;&quot;double&quot;;1)))" office:value-type="percentage" office:value="0.0000110416041024222" calcext:value-type="percentage">
            <text:p>0.00%</text:p>
          </table:table-cell>
          <table:table-cell table:formula="of:=([.G57]-2*[.G56]+[.G55])/([.E56]-[.E55])/([.E57]-[.E56])" office:value-type="float" office:value="2.56083255863832" calcext:value-type="float">
            <text:p>2.5608325586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);[.$B$14]))" office:value-type="percentage" office:value="0.161567604019904" calcext:value-type="percentage">
            <text:p>16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7]);[.$B$14];INFO.OBBA.OBBA.OBMAKE(&quot;&quot;;&quot;double&quot;;[.E57]);INFO.OBBA.OBBA.OBMAKE(&quot;&quot;;&quot;double&quot;;1)))" office:value-type="percentage" office:value="0.00000857037051189121" calcext:value-type="percentage">
            <text:p>0.00%</text:p>
          </table:table-cell>
          <table:table-cell table:formula="of:=([.G58]-2*[.G57]+[.G56])/([.E57]-[.E56])/([.E58]-[.E57])" office:value-type="float" office:value="2.07680923880105" calcext:value-type="float">
            <text:p>2.076809238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);[.$B$14]))" office:value-type="percentage" office:value="0.159953135020468" calcext:value-type="percentage">
            <text:p>16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8]);[.$B$14];INFO.OBBA.OBBA.OBMAKE(&quot;&quot;;&quot;double&quot;;[.E58]);INFO.OBBA.OBBA.OBMAKE(&quot;&quot;;&quot;double&quot;;1)))" office:value-type="percentage" office:value="0.00000661833923106047" calcext:value-type="percentage">
            <text:p>0.00%</text:p>
          </table:table-cell>
          <table:table-cell table:formula="of:=([.G59]-2*[.G58]+[.G57])/([.E58]-[.E57])/([.E59]-[.E58])" office:value-type="float" office:value="1.67414693735525" calcext:value-type="float">
            <text:p>1.6741469374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);[.$B$14]))" office:value-type="percentage" office:value="0.158381533419162" calcext:value-type="percentage">
            <text:p>15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9]);[.$B$14];INFO.OBBA.OBBA.OBMAKE(&quot;&quot;;&quot;double&quot;;[.E59]);INFO.OBBA.OBBA.OBMAKE(&quot;&quot;;&quot;double&quot;;1)))" office:value-type="percentage" office:value="0.00000508484468456854" calcext:value-type="percentage">
            <text:p>0.00%</text:p>
          </table:table-cell>
          <table:table-cell table:formula="of:=([.G60]-2*[.G59]+[.G58])/([.E59]-[.E58])/([.E60]-[.E59])" office:value-type="float" office:value="1.34147855776878" calcext:value-type="float">
            <text:p>1.341478557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);[.$B$14]))" office:value-type="percentage" office:value="0.156850927357424" calcext:value-type="percentage">
            <text:p>15.6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0]);[.$B$14];INFO.OBBA.OBBA.OBMAKE(&quot;&quot;;&quot;double&quot;;[.E60]);INFO.OBBA.OBBA.OBMAKE(&quot;&quot;;&quot;double&quot;;1)))" office:value-type="percentage" office:value="0.00000388671977751881" calcext:value-type="percentage">
            <text:p>0.00%</text:p>
          </table:table-cell>
          <table:table-cell table:formula="of:=([.G61]-2*[.G60]+[.G59])/([.E60]-[.E59])/([.E61]-[.E60])" office:value-type="float" office:value="1.06850968948437" calcext:value-type="float">
            <text:p>1.0685096895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);[.$B$14]))" office:value-type="percentage" office:value="0.155359558404657" calcext:value-type="percentage">
            <text:p>15.5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1]);[.$B$14];INFO.OBBA.OBBA.OBMAKE(&quot;&quot;;&quot;double&quot;;[.E61]);INFO.OBBA.OBBA.OBMAKE(&quot;&quot;;&quot;double&quot;;1)))" office:value-type="percentage" office:value="0.00000295572229284016" calcext:value-type="percentage">
            <text:p>0.00%</text:p>
          </table:table-cell>
          <table:table-cell table:formula="of:=([.G62]-2*[.G61]+[.G60])/([.E61]-[.E60])/([.E62]-[.E61])" office:value-type="float" office:value="0.846036028104149" calcext:value-type="float">
            <text:p>0.8460360281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);[.$B$14]))" office:value-type="percentage" office:value="0.153905772808904" calcext:value-type="percentage">
            <text:p>15.3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2]);[.$B$14];INFO.OBBA.OBBA.OBMAKE(&quot;&quot;;&quot;double&quot;;[.E62]);INFO.OBBA.OBBA.OBMAKE(&quot;&quot;;&quot;double&quot;;1)))" office:value-type="percentage" office:value="0.00000223623381518756" calcext:value-type="percentage">
            <text:p>0.00%</text:p>
          </table:table-cell>
          <table:table-cell table:formula="of:=([.G63]-2*[.G62]+[.G61])/([.E62]-[.E61])/([.E63]-[.E62])" office:value-type="float" office:value="0.665925657791337" calcext:value-type="float">
            <text:p>0.665925657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);[.$B$14]))" office:value-type="percentage" office:value="0.152488013563088" calcext:value-type="percentage">
            <text:p>15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3]);[.$B$14];INFO.OBBA.OBBA.OBMAKE(&quot;&quot;;&quot;double&quot;;[.E63]);INFO.OBBA.OBBA.OBMAKE(&quot;&quot;;&quot;double&quot;;1)))" office:value-type="percentage" office:value="0.00000168322675198279" calcext:value-type="percentage">
            <text:p>0.00%</text:p>
          </table:table-cell>
          <table:table-cell table:formula="of:=([.G64]-2*[.G63]+[.G62])/([.E63]-[.E62])/([.E64]-[.E63])" office:value-type="float" office:value="0.521074379553192" calcext:value-type="float">
            <text:p>0.5210743796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);[.$B$14]))" office:value-type="percentage" office:value="0.151104813198074" calcext:value-type="percentage">
            <text:p>15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4]);[.$B$14];INFO.OBBA.OBBA.OBMAKE(&quot;&quot;;&quot;double&quot;;[.E64]);INFO.OBBA.OBBA.OBMAKE(&quot;&quot;;&quot;double&quot;;1)))" office:value-type="percentage" office:value="0.00000126048828366632" calcext:value-type="percentage">
            <text:p>0.00%</text:p>
          </table:table-cell>
          <table:table-cell table:formula="of:=([.G65]-2*[.G64]+[.G63])/([.E64]-[.E63])/([.E65]-[.E64])" office:value-type="float" office:value="0.405341541743197" calcext:value-type="float">
            <text:p>0.4053415417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);[.$B$14]))" office:value-type="percentage" office:value="0.149754787224805" calcext:value-type="percentage">
            <text:p>14.9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5]);[.$B$14];INFO.OBBA.OBBA.OBMAKE(&quot;&quot;;&quot;double&quot;;[.E65]);INFO.OBBA.OBBA.OBMAKE(&quot;&quot;;&quot;double&quot;;1)))" office:value-type="percentage" office:value="0.000000939085200785643" calcext:value-type="percentage">
            <text:p>0.00%</text:p>
          </table:table-cell>
          <table:table-cell table:formula="of:=([.G66]-2*[.G65]+[.G64])/([.E65]-[.E64])/([.E66]-[.E65])" office:value-type="float" office:value="0.313472930641775" calcext:value-type="float">
            <text:p>0.31347293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);[.$B$14]))" office:value-type="percentage" office:value="0.148436628157243" calcext:value-type="percentage">
            <text:p>14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6]);[.$B$14];INFO.OBBA.OBBA.OBMAKE(&quot;&quot;;&quot;double&quot;;[.E66]);INFO.OBBA.OBBA.OBMAKE(&quot;&quot;;&quot;double&quot;;1)))" office:value-type="percentage" office:value="0.000000696050350565414" calcext:value-type="percentage">
            <text:p>0.00%</text:p>
          </table:table-cell>
          <table:table-cell table:formula="of:=([.G67]-2*[.G66]+[.G65])/([.E66]-[.E65])/([.E67]-[.E66])" office:value-type="float" office:value="0.241016289350019" calcext:value-type="float">
            <text:p>0.241016289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);[.$B$14]))" office:value-type="percentage" office:value="0.147149100056022" calcext:value-type="percentage">
            <text:p>14.7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7]);[.$B$14];INFO.OBBA.OBBA.OBMAKE(&quot;&quot;;&quot;double&quot;;[.E67]);INFO.OBBA.OBBA.OBMAKE(&quot;&quot;;&quot;double&quot;;1)))" office:value-type="percentage" office:value="0.000000513269572682689" calcext:value-type="percentage">
            <text:p>0.00%</text:p>
          </table:table-cell>
          <table:table-cell table:formula="of:=([.G68]-2*[.G67]+[.G66])/([.E67]-[.E66])/([.E68]-[.E67])" office:value-type="float" office:value="0.184234027026389" calcext:value-type="float">
            <text:p>0.18423402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);[.$B$14]))" office:value-type="percentage" office:value="0.145891033539811" calcext:value-type="percentage">
            <text:p>14.5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8]);[.$B$14];INFO.OBBA.OBBA.OBMAKE(&quot;&quot;;&quot;double&quot;;[.E68]);INFO.OBBA.OBBA.OBMAKE(&quot;&quot;;&quot;double&quot;;1)))" office:value-type="percentage" office:value="0.000000376547301556562" calcext:value-type="percentage">
            <text:p>0.00%</text:p>
          </table:table-cell>
          <table:table-cell table:formula="of:=([.G69]-2*[.G68]+[.G67])/([.E68]-[.E67])/([.E69]-[.E68])" office:value-type="float" office:value="0.140016707569692" calcext:value-type="float">
            <text:p>0.140016707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);[.$B$14]))" office:value-type="percentage" office:value="0.144661321217531" calcext:value-type="percentage">
            <text:p>14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9]);[.$B$14];INFO.OBBA.OBBA.OBMAKE(&quot;&quot;;&quot;double&quot;;[.E69]);INFO.OBBA.OBBA.OBMAKE(&quot;&quot;;&quot;double&quot;;1)))" office:value-type="percentage" office:value="0.000000274829207322857" calcext:value-type="percentage">
            <text:p>0.00%</text:p>
          </table:table-cell>
          <table:table-cell table:formula="of:=([.G70]-2*[.G69]+[.G68])/([.E69]-[.E68])/([.E70]-[.E69])" office:value-type="float" office:value="0.105800011648061" calcext:value-type="float">
            <text:p>0.10580001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);[.$B$14]))" office:value-type="percentage" office:value="0.143458913499934" calcext:value-type="percentage">
            <text:p>14.3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0]);[.$B$14];INFO.OBBA.OBBA.OBMAKE(&quot;&quot;;&quot;double&quot;;[.E70]);INFO.OBBA.OBBA.OBMAKE(&quot;&quot;;&quot;double&quot;;1)))" office:value-type="percentage" office:value="0.000000199561116001168" calcext:value-type="percentage">
            <text:p>0.00%</text:p>
          </table:table-cell>
          <table:table-cell table:formula="of:=([.G71]-2*[.G70]+[.G69])/([.E70]-[.E69])/([.E71]-[.E70])" office:value-type="float" office:value="0.0794870700510054" calcext:value-type="float">
            <text:p>0.079487070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);[.$B$14]))" office:value-type="percentage" office:value="0.142282814753697" calcext:value-type="percentage">
            <text:p>14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1]);[.$B$14];INFO.OBBA.OBBA.OBMAKE(&quot;&quot;;&quot;double&quot;;[.E71]);INFO.OBBA.OBBA.OBMAKE(&quot;&quot;;&quot;double&quot;;1)))" office:value-type="percentage" office:value="0.000000144164792192231" calcext:value-type="percentage">
            <text:p>0.00%</text:p>
          </table:table-cell>
          <table:table-cell table:formula="of:=([.G72]-2*[.G71]+[.G70])/([.E71]-[.E70])/([.E72]-[.E71])" office:value-type="float" office:value="0.0593773865471566" calcext:value-type="float">
            <text:p>0.059377386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);[.$B$14]))" office:value-type="percentage" office:value="0.141132079765288" calcext:value-type="percentage">
            <text:p>14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2]);[.$B$14];INFO.OBBA.OBBA.OBMAKE(&quot;&quot;;&quot;double&quot;;[.E72]);INFO.OBBA.OBBA.OBMAKE(&quot;&quot;;&quot;double&quot;;1)))" office:value-type="percentage" office:value="0.000000103612815020082" calcext:value-type="percentage">
            <text:p>0.00%</text:p>
          </table:table-cell>
          <table:table-cell table:formula="of:=([.G73]-2*[.G72]+[.G71])/([.E72]-[.E71])/([.E73]-[.E72])" office:value-type="float" office:value="0.0441030073102805" calcext:value-type="float">
            <text:p>0.044103007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);[.$B$14]))" office:value-type="percentage" office:value="0.140005810485418" calcext:value-type="percentage">
            <text:p>14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3]);[.$B$14];INFO.OBBA.OBBA.OBMAKE(&quot;&quot;;&quot;double&quot;;[.E73]);INFO.OBBA.OBBA.OBMAKE(&quot;&quot;;&quot;double&quot;;1)))" office:value-type="percentage" office:value="0.0000000740865896755037" calcext:value-type="percentage">
            <text:p>0.00%</text:p>
          </table:table-cell>
          <table:table-cell table:formula="of:=([.G74]-2*[.G73]+[.G72])/([.E73]-[.E72])/([.E74]-[.E73])" office:value-type="float" office:value="0.0325721492038253" calcext:value-type="float">
            <text:p>0.032572149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);[.$B$14]))" office:value-type="percentage" office:value="0.138903153028032" calcext:value-type="percentage">
            <text:p>13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4]);[.$B$14];INFO.OBBA.OBBA.OBMAKE(&quot;&quot;;&quot;double&quot;;[.E74]);INFO.OBBA.OBBA.OBMAKE(&quot;&quot;;&quot;double&quot;;1)))" office:value-type="percentage" office:value="0.0000000527034016318817" calcext:value-type="percentage">
            <text:p>0.00%</text:p>
          </table:table-cell>
          <table:table-cell table:formula="of:=([.G75]-2*[.G74]+[.G73])/([.E74]-[.E73])/([.E75]-[.E74])" office:value-type="float" office:value="0.0239201609018014" calcext:value-type="float">
            <text:p>0.02392016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);[.$B$14]))" office:value-type="percentage" office:value="0.137823294900574" calcext:value-type="percentage">
            <text:p>13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5]);[.$B$14];INFO.OBBA.OBBA.OBMAKE(&quot;&quot;;&quot;double&quot;;[.E75]);INFO.OBBA.OBBA.OBMAKE(&quot;&quot;;&quot;double&quot;;1)))" office:value-type="percentage" office:value="0.00000003730025381371" calcext:value-type="percentage">
            <text:p>0.00%</text:p>
          </table:table-cell>
          <table:table-cell table:formula="of:=([.G76]-2*[.G75]+[.G74])/([.E75]-[.E74])/([.E76]-[.E75])" office:value-type="float" office:value="0.0174674485058376" calcext:value-type="float">
            <text:p>0.01746744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);[.$B$14]))" office:value-type="percentage" office:value="0.136765462444638" calcext:value-type="percentage">
            <text:p>13.6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6]);[.$B$14];INFO.OBBA.OBBA.OBMAKE(&quot;&quot;;&quot;double&quot;;[.E76]);INFO.OBBA.OBBA.OBMAKE(&quot;&quot;;&quot;double&quot;;1)))" office:value-type="percentage" office:value="0.0000000262639681219978" calcext:value-type="percentage">
            <text:p>0.00%</text:p>
          </table:table-cell>
          <table:table-cell table:formula="of:=([.G77]-2*[.G76]+[.G75])/([.E76]-[.E75])/([.E77]-[.E76])" office:value-type="float" office:value="0.0126838358622812" calcext:value-type="float">
            <text:p>0.01268383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);[.$B$14]))" office:value-type="percentage" office:value="0.135728918468336" calcext:value-type="percentage">
            <text:p>13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7]);[.$B$14];INFO.OBBA.OBBA.OBMAKE(&quot;&quot;;&quot;double&quot;;[.E77]);INFO.OBBA.OBBA.OBMAKE(&quot;&quot;;&quot;double&quot;;1)))" office:value-type="percentage" office:value="0.0000000183986413958559" calcext:value-type="percentage">
            <text:p>0.00%</text:p>
          </table:table-cell>
          <table:table-cell table:formula="of:=([.G78]-2*[.G77]+[.G76])/([.E77]-[.E76])/([.E78]-[.E77])" office:value-type="float" office:value="0.00915873391038609" calcext:value-type="float">
            <text:p>0.009158733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);[.$B$14]))" office:value-type="percentage" office:value="0.134712960053551" calcext:value-type="percentage">
            <text:p>13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8]);[.$B$14];INFO.OBBA.OBBA.OBMAKE(&quot;&quot;;&quot;double&quot;;[.E78]);INFO.OBBA.OBBA.OBMAKE(&quot;&quot;;&quot;double&quot;;1)))" office:value-type="percentage" office:value="0.0000000128229981473105" calcext:value-type="percentage">
            <text:p>0.00%</text:p>
          </table:table-cell>
          <table:table-cell table:formula="of:=([.G79]-2*[.G78]+[.G77])/([.E78]-[.E77])/([.E79]-[.E78])" office:value-type="float" office:value="0.00657645323809396" calcext:value-type="float">
            <text:p>0.006576453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);[.$B$14]))" office:value-type="percentage" office:value="0.133716916522963" calcext:value-type="percentage">
            <text:p>13.3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9]);[.$B$14];INFO.OBBA.OBBA.OBMAKE(&quot;&quot;;&quot;double&quot;;[.E79]);INFO.OBBA.OBBA.OBMAKE(&quot;&quot;;&quot;double&quot;;1)))" office:value-type="percentage" office:value="0.00000000889146820828855" calcext:value-type="percentage">
            <text:p>0.00%</text:p>
          </table:table-cell>
          <table:table-cell table:formula="of:=([.G80]-2*[.G79]+[.G78])/([.E79]-[.E78])/([.E80]-[.E79])" office:value-type="float" office:value="0.004695989710868" calcext:value-type="float">
            <text:p>0.004695989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);[.$B$14]))" office:value-type="percentage" office:value="0.132740147553212" calcext:value-type="percentage">
            <text:p>13.2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0]);[.$B$14];INFO.OBBA.OBBA.OBMAKE(&quot;&quot;;&quot;double&quot;;[.E80]);INFO.OBBA.OBBA.OBMAKE(&quot;&quot;;&quot;double&quot;;1)))" office:value-type="percentage" office:value="0.00000000613393569698362" calcext:value-type="percentage">
            <text:p>0.00%</text:p>
          </table:table-cell>
          <table:table-cell table:formula="of:=([.G81]-2*[.G80]+[.G79])/([.E80]-[.E79])/([.E81]-[.E80])" office:value-type="float" office:value="0.00333464144841586" calcext:value-type="float">
            <text:p>0.00333464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);[.$B$14]))" office:value-type="percentage" office:value="0.131782041421898" calcext:value-type="percentage">
            <text:p>1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1]);[.$B$14];INFO.OBBA.OBBA.OBMAKE(&quot;&quot;;&quot;double&quot;;[.E81]);INFO.OBBA.OBBA.OBMAKE(&quot;&quot;;&quot;double&quot;;1)))" office:value-type="percentage" office:value="0.00000000421006354778265" calcext:value-type="percentage">
            <text:p>0.00%</text:p>
          </table:table-cell>
          <table:table-cell table:formula="of:=([.G82]-2*[.G81]+[.G80])/([.E81]-[.E80])/([.E82]-[.E81])" office:value-type="float" office:value="0.00235486023725243" calcext:value-type="float">
            <text:p>0.002354860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);[.$B$14]))" office:value-type="percentage" office:value="0.130842013377306" calcext:value-type="percentage">
            <text:p>13.0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2]);[.$B$14];INFO.OBBA.OBBA.OBMAKE(&quot;&quot;;&quot;double&quot;;[.E82]);INFO.OBBA.OBBA.OBMAKE(&quot;&quot;;&quot;double&quot;;1)))" office:value-type="percentage" office:value="0.00000000287490645789479" calcext:value-type="percentage">
            <text:p>0.00%</text:p>
          </table:table-cell>
          <table:table-cell table:formula="of:=([.G83]-2*[.G82]+[.G81])/([.E82]-[.E81])/([.E83]-[.E82])" office:value-type="float" office:value="0.00165379759464741" calcext:value-type="float">
            <text:p>0.001653797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);[.$B$14]))" office:value-type="percentage" office:value="0.129919504120782" calcext:value-type="percentage">
            <text:p>12.9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3]);[.$B$14];INFO.OBBA.OBBA.OBMAKE(&quot;&quot;;&quot;double&quot;;[.E83]);INFO.OBBA.OBBA.OBMAKE(&quot;&quot;;&quot;double&quot;;1)))" office:value-type="percentage" office:value="0.00000000195319876666878" calcext:value-type="percentage">
            <text:p>0.00%</text:p>
          </table:table-cell>
          <table:table-cell table:formula="of:=([.G84]-2*[.G83]+[.G82])/([.E83]-[.E82])/([.E84]-[.E83])" office:value-type="float" office:value="0.00115506900844049" calcext:value-type="float">
            <text:p>0.0011550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);[.$B$14]))" office:value-type="percentage" office:value="0.12901397839265" calcext:value-type="percentage">
            <text:p>12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4]);[.$B$14];INFO.OBBA.OBBA.OBMAKE(&quot;&quot;;&quot;double&quot;;[.E84]);INFO.OBBA.OBBA.OBMAKE(&quot;&quot;;&quot;double&quot;;1)))" office:value-type="percentage" office:value="0.00000000132025832755289" calcext:value-type="percentage">
            <text:p>0.00%</text:p>
          </table:table-cell>
          <table:table-cell table:formula="of:=([.G85]-2*[.G84]+[.G83])/([.E84]-[.E83])/([.E85]-[.E84])" office:value-type="float" office:value="0.000802322306259226" calcext:value-type="float">
            <text:p>0.000802322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);[.$B$14]))" office:value-type="percentage" office:value="0.128124923653388" calcext:value-type="percentage">
            <text:p>12.8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5]);[.$B$14];INFO.OBBA.OBBA.OBMAKE(&quot;&quot;;&quot;double&quot;;[.E85]);INFO.OBBA.OBBA.OBMAKE(&quot;&quot;;&quot;double&quot;;1)))" office:value-type="percentage" office:value="0.000000000887898465001813" calcext:value-type="percentage">
            <text:p>0.00%</text:p>
          </table:table-cell>
          <table:table-cell table:formula="of:=([.G86]-2*[.G85]+[.G84])/([.E85]-[.E84])/([.E86]-[.E85])" office:value-type="float" office:value="0.000554258088092394" calcext:value-type="float">
            <text:p>0.000554258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);[.$B$14]))" office:value-type="percentage" office:value="0.127251848852545" calcext:value-type="percentage">
            <text:p>12.7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6]);[.$B$14];INFO.OBBA.OBBA.OBMAKE(&quot;&quot;;&quot;double&quot;;[.E86]);INFO.OBBA.OBBA.OBMAKE(&quot;&quot;;&quot;double&quot;;1)))" office:value-type="percentage" office:value="0.000000000594103124473832" calcext:value-type="percentage">
            <text:p>0.00%</text:p>
          </table:table-cell>
          <table:table-cell table:formula="of:=([.G87]-2*[.G86]+[.G85])/([.E86]-[.E85])/([.E87]-[.E86])" office:value-type="float" office:value="0.00038080641273641" calcext:value-type="float">
            <text:p>0.000380806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);[.$B$14]))" office:value-type="percentage" office:value="0.126394283278564" calcext:value-type="percentage">
            <text:p>12.6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7]);[.$B$14];INFO.OBBA.OBBA.OBMAKE(&quot;&quot;;&quot;double&quot;;[.E87]);INFO.OBBA.OBBA.OBMAKE(&quot;&quot;;&quot;double&quot;;1)))" office:value-type="percentage" office:value="0.000000000395509387129955" calcext:value-type="percentage">
            <text:p>0.00%</text:p>
          </table:table-cell>
          <table:table-cell table:formula="of:=([.G88]-2*[.G87]+[.G86])/([.E87]-[.E86])/([.E88]-[.E87])" office:value-type="float" office:value="0.000260214903624603" calcext:value-type="float">
            <text:p>0.000260214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);[.$B$14]))" office:value-type="percentage" office:value="0.12555177548327" calcext:value-type="percentage">
            <text:p>12.5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8]);[.$B$14];INFO.OBBA.OBBA.OBMAKE(&quot;&quot;;&quot;double&quot;;[.E88]);INFO.OBBA.OBBA.OBMAKE(&quot;&quot;;&quot;double&quot;;1)))" office:value-type="percentage" office:value="0.000000000261969375692228" calcext:value-type="percentage">
            <text:p>0.00%</text:p>
          </table:table-cell>
          <table:table-cell table:formula="of:=([.G89]-2*[.G88]+[.G87])/([.E88]-[.E87])/([.E89]-[.E88])" office:value-type="float" office:value="0.000176848888866488" calcext:value-type="float">
            <text:p>0.000176848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);[.$B$14]))" office:value-type="percentage" office:value="0.124723892275348" calcext:value-type="percentage">
            <text:p>12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9]);[.$B$14];INFO.OBBA.OBBA.OBMAKE(&quot;&quot;;&quot;double&quot;;[.E89]);INFO.OBBA.OBBA.OBMAKE(&quot;&quot;;&quot;double&quot;;1)))" office:value-type="percentage" office:value="0.000000000172641586471123" calcext:value-type="percentage">
            <text:p>0.00%</text:p>
          </table:table-cell>
          <table:table-cell table:formula="of:=([.G90]-2*[.G89]+[.G88])/([.E89]-[.E88])/([.E90]-[.E89])" office:value-type="float" office:value="0.000119542176824082" calcext:value-type="float">
            <text:p>0.000119542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);[.$B$14]))" office:value-type="percentage" office:value="0.123910217777626" calcext:value-type="percentage">
            <text:p>12.3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0]);[.$B$14];INFO.OBBA.OBBA.OBMAKE(&quot;&quot;;&quot;double&quot;;[.E90]);INFO.OBBA.OBBA.OBMAKE(&quot;&quot;;&quot;double&quot;;1)))" office:value-type="percentage" office:value="0.000000000113199341456038" calcext:value-type="percentage">
            <text:p>0.00%</text:p>
          </table:table-cell>
          <table:table-cell table:formula="of:=([.G91]-2*[.G90]+[.G89])/([.E90]-[.E89])/([.E91]-[.E90])" office:value-type="float" office:value="0.0000803702331353401" calcext:value-type="float">
            <text:p>8.03702331353401E-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);[.$B$14]))" office:value-type="percentage" office:value="0.123110352543406" calcext:value-type="percentage">
            <text:p>12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1]);[.$B$14];INFO.OBBA.OBBA.OBMAKE(&quot;&quot;;&quot;double&quot;;[.E91]);INFO.OBBA.OBBA.OBMAKE(&quot;&quot;;&quot;double&quot;;1)))" office:value-type="percentage" office:value="0.0000000000738496547247891" calcext:value-type="percentage">
            <text:p>0.00%</text:p>
          </table:table-cell>
          <table:table-cell table:formula="of:=([.G92]-2*[.G91]+[.G90])/([.E91]-[.E90])/([.E92]-[.E91])" office:value-type="float" office:value="0.0000537440503212143" calcext:value-type="float">
            <text:p>5.37440503212143E-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);[.$B$14]))" office:value-type="percentage" office:value="0.12232391272753" calcext:value-type="percentage">
            <text:p>12.2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2]);[.$B$14];INFO.OBBA.OBBA.OBMAKE(&quot;&quot;;&quot;double&quot;;[.E92]);INFO.OBBA.OBBA.OBMAKE(&quot;&quot;;&quot;double&quot;;1)))" office:value-type="percentage" office:value="0.0000000000479359805738433" calcext:value-type="percentage">
            <text:p>0.00%</text:p>
          </table:table-cell>
          <table:table-cell table:formula="of:=([.G93]-2*[.G92]+[.G91])/([.E92]-[.E91])/([.E93]-[.E92])" office:value-type="float" office:value="0.0000357464928768529" calcext:value-type="float">
            <text:p>3.57464928768529E-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);[.$B$14]))" office:value-type="percentage" office:value="0.121550529308184" calcext:value-type="percentage">
            <text:p>12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3]);[.$B$14];INFO.OBBA.OBBA.OBMAKE(&quot;&quot;;&quot;double&quot;;[.E93]);INFO.OBBA.OBBA.OBMAKE(&quot;&quot;;&quot;double&quot;;1)))" office:value-type="percentage" office:value="0.0000000000309589296421109" calcext:value-type="percentage">
            <text:p>0.00%</text:p>
          </table:table-cell>
          <table:table-cell table:formula="of:=([.G94]-2*[.G93]+[.G92])/([.E93]-[.E92])/([.E94]-[.E93])" office:value-type="float" office:value="0.0000236488240101815" calcext:value-type="float">
            <text:p>2.36488240101815E-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);[.$B$14]))" office:value-type="percentage" office:value="0.120789847355811" calcext:value-type="percentage">
            <text:p>12.0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4]);[.$B$14];INFO.OBBA.OBBA.OBMAKE(&quot;&quot;;&quot;double&quot;;[.E94]);INFO.OBBA.OBBA.OBMAKE(&quot;&quot;;&quot;double&quot;;1)))" office:value-type="percentage" office:value="0.0000000000198940847129237" calcext:value-type="percentage">
            <text:p>0.00%</text:p>
          </table:table-cell>
          <table:table-cell table:formula="of:=([.G95]-2*[.G94]+[.G93])/([.E94]-[.E93])/([.E95]-[.E94])" office:value-type="float" office:value="0.0000155620130115602" calcext:value-type="float">
            <text:p>0.00001556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);[.$B$14]))" office:value-type="percentage" office:value="0.120041525345782" calcext:value-type="percentage">
            <text:p>12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5]);[.$B$14];INFO.OBBA.OBBA.OBMAKE(&quot;&quot;;&quot;double&quot;;[.E95]);INFO.OBBA.OBBA.OBMAKE(&quot;&quot;;&quot;double&quot;;1)))" office:value-type="percentage" office:value="0.0000000000127197430366266" calcext:value-type="percentage">
            <text:p>0.00%</text:p>
          </table:table-cell>
          <table:table-cell table:formula="of:=([.G96]-2*[.G95]+[.G94])/([.E95]-[.E94])/([.E96]-[.E95])" office:value-type="float" office:value="0.0000101860841983385" calcext:value-type="float">
            <text:p>1.01860841983385E-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);[.$B$14]))" office:value-type="percentage" office:value="0.119305234511757" calcext:value-type="percentage">
            <text:p>11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6]);[.$B$14];INFO.OBBA.OBBA.OBMAKE(&quot;&quot;;&quot;double&quot;;[.E96]);INFO.OBBA.OBBA.OBMAKE(&quot;&quot;;&quot;double&quot;;1)))" office:value-type="percentage" office:value="0.00000000000809192240991409" calcext:value-type="percentage">
            <text:p>0.00%</text:p>
          </table:table-cell>
          <table:table-cell table:formula="of:=([.G97]-2*[.G96]+[.G95])/([.E96]-[.E95])/([.E97]-[.E96])" office:value-type="float" office:value="0.00000663192956107382" calcext:value-type="float">
            <text:p>6.63192956107382E-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455" calcext:value-type="percentage">
            <text:p>4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);[.$B$14]))" office:value-type="percentage" office:value="0.118580658236908" calcext:value-type="percentage">
            <text:p>11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7]);[.$B$14];INFO.OBBA.OBBA.OBMAKE(&quot;&quot;;&quot;double&quot;;[.E97]);INFO.OBBA.OBBA.OBMAKE(&quot;&quot;;&quot;double&quot;;1)))" office:value-type="percentage" office:value="0.00000000000512208417347004" calcext:value-type="percentage">
            <text:p>0.00%</text:p>
          </table:table-cell>
          <table:table-cell table:formula="of:=([.G98]-2*[.G97]+[.G96])/([.E97]-[.E96])/([.E98]-[.E97])" office:value-type="float" office:value="0.00000429506785692985" calcext:value-type="float">
            <text:p>4.29506785692985E-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46" calcext:value-type="percentage">
            <text:p>4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);[.$B$14]))" office:value-type="percentage" office:value="0.117867491480402" calcext:value-type="percentage">
            <text:p>11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8]);[.$B$14];INFO.OBBA.OBBA.OBMAKE(&quot;&quot;;&quot;double&quot;;[.E98]);INFO.OBBA.OBBA.OBMAKE(&quot;&quot;;&quot;double&quot;;1)))" office:value-type="percentage" office:value="0.00000000000322601290125846" calcext:value-type="percentage">
            <text:p>0.00%</text:p>
          </table:table-cell>
          <table:table-cell table:formula="of:=([.G99]-2*[.G98]+[.G97])/([.E98]-[.E97])/([.E99]-[.E98])" office:value-type="float" office:value="0.00000276696165979472" calcext:value-type="float">
            <text:p>0.00000276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465" calcext:value-type="percentage">
            <text:p>4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);[.$B$14]))" office:value-type="percentage" office:value="0.117165440236752" calcext:value-type="percentage">
            <text:p>11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9]);[.$B$14];INFO.OBBA.OBBA.OBMAKE(&quot;&quot;;&quot;double&quot;;[.E99]);INFO.OBBA.OBBA.OBMAKE(&quot;&quot;;&quot;double&quot;;1)))" office:value-type="percentage" office:value="0.00000000000202168204399556" calcext:value-type="percentage">
            <text:p>0.00%</text:p>
          </table:table-cell>
          <table:table-cell table:formula="of:=([.G100]-2*[.G99]+[.G98])/([.E99]-[.E98])/([.E100]-[.E99])" office:value-type="float" office:value="0.00000177312808880001" calcext:value-type="float">
            <text:p>1.77312808880001E-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47" calcext:value-type="percentage">
            <text:p>4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);[.$B$14]))" office:value-type="percentage" office:value="0.116474221025824" calcext:value-type="percentage">
            <text:p>11.6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0]);[.$B$14];INFO.OBBA.OBBA.OBMAKE(&quot;&quot;;&quot;double&quot;;[.E100]);INFO.OBBA.OBBA.OBMAKE(&quot;&quot;;&quot;double&quot;;1)))" office:value-type="percentage" office:value="0.00000000000126063320893266" calcext:value-type="percentage">
            <text:p>0.00%</text:p>
          </table:table-cell>
          <table:table-cell table:formula="of:=([.G101]-2*[.G100]+[.G99])/([.E100]-[.E99])/([.E101]-[.E100])" office:value-type="float" office:value="0.00000113031262127806" calcext:value-type="float">
            <text:p>1.13031262127806E-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475" calcext:value-type="percentage">
            <text:p>4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);[.$B$14]))" office:value-type="percentage" office:value="0.115793560411459" calcext:value-type="percentage">
            <text:p>11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1]);[.$B$14];INFO.OBBA.OBBA.OBMAKE(&quot;&quot;;&quot;double&quot;;[.E101]);INFO.OBBA.OBBA.OBMAKE(&quot;&quot;;&quot;double&quot;;1)))" office:value-type="percentage" office:value="0.000000000000782162529189279" calcext:value-type="percentage">
            <text:p>0.00%</text:p>
          </table:table-cell>
          <table:table-cell table:formula="of:=([.G102]-2*[.G101]+[.G100])/([.E101]-[.E100])/([.E102]-[.E101])" office:value-type="float" office:value="0.000000716766646036147" calcext:value-type="float">
            <text:p>7.16766646036147E-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48" calcext:value-type="percentage">
            <text:p>4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);[.$B$14]))" office:value-type="percentage" office:value="0.115123194546826" calcext:value-type="percentage">
            <text:p>11.5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2]);[.$B$14];INFO.OBBA.OBBA.OBMAKE(&quot;&quot;;&quot;double&quot;;[.E102]);INFO.OBBA.OBBA.OBMAKE(&quot;&quot;;&quot;double&quot;;1)))" office:value-type="percentage" office:value="0.000000000000482883510954935" calcext:value-type="percentage">
            <text:p>0.00%</text:p>
          </table:table-cell>
          <table:table-cell table:formula="of:=([.G103]-2*[.G102]+[.G101])/([.E102]-[.E101])/([.E103]-[.E102])" office:value-type="float" office:value="0.000000452122006500133" calcext:value-type="float">
            <text:p>4.52122006500133E-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485" calcext:value-type="percentage">
            <text:p>4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);[.$B$14]))" office:value-type="percentage" office:value="0.114462868744764" calcext:value-type="percentage">
            <text:p>11.4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3]);[.$B$14];INFO.OBBA.OBBA.OBMAKE(&quot;&quot;;&quot;double&quot;;[.E103]);INFO.OBBA.OBBA.OBMAKE(&quot;&quot;;&quot;double&quot;;1)))" office:value-type="percentage" office:value="0.000000000000296634994345624" calcext:value-type="percentage">
            <text:p>0.00%</text:p>
          </table:table-cell>
          <table:table-cell table:formula="of:=([.G104]-2*[.G103]+[.G102])/([.E103]-[.E102])/([.E104]-[.E103])" office:value-type="float" office:value="0.000000283738144091215" calcext:value-type="float">
            <text:p>2.83738144091215E-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49" calcext:value-type="percentage">
            <text:p>4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);[.$B$14]))" office:value-type="percentage" office:value="0.113812337071509" calcext:value-type="percentage">
            <text:p>11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4]);[.$B$14];INFO.OBBA.OBBA.OBMAKE(&quot;&quot;;&quot;double&quot;;[.E104]);INFO.OBBA.OBBA.OBMAKE(&quot;&quot;;&quot;double&quot;;1)))" office:value-type="percentage" office:value="0.000000000000181321013759117" calcext:value-type="percentage">
            <text:p>0.00%</text:p>
          </table:table-cell>
          <table:table-cell table:formula="of:=([.G105]-2*[.G104]+[.G103])/([.E104]-[.E103])/([.E105]-[.E104])" office:value-type="float" office:value="0.000000177111769694706" calcext:value-type="float">
            <text:p>1.77111769694706E-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495" calcext:value-type="percentage">
            <text:p>4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);[.$B$14]))" office:value-type="percentage" office:value="0.113171361962294" calcext:value-type="percentage">
            <text:p>11.3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5]);[.$B$14];INFO.OBBA.OBBA.OBMAKE(&quot;&quot;;&quot;double&quot;;[.E105]);INFO.OBBA.OBBA.OBMAKE(&quot;&quot;;&quot;double&quot;;1)))" office:value-type="percentage" office:value="0.000000000000110284975596286" calcext:value-type="percentage">
            <text:p>0.00%</text:p>
          </table:table-cell>
          <table:table-cell table:formula="of:=([.G106]-2*[.G105]+[.G104])/([.E105]-[.E104])/([.E106]-[.E105])" office:value-type="float" office:value="0.000000109986242335934" calcext:value-type="float">
            <text:p>0.000000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5" calcext:value-type="percentage">
            <text:p>5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);[.$B$14]))" office:value-type="percentage" office:value="0.112539713857459" calcext:value-type="percentage">
            <text:p>11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6]);[.$B$14];INFO.OBBA.OBBA.OBMAKE(&quot;&quot;;&quot;double&quot;;[.E106]);INFO.OBBA.OBBA.OBMAKE(&quot;&quot;;&quot;double&quot;;1)))" office:value-type="percentage" office:value="0.0000000000000667454980174396" calcext:value-type="percentage">
            <text:p>0.00%</text:p>
          </table:table-cell>
          <table:table-cell table:formula="of:=([.G107]-2*[.G106]+[.G105])/([.E106]-[.E105])/([.E107]-[.E106])" office:value-type="float" office:value="0.000000067960748140195" calcext:value-type="float">
            <text:p>0.00000006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505" calcext:value-type="percentage">
            <text:p>5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);[.$B$14]))" office:value-type="percentage" office:value="0.111917170857774" calcext:value-type="percentage">
            <text:p>11.1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7]);[.$B$14];INFO.OBBA.OBBA.OBMAKE(&quot;&quot;;&quot;double&quot;;[.E107]);INFO.OBBA.OBBA.OBMAKE(&quot;&quot;;&quot;double&quot;;1)))" office:value-type="percentage" office:value="0.0000000000000401962074736417" calcext:value-type="percentage">
            <text:p>0.00%</text:p>
          </table:table-cell>
          <table:table-cell table:formula="of:=([.G108]-2*[.G107]+[.G106])/([.E107]-[.E106])/([.E108]-[.E107])" office:value-type="float" office:value="0.00000004176081702667" calcext:value-type="float">
            <text:p>4.176081702667E-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51" calcext:value-type="percentage">
            <text:p>5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);[.$B$14]))" office:value-type="percentage" office:value="0.111303518397789" calcext:value-type="percentage">
            <text:p>1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8]);[.$B$14];INFO.OBBA.OBBA.OBMAKE(&quot;&quot;;&quot;double&quot;;[.E108]);INFO.OBBA.OBBA.OBMAKE(&quot;&quot;;&quot;double&quot;;1)))" office:value-type="percentage" office:value="0.0000000000000240871211865112" calcext:value-type="percentage">
            <text:p>0.00%</text:p>
          </table:table-cell>
          <table:table-cell table:formula="of:=([.G109]-2*[.G108]+[.G107])/([.E108]-[.E107])/([.E109]-[.E108])" office:value-type="float" office:value="0.0000000255422349937364" calcext:value-type="float">
            <text:p>2.55422349937364E-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515" calcext:value-type="percentage">
            <text:p>5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);[.$B$14]))" office:value-type="percentage" office:value="0.110698548936103" calcext:value-type="percentage">
            <text:p>11.0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9]);[.$B$14];INFO.OBBA.OBBA.OBMAKE(&quot;&quot;;&quot;double&quot;;[.E109]);INFO.OBBA.OBBA.OBMAKE(&quot;&quot;;&quot;double&quot;;1)))" office:value-type="percentage" office:value="0.0000000000000143635936478148" calcext:value-type="percentage">
            <text:p>0.00%</text:p>
          </table:table-cell>
          <table:table-cell table:formula="of:=([.G110]-2*[.G109]+[.G108])/([.E109]-[.E108])/([.E110]-[.E109])" office:value-type="float" office:value="0.0000000155275792224069" calcext:value-type="float">
            <text:p>1.55275792224069E-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52" calcext:value-type="percentage">
            <text:p>5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);[.$B$14]))" office:value-type="percentage" office:value="0.110102061661525" calcext:value-type="percentage">
            <text:p>11.01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0]);[.$B$14];INFO.OBBA.OBBA.OBMAKE(&quot;&quot;;&quot;double&quot;;[.E110]);INFO.OBBA.OBBA.OBMAKE(&quot;&quot;;&quot;double&quot;;1)))" office:value-type="percentage" office:value="8.52196091472019E-015" calcext:value-type="percentage">
            <text:p>0.00%</text:p>
          </table:table-cell>
          <table:table-cell table:formula="of:=([.G111]-2*[.G110]+[.G109])/([.E110]-[.E109])/([.E111]-[.E110])" office:value-type="float" office:value="0.00000000940703070995188" calcext:value-type="float">
            <text:p>9.40703070995188E-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525" calcext:value-type="percentage">
            <text:p>5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);[.$B$14]))" office:value-type="percentage" office:value="0.109513862214162" calcext:value-type="percentage">
            <text:p>10.95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1]);[.$B$14];INFO.OBBA.OBBA.OBMAKE(&quot;&quot;;&quot;double&quot;;[.E111]);INFO.OBBA.OBBA.OBMAKE(&quot;&quot;;&quot;double&quot;;1)))" office:value-type="percentage" office:value="5.03208585911353E-015" calcext:value-type="percentage">
            <text:p>0.00%</text:p>
          </table:table-cell>
          <table:table-cell table:formula="of:=([.G112]-2*[.G111]+[.G110])/([.E111]-[.E110])/([.E112]-[.E111])" office:value-type="float" office:value="0.00000000565392177520593" calcext:value-type="float">
            <text:p>5.65392177520593E-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53" calcext:value-type="percentage">
            <text:p>5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);[.$B$14]))" office:value-type="percentage" office:value="0.108933762420556" calcext:value-type="percentage">
            <text:p>10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2]);[.$B$14];INFO.OBBA.OBBA.OBMAKE(&quot;&quot;;&quot;double&quot;;[.E112]);INFO.OBBA.OBBA.OBMAKE(&quot;&quot;;&quot;double&quot;;1)))" office:value-type="percentage" office:value="2.95569124730833E-015" calcext:value-type="percentage">
            <text:p>0.00%</text:p>
          </table:table-cell>
          <table:table-cell table:formula="of:=([.G113]-2*[.G112]+[.G111])/([.E112]-[.E111])/([.E113]-[.E112])" office:value-type="float" office:value="0.00000000339528405390861" calcext:value-type="float">
            <text:p>3.39528405390861E-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535" calcext:value-type="percentage">
            <text:p>5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);[.$B$14]))" office:value-type="percentage" office:value="0.108361580042027" calcext:value-type="percentage">
            <text:p>10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3]);[.$B$14];INFO.OBBA.OBBA.OBMAKE(&quot;&quot;;&quot;double&quot;;[.E113]);INFO.OBBA.OBBA.OBMAKE(&quot;&quot;;&quot;double&quot;;1)))" office:value-type="percentage" office:value="1.72811764898029E-015" calcext:value-type="percentage">
            <text:p>0.00%</text:p>
          </table:table-cell>
          <table:table-cell table:formula="of:=([.G114]-2*[.G113]+[.G112])/([.E113]-[.E112])/([.E114]-[.E113])" office:value-type="float" office:value="0.00000000202526884152125" calcext:value-type="float">
            <text:p>0.00000000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54" calcext:value-type="percentage">
            <text:p>5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);[.$B$14]))" office:value-type="percentage" office:value="0.107797138535457" calcext:value-type="percentage">
            <text:p>10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4]);[.$B$14];INFO.OBBA.OBBA.OBMAKE(&quot;&quot;;&quot;double&quot;;[.E114]);INFO.OBBA.OBBA.OBMAKE(&quot;&quot;;&quot;double&quot;;1)))" office:value-type="percentage" office:value="1.00686126103256E-015" calcext:value-type="percentage">
            <text:p>0.00%</text:p>
          </table:table-cell>
          <table:table-cell table:formula="of:=([.G115]-2*[.G114]+[.G113])/([.E114]-[.E113])/([.E115]-[.E114])" office:value-type="float" office:value="0.0000000011873835248366" calcext:value-type="float">
            <text:p>1.1873835248366E-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545" calcext:value-type="percentage">
            <text:p>5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);[.$B$14]))" office:value-type="percentage" office:value="0.10724026682579" calcext:value-type="percentage">
            <text:p>10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5]);[.$B$14];INFO.OBBA.OBBA.OBMAKE(&quot;&quot;;&quot;double&quot;;[.E115]);INFO.OBBA.OBBA.OBMAKE(&quot;&quot;;&quot;double&quot;;1)))" office:value-type="percentage" office:value="5.82450754293973E-016" calcext:value-type="percentage">
            <text:p>0.00%</text:p>
          </table:table-cell>
          <table:table-cell table:formula="of:=([.G116]-2*[.G115]+[.G114])/([.E115]-[.E114])/([.E116]-[.E115])" office:value-type="float" office:value="0.000000000710098646550251" calcext:value-type="float">
            <text:p>7.10098646550251E-1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55" calcext:value-type="percentage">
            <text:p>5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);[.$B$14]))" office:value-type="percentage" office:value="0.106690799089568" calcext:value-type="percentage">
            <text:p>10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6]);[.$B$14];INFO.OBBA.OBBA.OBMAKE(&quot;&quot;;&quot;double&quot;;[.E116]);INFO.OBBA.OBBA.OBMAKE(&quot;&quot;;&quot;double&quot;;1)))" office:value-type="percentage" office:value="3.35564909192953E-016" calcext:value-type="percentage">
            <text:p>0.00%</text:p>
          </table:table-cell>
          <table:table-cell table:formula="of:=([.G117]-2*[.G116]+[.G115])/([.E116]-[.E115])/([.E117]-[.E116])" office:value-type="float" office:value="0.00000000000322469323970664" calcext:value-type="float">
            <text:p>3.22469323970664E-12</text:p>
          </table:table-cell>
          <table:table-cell table:number-columns-repeated="1016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ced 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'Displaced SABRModel'.E7:'Displaced SABRModel'.E116 'Displaced SABRModel'.H6:'Displaced SABRModel'.H6 'Displaced SABRModel'.H7:'Displaced SABRModel'.H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'Displaced SABRModel'.E7:'Displaced SABRModel'.E116 'Displaced SABRModel'.G6:'Displaced SABRModel'.G6 'Displaced SABRModel'.G7:'Displaced SABRModel'.G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'Displaced SABRModel'.E7:'Displaced SABRModel'.E116 'Displaced SABRModel'.F6:'Displaced SABRModel'.F6 'Displaced SABRModel'.F7:'Displaced SABRModel'.F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3" table:default-cell-style-name="ce18"/>
        <table:table-column table:style-name="co8" table:number-columns-repeated="4" table:default-cell-style-name="ce30"/>
        <table:table-column table:style-name="co8" table:number-columns-repeated="227" table:default-cell-style-name="ce18"/>
        <table:table-column table:style-name="co9" table:number-columns-repeated="789" table:default-cell-style-name="ce17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Displaced SABR Model (using 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 table:style-name="ce28"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Hagan log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 table:style-name="ce19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9"/>
          <table:table-cell table:style-name="ce31" table:formula="of:=-[.$C$15]+0.0005" office:value-type="percentage" office:value="-0.0095" calcext:value-type="percentage">
            <text:p>-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+[.$C$15]);[.$B$14]))" office:value-type="percentage" office:value="0.581431504493579" calcext:value-type="percentage">
            <text:p>58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]+[.$C$15]);[.$B$14];INFO.OBBA.OBBA.OBMAKE(&quot;&quot;;&quot;double&quot;;[.E7]+[.$C$15]);INFO.OBBA.OBBA.OBMAKE(&quot;&quot;;&quot;double&quot;;1)))" office:value-type="percentage" office:value="0.0195027383865432" calcext:value-type="percentage">
            <text:p>1.95%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29"/>
          <table:table-cell table:style-name="ce31" table:formula="of:=[.E7]+0.0005" office:value-type="percentage" office:value="-0.009" calcext:value-type="percentage">
            <text:p>-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+[.$C$15]);[.$B$14]))" office:value-type="percentage" office:value="0.534561098144917" calcext:value-type="percentage">
            <text:p>5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]+[.$C$15]);[.$B$14];INFO.OBBA.OBBA.OBMAKE(&quot;&quot;;&quot;double&quot;;[.E8]+[.$C$15]);INFO.OBBA.OBBA.OBMAKE(&quot;&quot;;&quot;double&quot;;1)))" office:value-type="percentage" office:value="0.0190105837922831" calcext:value-type="percentage">
            <text:p>1.90%</text:p>
          </table:table-cell>
          <table:table-cell table:formula="of:=([.G9]-2*[.G8]+[.G7])/([.E8]-[.E7])/([.E9]-[.E8])" office:value-type="float" office:value="21.5716181490716" calcext:value-type="float">
            <text:p>21.5716181491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alpha&quot;;&quot;double&quot;;[.C9])" office:value-type="string" office:string-value="d-sabr.alpha &#10;[5608]" calcext:value-type="string">
            <text:p>d-sabr.alpha </text:p>
            <text:p>[5608]</text:p>
          </table:table-cell>
          <table:table-cell table:style-name="ce26" office:value-type="percentage" office:value="0.4" calcext:value-type="percentage">
            <text:p>40.00%</text:p>
          </table:table-cell>
          <table:table-cell table:style-name="ce29"/>
          <table:table-cell table:style-name="ce31" table:formula="of:=[.E8]+0.0005" office:value-type="percentage" office:value="-0.0085" calcext:value-type="percentage">
            <text:p>-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+[.$C$15]);[.$B$14]))" office:value-type="percentage" office:value="0.506265858189219" calcext:value-type="percentage">
            <text:p>50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]+[.$C$15]);[.$B$14];INFO.OBBA.OBBA.OBMAKE(&quot;&quot;;&quot;double&quot;;[.E9]+[.$C$15]);INFO.OBBA.OBBA.OBMAKE(&quot;&quot;;&quot;double&quot;;1)))" office:value-type="percentage" office:value="0.0185238221025602" calcext:value-type="percentage">
            <text:p>1.85%</text:p>
          </table:table-cell>
          <table:table-cell table:formula="of:=([.G10]-2*[.G9]+[.G8])/([.E9]-[.E8])/([.E10]-[.E9])" office:value-type="float" office:value="22.7795411931186" calcext:value-type="float">
            <text:p>22.7795411931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beta&quot;;&quot;double&quot;;[.C10])" office:value-type="string" office:string-value="d-sabr.beta &#10;[5394]" calcext:value-type="string">
            <text:p>d-sabr.beta </text:p>
            <text:p>[5394]</text:p>
          </table:table-cell>
          <table:table-cell table:style-name="ce27" office:value-type="float" office:value="1" calcext:value-type="float">
            <text:p>1</text:p>
          </table:table-cell>
          <table:table-cell table:style-name="ce29"/>
          <table:table-cell table:style-name="ce31" table:formula="of:=[.E9]+0.0005" office:value-type="percentage" office:value="-0.008" calcext:value-type="percentage">
            <text:p>-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+[.$C$15]);[.$B$14]))" office:value-type="percentage" office:value="0.485746028839563" calcext:value-type="percentage">
            <text:p>48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]+[.$C$15]);[.$B$14];INFO.OBBA.OBBA.OBMAKE(&quot;&quot;;&quot;double&quot;;[.E10]+[.$C$15]);INFO.OBBA.OBBA.OBMAKE(&quot;&quot;;&quot;double&quot;;1)))" office:value-type="percentage" office:value="0.0180427552981356" calcext:value-type="percentage">
            <text:p>1.80%</text:p>
          </table:table-cell>
          <table:table-cell table:formula="of:=([.G11]-2*[.G10]+[.G9])/([.E10]-[.E9])/([.E11]-[.E10])" office:value-type="float" office:value="23.8546161447223" calcext:value-type="float">
            <text:p>23.8546161447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rho&quot;;&quot;double&quot;;[.C11])" office:value-type="string" office:string-value="d-sabr.rho &#10;[5395]" calcext:value-type="string">
            <text:p>d-sabr.rho </text:p>
            <text:p>[5395]</text:p>
          </table:table-cell>
          <table:table-cell table:style-name="ce27" office:value-type="float" office:value="-0.9" calcext:value-type="float">
            <text:p>-0.9</text:p>
          </table:table-cell>
          <table:table-cell table:style-name="ce29"/>
          <table:table-cell table:style-name="ce31" table:formula="of:=[.E10]+0.0005" office:value-type="percentage" office:value="-0.0075" calcext:value-type="percentage">
            <text:p>-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+[.$C$15]);[.$B$14]))" office:value-type="percentage" office:value="0.469553614632733" calcext:value-type="percentage">
            <text:p>46.9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]+[.$C$15]);[.$B$14];INFO.OBBA.OBBA.OBMAKE(&quot;&quot;;&quot;double&quot;;[.E11]+[.$C$15]);INFO.OBBA.OBBA.OBMAKE(&quot;&quot;;&quot;double&quot;;1)))" office:value-type="percentage" office:value="0.0175676521477472" calcext:value-type="percentage">
            <text:p>1.76%</text:p>
          </table:table-cell>
          <table:table-cell table:formula="of:=([.G12]-2*[.G11]+[.G10])/([.E11]-[.E10])/([.E12]-[.E11])" office:value-type="float" office:value="24.8076455195978" calcext:value-type="float">
            <text:p>24.8076455196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nu&quot;;&quot;double&quot;;[.C12])" office:value-type="string" office:string-value="d-sabr.nu &#10;[5396]" calcext:value-type="string">
            <text:p>d-sabr.nu </text:p>
            <text:p>[5396]</text:p>
          </table:table-cell>
          <table:table-cell table:style-name="ce26" office:value-type="percentage" office:value="0.2" calcext:value-type="percentage">
            <text:p>20.00%</text:p>
          </table:table-cell>
          <table:table-cell table:style-name="ce29"/>
          <table:table-cell table:style-name="ce31" table:formula="of:=[.E11]+0.0005" office:value-type="percentage" office:value="-0.007" calcext:value-type="percentage">
            <text:p>-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+[.$C$15]);[.$B$14]))" office:value-type="percentage" office:value="0.456132644304702" calcext:value-type="percentage">
            <text:p>45.6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2]+[.$C$15]);[.$B$14];INFO.OBBA.OBBA.OBMAKE(&quot;&quot;;&quot;double&quot;;[.E12]+[.$C$15]);INFO.OBBA.OBBA.OBMAKE(&quot;&quot;;&quot;double&quot;;1)))" office:value-type="percentage" office:value="0.0170987509087387" calcext:value-type="percentage">
            <text:p>1.71%</text:p>
          </table:table-cell>
          <table:table-cell table:formula="of:=([.G13]-2*[.G12]+[.G11])/([.E12]-[.E11])/([.E13]-[.E12])" office:value-type="float" office:value="25.6555134331149" calcext:value-type="float">
            <text:p>25.6555134331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underlying&quot;;&quot;double&quot;;[.C13])" office:value-type="string" office:string-value="d-sabr.underlying &#10;[5397]" calcext:value-type="string">
            <text:p>d-sabr.underlying </text:p>
            <text:p>[5397]</text:p>
          </table:table-cell>
          <table:table-cell table:style-name="ce26" office:value-type="percentage" office:value="0.01" calcext:value-type="percentage">
            <text:p>1.00%</text:p>
          </table:table-cell>
          <table:table-cell table:style-name="ce29"/>
          <table:table-cell table:style-name="ce31" table:formula="of:=[.E12]+0.0005" office:value-type="percentage" office:value="-0.0065" calcext:value-type="percentage">
            <text:p>-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+[.$C$15]);[.$B$14]))" office:value-type="percentage" office:value="0.444644478981822" calcext:value-type="percentage">
            <text:p>44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3]+[.$C$15]);[.$B$14];INFO.OBBA.OBBA.OBMAKE(&quot;&quot;;&quot;double&quot;;[.E13]+[.$C$15]);INFO.OBBA.OBBA.OBMAKE(&quot;&quot;;&quot;double&quot;;1)))" office:value-type="percentage" office:value="0.0166362635480884" calcext:value-type="percentage">
            <text:p>1.66%</text:p>
          </table:table-cell>
          <table:table-cell table:formula="of:=([.G14]-2*[.G13]+[.G12])/([.E13]-[.E12])/([.E14]-[.E13])" office:value-type="float" office:value="26.4119910022426" calcext:value-type="float">
            <text:p>26.4119910022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d-sabr.maturity&quot;;&quot;double&quot;;[.C14])" office:value-type="string" office:string-value="d-sabr.maturity &#10;[5392]" calcext:value-type="string">
            <text:p>d-sabr.maturity </text:p>
            <text:p>[5392]</text:p>
          </table:table-cell>
          <table:table-cell table:style-name="ce27" office:value-type="float" office:value="5" calcext:value-type="float">
            <text:p>5</text:p>
          </table:table-cell>
          <table:table-cell table:style-name="ce29"/>
          <table:table-cell table:style-name="ce31" table:formula="of:=[.E13]+0.0005" office:value-type="percentage" office:value="-0.006" calcext:value-type="percentage">
            <text:p>-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+[.$C$15]);[.$B$14]))" office:value-type="percentage" office:value="0.434584153060873" calcext:value-type="percentage">
            <text:p>4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4]+[.$C$15]);[.$B$14];INFO.OBBA.OBBA.OBMAKE(&quot;&quot;;&quot;double&quot;;[.E14]+[.$C$15]);INFO.OBBA.OBBA.OBMAKE(&quot;&quot;;&quot;double&quot;;1)))" office:value-type="percentage" office:value="0.0161803791851887" calcext:value-type="percentage">
            <text:p>1.62%</text:p>
          </table:table-cell>
          <table:table-cell table:formula="of:=([.G15]-2*[.G14]+[.G13])/([.E14]-[.E13])/([.E15]-[.E14])" office:value-type="float" office:value="27.0877085244286" calcext:value-type="float">
            <text:p>27.087708524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isplacement</text:p>
          </table:table-cell>
          <table:table-cell table:style-name="ce26" office:value-type="percentage" office:value="0.01" calcext:value-type="percentage">
            <text:p>1.00%</text:p>
          </table:table-cell>
          <table:table-cell table:style-name="ce29"/>
          <table:table-cell table:style-name="ce31" table:formula="of:=[.E14]+0.0005" office:value-type="percentage" office:value="-0.0055" calcext:value-type="percentage">
            <text:p>-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+[.$C$15]);[.$B$14]))" office:value-type="percentage" office:value="0.425623485357338" calcext:value-type="percentage">
            <text:p>42.5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5]+[.$C$15]);[.$B$14];INFO.OBBA.OBBA.OBMAKE(&quot;&quot;;&quot;double&quot;;[.E15]+[.$C$15]);INFO.OBBA.OBBA.OBMAKE(&quot;&quot;;&quot;double&quot;;1)))" office:value-type="percentage" office:value="0.0157312667494202" calcext:value-type="percentage">
            <text:p>1.57%</text:p>
          </table:table-cell>
          <table:table-cell table:formula="of:=([.G16]-2*[.G15]+[.G14])/([.E15]-[.E14])/([.E16]-[.E15])" office:value-type="float" office:value="27.6909286382743" calcext:value-type="float">
            <text:p>27.69092863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5]+0.0005" office:value-type="percentage" office:value="-0.005" calcext:value-type="percentage">
            <text:p>-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+[.$C$15]);[.$B$14]))" office:value-type="percentage" office:value="0.417536891483439" calcext:value-type="percentage">
            <text:p>41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6]+[.$C$15]);[.$B$14];INFO.OBBA.OBBA.OBMAKE(&quot;&quot;;&quot;double&quot;;[.E16]+[.$C$15]);INFO.OBBA.OBBA.OBMAKE(&quot;&quot;;&quot;double&quot;;1)))" office:value-type="percentage" office:value="0.0152890770458112" calcext:value-type="percentage">
            <text:p>1.53%</text:p>
          </table:table-cell>
          <table:table-cell table:formula="of:=([.G17]-2*[.G16]+[.G15])/([.E16]-[.E15])/([.E17]-[.E16])" office:value-type="float" office:value="28.22819830052" calcext:value-type="float">
            <text:p>28.22819830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6]+0.0005" office:value-type="percentage" office:value="-0.0045" calcext:value-type="percentage">
            <text:p>-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+[.$C$15]);[.$B$14]))" office:value-type="percentage" office:value="0.410162499487652" calcext:value-type="percentage">
            <text:p>41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7]+[.$C$15]);[.$B$14];INFO.OBBA.OBBA.OBMAKE(&quot;&quot;;&quot;double&quot;;[.E17]+[.$C$15]);INFO.OBBA.OBBA.OBMAKE(&quot;&quot;;&quot;double&quot;;1)))" office:value-type="percentage" office:value="0.0148539443917773" calcext:value-type="percentage">
            <text:p>1.49%</text:p>
          </table:table-cell>
          <table:table-cell table:formula="of:=([.G18]-2*[.G17]+[.G16])/([.E17]-[.E16])/([.E18]-[.E17])" office:value-type="float" office:value="28.7048157983014" calcext:value-type="float">
            <text:p>28.704815798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7]+0.0005" office:value-type="percentage" office:value="-0.004" calcext:value-type="percentage">
            <text:p>-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+[.$C$15]);[.$B$14]))" office:value-type="percentage" office:value="0.403380132624528" calcext:value-type="percentage">
            <text:p>40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8]+[.$C$15]);[.$B$14];INFO.OBBA.OBBA.OBMAKE(&quot;&quot;;&quot;double&quot;;[.E18]+[.$C$15]);INFO.OBBA.OBBA.OBMAKE(&quot;&quot;;&quot;double&quot;;1)))" office:value-type="percentage" office:value="0.014425987941693" calcext:value-type="percentage">
            <text:p>1.44%</text:p>
          </table:table-cell>
          <table:table-cell table:formula="of:=([.G19]-2*[.G18]+[.G17])/([.E18]-[.E17])/([.E19]-[.E18])" office:value-type="float" office:value="29.1251569713568" calcext:value-type="float">
            <text:p>29.125156971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8]+0.0005" office:value-type="percentage" office:value="-0.00349999999999999" calcext:value-type="percentage">
            <text:p>-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+[.$C$15]);[.$B$14]))" office:value-type="percentage" office:value="0.397098067697146" calcext:value-type="percentage">
            <text:p>39.7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9]+[.$C$15]);[.$B$14];INFO.OBBA.OBBA.OBMAKE(&quot;&quot;;&quot;double&quot;;[.E19]+[.$C$15]);INFO.OBBA.OBBA.OBMAKE(&quot;&quot;;&quot;double&quot;;1)))" office:value-type="percentage" office:value="0.0140053127808516" calcext:value-type="percentage">
            <text:p>1.40%</text:p>
          </table:table-cell>
          <table:table-cell table:formula="of:=([.G20]-2*[.G19]+[.G18])/([.E19]-[.E18])/([.E20]-[.E19])" office:value-type="float" office:value="29.4929046325276" calcext:value-type="float">
            <text:p>29.492904632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19]+0.0005" office:value-type="percentage" office:value="-0.003" calcext:value-type="percentage">
            <text:p>-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+[.$C$15]);[.$B$14]))" office:value-type="percentage" office:value="0.391244675459936" calcext:value-type="percentage">
            <text:p>39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0]+[.$C$15]);[.$B$14];INFO.OBBA.OBBA.OBMAKE(&quot;&quot;;&quot;double&quot;;[.E20]+[.$C$15]);INFO.OBBA.OBBA.OBMAKE(&quot;&quot;;&quot;double&quot;;1)))" office:value-type="percentage" office:value="0.0135920108461682" calcext:value-type="percentage">
            <text:p>1.36%</text:p>
          </table:table-cell>
          <table:table-cell table:formula="of:=([.G21]-2*[.G20]+[.G19])/([.E20]-[.E19])/([.E21]-[.E20])" office:value-type="float" office:value="29.8112124799549" calcext:value-type="float">
            <text:p>29.8112124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0]+0.0005" office:value-type="percentage" office:value="-0.00249999999999999" calcext:value-type="percentage">
            <text:p>-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+[.$C$15]);[.$B$14]))" office:value-type="percentage" office:value="0.385762928257494" calcext:value-type="percentage">
            <text:p>3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1]+[.$C$15]);[.$B$14];INFO.OBBA.OBBA.OBMAKE(&quot;&quot;;&quot;double&quot;;[.E21]+[.$C$15]);INFO.OBBA.OBBA.OBMAKE(&quot;&quot;;&quot;double&quot;;1)))" office:value-type="percentage" office:value="0.0131861617146049" calcext:value-type="percentage">
            <text:p>1.32%</text:p>
          </table:table-cell>
          <table:table-cell table:formula="of:=([.G22]-2*[.G21]+[.G20])/([.E21]-[.E20])/([.E22]-[.E21])" office:value-type="float" office:value="30.082824320557" calcext:value-type="float">
            <text:p>30.082824320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1]+0.0005" office:value-type="percentage" office:value="-0.002" calcext:value-type="percentage">
            <text:p>-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+[.$C$15]);[.$B$14]))" office:value-type="percentage" office:value="0.380606668760272" calcext:value-type="percentage">
            <text:p>38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2]+[.$C$15]);[.$B$14];INFO.OBBA.OBBA.OBMAKE(&quot;&quot;;&quot;double&quot;;[.E22]+[.$C$15]);INFO.OBBA.OBBA.OBMAKE(&quot;&quot;;&quot;double&quot;;1)))" office:value-type="percentage" office:value="0.0127878332891217" calcext:value-type="percentage">
            <text:p>1.28%</text:p>
          </table:table-cell>
          <table:table-cell table:formula="of:=([.G23]-2*[.G22]+[.G21])/([.E22]-[.E21])/([.E23]-[.E22])" office:value-type="float" office:value="30.3101623252636" calcext:value-type="float">
            <text:p>30.31016232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2]+0.0005" office:value-type="percentage" office:value="-0.0015" calcext:value-type="percentage">
            <text:p>-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+[.$C$15]);[.$B$14]))" office:value-type="percentage" office:value="0.375738001963013" calcext:value-type="percentage">
            <text:p>37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3]+[.$C$15]);[.$B$14];INFO.OBBA.OBBA.OBMAKE(&quot;&quot;;&quot;double&quot;;[.E23]+[.$C$15]);INFO.OBBA.OBBA.OBMAKE(&quot;&quot;;&quot;double&quot;;1)))" office:value-type="percentage" office:value="0.0123970824042198" calcext:value-type="percentage">
            <text:p>1.24%</text:p>
          </table:table-cell>
          <table:table-cell table:formula="of:=([.G24]-2*[.G23]+[.G22])/([.E23]-[.E22])/([.E24]-[.E23])" office:value-type="float" office:value="30.4953934412222" calcext:value-type="float">
            <text:p>30.495393441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3]+0.0005" office:value-type="percentage" office:value="-0.000999999999999995" calcext:value-type="percentage">
            <text:p>-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+[.$C$15]);[.$B$14]))" office:value-type="percentage" office:value="0.371125427071176" calcext:value-type="percentage">
            <text:p>37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4]+[.$C$15]);[.$B$14];INFO.OBBA.OBBA.OBMAKE(&quot;&quot;;&quot;double&quot;;[.E24]+[.$C$15]);INFO.OBBA.OBBA.OBMAKE(&quot;&quot;;&quot;double&quot;;1)))" office:value-type="percentage" office:value="0.0120139553676782" calcext:value-type="percentage">
            <text:p>1.20%</text:p>
          </table:table-cell>
          <table:table-cell table:formula="of:=([.G25]-2*[.G24]+[.G23])/([.E24]-[.E23])/([.E25]-[.E24])" office:value-type="float" office:value="30.6404801153137" calcext:value-type="float">
            <text:p>30.64048011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4]+0.0005" office:value-type="percentage" office:value="-0.000499999999999995" calcext:value-type="percentage">
            <text:p>-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+[.$C$15]);[.$B$14]))" office:value-type="percentage" office:value="0.366742470506145" calcext:value-type="percentage">
            <text:p>36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5]+[.$C$15]);[.$B$14];INFO.OBBA.OBBA.OBMAKE(&quot;&quot;;&quot;double&quot;;[.E25]+[.$C$15]);INFO.OBBA.OBBA.OBMAKE(&quot;&quot;;&quot;double&quot;;1)))" office:value-type="percentage" office:value="0.0116384884511655" calcext:value-type="percentage">
            <text:p>1.16%</text:p>
          </table:table-cell>
          <table:table-cell table:formula="of:=([.G26]-2*[.G25]+[.G24])/([.E25]-[.E24])/([.E26]-[.E25])" office:value-type="float" office:value="30.7472195585495" calcext:value-type="float">
            <text:p>30.747219558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5]+0.0005" office:value-type="percentage" office:value="5.20417042793042E-018" calcext:value-type="percentage">
            <text:p>0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+[.$C$15]);[.$B$14]))" office:value-type="percentage" office:value="0.362566666666667" calcext:value-type="percentage">
            <text:p>36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6]+[.$C$15]);[.$B$14];INFO.OBBA.OBBA.OBMAKE(&quot;&quot;;&quot;double&quot;;[.E26]+[.$C$15]);INFO.OBBA.OBBA.OBMAKE(&quot;&quot;;&quot;double&quot;;1)))" office:value-type="percentage" office:value="0.0112707083395424" calcext:value-type="percentage">
            <text:p>1.13%</text:p>
          </table:table-cell>
          <table:table-cell table:formula="of:=([.G27]-2*[.G26]+[.G25])/([.E26]-[.E25])/([.E27]-[.E26])" office:value-type="float" office:value="30.8172745005636" calcext:value-type="float">
            <text:p>30.817274500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6]+0.0005" office:value-type="percentage" office:value="0.00050000000000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+[.$C$15]);[.$B$14]))" office:value-type="percentage" office:value="0.3585787852456" calcext:value-type="percentage">
            <text:p>35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7]+[.$C$15]);[.$B$14];INFO.OBBA.OBBA.OBMAKE(&quot;&quot;;&quot;double&quot;;[.E27]+[.$C$15]);INFO.OBBA.OBBA.OBMAKE(&quot;&quot;;&quot;double&quot;;1)))" office:value-type="percentage" office:value="0.0109106325465444" calcext:value-type="percentage">
            <text:p>1.09%</text:p>
          </table:table-cell>
          <table:table-cell table:formula="of:=([.G28]-2*[.G27]+[.G26])/([.E27]-[.E26])/([.E28]-[.E27])" office:value-type="float" office:value="30.8521975355272" calcext:value-type="float">
            <text:p>30.852197535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7]+0.0005" office:value-type="percentage" office:value="0.00100000000000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+[.$C$15]);[.$B$14]))" office:value-type="percentage" office:value="0.354762236709987" calcext:value-type="percentage">
            <text:p>35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8]+[.$C$15]);[.$B$14];INFO.OBBA.OBBA.OBMAKE(&quot;&quot;;&quot;double&quot;;[.E28]+[.$C$15]);INFO.OBBA.OBBA.OBMAKE(&quot;&quot;;&quot;double&quot;;1)))" office:value-type="percentage" office:value="0.0105582698029303" calcext:value-type="percentage">
            <text:p>1.06%</text:p>
          </table:table-cell>
          <table:table-cell table:formula="of:=([.G29]-2*[.G28]+[.G27])/([.E28]-[.E27])/([.E29]-[.E28])" office:value-type="float" office:value="30.8534505647215" calcext:value-type="float">
            <text:p>30.853450564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8]+0.0005" office:value-type="percentage" office:value="0.00150000000000001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+[.$C$15]);[.$B$14]))" office:value-type="percentage" office:value="0.351102608733043" calcext:value-type="percentage">
            <text:p>35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9]+[.$C$15]);[.$B$14];INFO.OBBA.OBBA.OBMAKE(&quot;&quot;;&quot;double&quot;;[.E29]+[.$C$15]);INFO.OBBA.OBBA.OBMAKE(&quot;&quot;;&quot;double&quot;;1)))" office:value-type="percentage" office:value="0.0102136204219574" calcext:value-type="percentage">
            <text:p>1.02%</text:p>
          </table:table-cell>
          <table:table-cell table:formula="of:=([.G30]-2*[.G29]+[.G28])/([.E29]-[.E28])/([.E30]-[.E29])" office:value-type="float" office:value="30.8224204485091" calcext:value-type="float">
            <text:p>30.822420448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29]+0.0005" office:value-type="percentage" office:value="0.00200000000000001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+[.$C$15]);[.$B$14]))" office:value-type="percentage" office:value="0.34758730036212" calcext:value-type="percentage">
            <text:p>34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0]+[.$C$15]);[.$B$14];INFO.OBBA.OBBA.OBMAKE(&quot;&quot;;&quot;double&quot;;[.E30]+[.$C$15]);INFO.OBBA.OBBA.OBMAKE(&quot;&quot;;&quot;double&quot;;1)))" office:value-type="percentage" office:value="0.00987667664609666" calcext:value-type="percentage">
            <text:p>0.99%</text:p>
          </table:table-cell>
          <table:table-cell table:formula="of:=([.G31]-2*[.G30]+[.G29])/([.E30]-[.E29])/([.E31]-[.E30])" office:value-type="float" office:value="30.7604316858029" calcext:value-type="float">
            <text:p>30.760431685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0]+0.0005" office:value-type="percentage" office:value="0.00250000000000001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+[.$C$15]);[.$B$14]))" office:value-type="percentage" office:value="0.344205230149098" calcext:value-type="percentage">
            <text:p>34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1]+[.$C$15]);[.$B$14];INFO.OBBA.OBBA.OBMAKE(&quot;&quot;;&quot;double&quot;;[.E31]+[.$C$15]);INFO.OBBA.OBBA.OBMAKE(&quot;&quot;;&quot;double&quot;;1)))" office:value-type="percentage" office:value="0.00954742297815733" calcext:value-type="percentage">
            <text:p>0.95%</text:p>
          </table:table-cell>
          <table:table-cell table:formula="of:=([.G32]-2*[.G31]+[.G30])/([.E31]-[.E30])/([.E32]-[.E31])" office:value-type="float" office:value="30.6687567366432" calcext:value-type="float">
            <text:p>30.668756736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1]+0.0005" office:value-type="percentage" office:value="0.00300000000000001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+[.$C$15]);[.$B$14]))" office:value-type="percentage" office:value="0.340946600961384" calcext:value-type="percentage">
            <text:p>34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2]+[.$C$15]);[.$B$14];INFO.OBBA.OBBA.OBMAKE(&quot;&quot;;&quot;double&quot;;[.E32]+[.$C$15]);INFO.OBBA.OBBA.OBMAKE(&quot;&quot;;&quot;double&quot;;1)))" office:value-type="percentage" office:value="0.00922583649940217" calcext:value-type="percentage">
            <text:p>0.92%</text:p>
          </table:table-cell>
          <table:table-cell table:formula="of:=([.G33]-2*[.G32]+[.G31])/([.E32]-[.E31])/([.E33]-[.E32])" office:value-type="float" office:value="30.5486244601" calcext:value-type="float">
            <text:p>30.54862446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2]+0.0005" office:value-type="percentage" office:value="0.00350000000000001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+[.$C$15]);[.$B$14]))" office:value-type="percentage" office:value="0.337802708731928" calcext:value-type="percentage">
            <text:p>33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3]+[.$C$15]);[.$B$14];INFO.OBBA.OBBA.OBMAKE(&quot;&quot;;&quot;double&quot;;[.E33]+[.$C$15]);INFO.OBBA.OBBA.OBMAKE(&quot;&quot;;&quot;double&quot;;1)))" office:value-type="percentage" office:value="0.00891188717676203" calcext:value-type="percentage">
            <text:p>0.89%</text:p>
          </table:table-cell>
          <table:table-cell table:formula="of:=([.G34]-2*[.G33]+[.G32])/([.E33]-[.E32])/([.E34]-[.E33])" office:value-type="float" office:value="30.40122702537" calcext:value-type="float">
            <text:p>30.401227025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3]+0.0005" office:value-type="percentage" office:value="0.00400000000000001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+[.$C$15]);[.$B$14]))" office:value-type="percentage" office:value="0.334765785631632" calcext:value-type="percentage">
            <text:p>33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4]+[.$C$15]);[.$B$14];INFO.OBBA.OBBA.OBMAKE(&quot;&quot;;&quot;double&quot;;[.E34]+[.$C$15]);INFO.OBBA.OBBA.OBMAKE(&quot;&quot;;&quot;double&quot;;1)))" office:value-type="percentage" office:value="0.00860553816087823" calcext:value-type="percentage">
            <text:p>0.86%</text:p>
          </table:table-cell>
          <table:table-cell table:formula="of:=([.G35]-2*[.G34]+[.G33])/([.E34]-[.E33])/([.E35]-[.E34])" office:value-type="float" office:value="30.2277255766897" calcext:value-type="float">
            <text:p>30.227725576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4]+0.0005" office:value-type="percentage" office:value="0.00450000000000001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+[.$C$15]);[.$B$14]))" office:value-type="percentage" office:value="0.331828870471479" calcext:value-type="percentage">
            <text:p>3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5]+[.$C$15]);[.$B$14];INFO.OBBA.OBBA.OBMAKE(&quot;&quot;;&quot;double&quot;;[.E35]+[.$C$15]);INFO.OBBA.OBBA.OBMAKE(&quot;&quot;;&quot;double&quot;;1)))" office:value-type="percentage" office:value="0.0083067460763886" calcext:value-type="percentage">
            <text:p>0.83%</text:p>
          </table:table-cell>
          <table:table-cell table:formula="of:=([.G36]-2*[.G35]+[.G34])/([.E35]-[.E34])/([.E36]-[.E35])" office:value-type="float" office:value="30.0292548725059" calcext:value-type="float">
            <text:p>30.029254872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5]+0.0005" office:value-type="percentage" office:value="0.00500000000000001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+[.$C$15]);[.$B$14]))" office:value-type="percentage" office:value="0.328985700838257" calcext:value-type="percentage">
            <text:p>32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6]+[.$C$15]);[.$B$14];INFO.OBBA.OBBA.OBMAKE(&quot;&quot;;&quot;double&quot;;[.E36]+[.$C$15]);INFO.OBBA.OBBA.OBMAKE(&quot;&quot;;&quot;double&quot;;1)))" office:value-type="percentage" office:value="0.0080154613056171" calcext:value-type="percentage">
            <text:p>0.80%</text:p>
          </table:table-cell>
          <table:table-cell table:formula="of:=([.G37]-2*[.G36]+[.G35])/([.E36]-[.E35])/([.E37]-[.E36])" office:value-type="float" office:value="29.8069270718224" calcext:value-type="float">
            <text:p>29.806927071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6]+0.0005" office:value-type="percentage" office:value="0.00550000000000001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+[.$C$15]);[.$B$14]))" office:value-type="percentage" office:value="0.326230622721494" calcext:value-type="percentage">
            <text:p>32.6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7]+[.$C$15]);[.$B$14];INFO.OBBA.OBBA.OBMAKE(&quot;&quot;;&quot;double&quot;;[.E37]+[.$C$15]);INFO.OBBA.OBBA.OBMAKE(&quot;&quot;;&quot;double&quot;;1)))" office:value-type="percentage" office:value="0.00773162826661356" calcext:value-type="percentage">
            <text:p>0.77%</text:p>
          </table:table-cell>
          <table:table-cell table:formula="of:=([.G38]-2*[.G37]+[.G36])/([.E37]-[.E36])/([.E38]-[.E37])" office:value-type="float" office:value="29.5618348072554" calcext:value-type="float">
            <text:p>29.561834807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7]+0.0005" office:value-type="percentage" office:value="0.00600000000000001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+[.$C$15]);[.$B$14]))" office:value-type="percentage" office:value="0.323558514326125" calcext:value-type="percentage">
            <text:p>32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8]+[.$C$15]);[.$B$14];INFO.OBBA.OBBA.OBMAKE(&quot;&quot;;&quot;double&quot;;[.E38]+[.$C$15]);INFO.OBBA.OBBA.OBMAKE(&quot;&quot;;&quot;double&quot;;1)))" office:value-type="percentage" office:value="0.00745518568631183" calcext:value-type="percentage">
            <text:p>0.75%</text:p>
          </table:table-cell>
          <table:table-cell table:formula="of:=([.G39]-2*[.G38]+[.G37])/([.E38]-[.E37])/([.E39]-[.E38])" office:value-type="float" office:value="29.2950536564911" calcext:value-type="float">
            <text:p>29.295053656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8]+0.0005" office:value-type="percentage" office:value="0.00650000000000001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+[.$C$15]);[.$B$14]))" office:value-type="percentage" office:value="0.320964721472822" calcext:value-type="percentage">
            <text:p>32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9]+[.$C$15]);[.$B$14];INFO.OBBA.OBBA.OBMAKE(&quot;&quot;;&quot;double&quot;;[.E39]+[.$C$15]);INFO.OBBA.OBBA.OBMAKE(&quot;&quot;;&quot;double&quot;;1)))" office:value-type="percentage" office:value="0.00718606686942422" calcext:value-type="percentage">
            <text:p>0.72%</text:p>
          </table:table-cell>
          <table:table-cell table:formula="of:=([.G40]-2*[.G39]+[.G38])/([.E39]-[.E38])/([.E40]-[.E39])" office:value-type="float" office:value="29.0076441032475" calcext:value-type="float">
            <text:p>29.007644103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39]+0.0005" office:value-type="percentage" office:value="0.00700000000000001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+[.$C$15]);[.$B$14]))" office:value-type="percentage" office:value="0.318445002527324" calcext:value-type="percentage">
            <text:p>31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0]+[.$C$15]);[.$B$14];INFO.OBBA.OBBA.OBMAKE(&quot;&quot;;&quot;double&quot;;[.E40]+[.$C$15]);INFO.OBBA.OBBA.OBMAKE(&quot;&quot;;&quot;double&quot;;1)))" office:value-type="percentage" office:value="0.00692419996356243" calcext:value-type="percentage">
            <text:p>0.69%</text:p>
          </table:table-cell>
          <table:table-cell table:formula="of:=([.G41]-2*[.G40]+[.G39])/([.E40]-[.E39])/([.E41]-[.E40])" office:value-type="float" office:value="28.7006530630372" calcext:value-type="float">
            <text:p>28.70065306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0]+0.0005" office:value-type="percentage" office:value="0.00750000000000001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+[.$C$15]);[.$B$14]))" office:value-type="percentage" office:value="0.315995481215052" calcext:value-type="percentage">
            <text:p>31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1]+[.$C$15]);[.$B$14];INFO.OBBA.OBBA.OBMAKE(&quot;&quot;;&quot;double&quot;;[.E41]+[.$C$15]);INFO.OBBA.OBBA.OBMAKE(&quot;&quot;;&quot;double&quot;;1)))" office:value-type="percentage" office:value="0.00666950822096639" calcext:value-type="percentage">
            <text:p>0.67%</text:p>
          </table:table-cell>
          <table:table-cell table:formula="of:=([.G42]-2*[.G41]+[.G40])/([.E41]-[.E40])/([.E42]-[.E41])" office:value-type="float" office:value="28.3751150343091" calcext:value-type="float">
            <text:p>28.375115034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1]+0.0005" office:value-type="percentage" office:value="0.00800000000000001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+[.$C$15]);[.$B$14]))" office:value-type="percentage" office:value="0.313612605999255" calcext:value-type="percentage">
            <text:p>31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2]+[.$C$15]);[.$B$14];INFO.OBBA.OBBA.OBMAKE(&quot;&quot;;&quot;double&quot;;[.E42]+[.$C$15]);INFO.OBBA.OBBA.OBMAKE(&quot;&quot;;&quot;double&quot;;1)))" office:value-type="percentage" office:value="0.00642191025712893" calcext:value-type="percentage">
            <text:p>0.64%</text:p>
          </table:table-cell>
          <table:table-cell table:formula="of:=([.G43]-2*[.G42]+[.G41])/([.E42]-[.E41])/([.E43]-[.E42])" office:value-type="float" office:value="28.0320529277809" calcext:value-type="float">
            <text:p>28.032052927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2]+0.0005" office:value-type="percentage" office:value="0.00850000000000001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+[.$C$15]);[.$B$14]))" office:value-type="percentage" office:value="0.311293114952723" calcext:value-type="percentage">
            <text:p>3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3]+[.$C$15]);[.$B$14];INFO.OBBA.OBBA.OBMAKE(&quot;&quot;;&quot;double&quot;;[.E43]+[.$C$15]);INFO.OBBA.OBBA.OBMAKE(&quot;&quot;;&quot;double&quot;;1)))" office:value-type="percentage" office:value="0.00618132030652342" calcext:value-type="percentage">
            <text:p>0.62%</text:p>
          </table:table-cell>
          <table:table-cell table:formula="of:=([.G44]-2*[.G43]+[.G42])/([.E43]-[.E42])/([.E44]-[.E43])" office:value-type="float" office:value="27.6724786162814" calcext:value-type="float">
            <text:p>27.672478616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3]+0.0005" office:value-type="percentage" office:value="0.00900000000000001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+[.$C$15]);[.$B$14]))" office:value-type="percentage" office:value="0.309034005251459" calcext:value-type="percentage">
            <text:p>30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4]+[.$C$15]);[.$B$14];INFO.OBBA.OBBA.OBMAKE(&quot;&quot;;&quot;double&quot;;[.E44]+[.$C$15]);INFO.OBBA.OBBA.OBMAKE(&quot;&quot;;&quot;double&quot;;1)))" office:value-type="percentage" office:value="0.00594764847557198" calcext:value-type="percentage">
            <text:p>0.59%</text:p>
          </table:table-cell>
          <table:table-cell table:formula="of:=([.G45]-2*[.G44]+[.G43])/([.E44]-[.E43])/([.E45]-[.E44])" office:value-type="float" office:value="27.297393243312" calcext:value-type="float">
            <text:p>27.29739324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+[.$C$15]);[.$B$14]))" office:value-type="percentage" office:value="0.306832506576103" calcext:value-type="percentage">
            <text:p>30.6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5]+[.$C$15]);[.$B$14];INFO.OBBA.OBBA.OBMAKE(&quot;&quot;;&quot;double&quot;;[.E45]+[.$C$15]);INFO.OBBA.OBBA.OBMAKE(&quot;&quot;;&quot;double&quot;;1)))" office:value-type="percentage" office:value="0.00572080099293136" calcext:value-type="percentage">
            <text:p>0.57%</text:p>
          </table:table-cell>
          <table:table-cell table:formula="of:=([.G46]-2*[.G45]+[.G44])/([.E45]-[.E44])/([.E46]-[.E45])" office:value-type="float" office:value="26.9077873201572" calcext:value-type="float">
            <text:p>26.907787320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+[.$C$15]);[.$B$14]))" office:value-type="percentage" office:value="0.30468605783259" calcext:value-type="percentage">
            <text:p>30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6]+[.$C$15]);[.$B$14];INFO.OBBA.OBBA.OBMAKE(&quot;&quot;;&quot;double&quot;;[.E46]+[.$C$15]);INFO.OBBA.OBBA.OBMAKE(&quot;&quot;;&quot;double&quot;;1)))" office:value-type="percentage" office:value="0.00550068045712079" calcext:value-type="percentage">
            <text:p>0.55%</text:p>
          </table:table-cell>
          <table:table-cell table:formula="of:=([.G47]-2*[.G46]+[.G45])/([.E46]-[.E45])/([.E47]-[.E46])" office:value-type="float" office:value="26.5046406410478" calcext:value-type="float">
            <text:p>26.50464064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+[.$C$15]);[.$B$14]))" office:value-type="percentage" office:value="0.302592286704532" calcext:value-type="percentage">
            <text:p>30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7]+[.$C$15]);[.$B$14];INFO.OBBA.OBBA.OBMAKE(&quot;&quot;;&quot;double&quot;;[.E47]+[.$C$15]);INFO.OBBA.OBBA.OBMAKE(&quot;&quot;;&quot;double&quot;;1)))" office:value-type="percentage" office:value="0.00528718608147047" calcext:value-type="percentage">
            <text:p>0.53%</text:p>
          </table:table-cell>
          <table:table-cell table:formula="of:=([.G48]-2*[.G47]+[.G46])/([.E47]-[.E46])/([.E48]-[.E47])" office:value-type="float" office:value="26.0889220392025" calcext:value-type="float">
            <text:p>26.088922039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+[.$C$15]);[.$B$14]))" office:value-type="percentage" office:value="0.30054899163149" calcext:value-type="percentage">
            <text:p>30.0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8]+[.$C$15]);[.$B$14];INFO.OBBA.OBBA.OBMAKE(&quot;&quot;;&quot;double&quot;;[.E48]+[.$C$15]);INFO.OBBA.OBBA.OBMAKE(&quot;&quot;;&quot;double&quot;;1)))" office:value-type="percentage" office:value="0.00508021393632996" calcext:value-type="percentage">
            <text:p>0.51%</text:p>
          </table:table-cell>
          <table:table-cell table:formula="of:=([.G49]-2*[.G48]+[.G47])/([.E48]-[.E47])/([.E49]-[.E48])" office:value-type="float" office:value="25.6615890041265" calcext:value-type="float">
            <text:p>25.661589004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9"/>
          <table:table-cell table:style-name="ce31" table:formula="of:=[.E4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+[.$C$15]);[.$B$14]))" office:value-type="percentage" office:value="0.298554125873667" calcext:value-type="percentage">
            <text:p>29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9]+[.$C$15]);[.$B$14];INFO.OBBA.OBBA.OBMAKE(&quot;&quot;;&quot;double&quot;;[.E49]+[.$C$15]);INFO.OBBA.OBBA.OBMAKE(&quot;&quot;;&quot;double&quot;;1)))" office:value-type="percentage" office:value="0.00487965718844048" calcext:value-type="percentage">
            <text:p>0.49%</text:p>
          </table:table-cell>
          <table:table-cell table:formula="of:=([.G50]-2*[.G49]+[.G48])/([.E49]-[.E48])/([.E50]-[.E49])" office:value-type="float" office:value="25.2235871817836" calcext:value-type="float">
            <text:p>25.223587181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4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+[.$C$15]);[.$B$14]))" office:value-type="percentage" office:value="0.296605783377813" calcext:value-type="percentage">
            <text:p>29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0]+[.$C$15]);[.$B$14];INFO.OBBA.OBBA.OBMAKE(&quot;&quot;;&quot;double&quot;;[.E50]+[.$C$15]);INFO.OBBA.OBBA.OBMAKE(&quot;&quot;;&quot;double&quot;;1)))" office:value-type="percentage" office:value="0.00468540633734644" calcext:value-type="percentage">
            <text:p>0.47%</text:p>
          </table:table-cell>
          <table:table-cell table:formula="of:=([.G51]-2*[.G50]+[.G49])/([.E50]-[.E49])/([.E51]-[.E50])" office:value-type="float" office:value="24.7758497720698" calcext:value-type="float">
            <text:p>24.7758497721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+[.$C$15]);[.$B$14]))" office:value-type="percentage" office:value="0.294702186203678" calcext:value-type="percentage">
            <text:p>29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1]+[.$C$15]);[.$B$14];INFO.OBBA.OBBA.OBMAKE(&quot;&quot;;&quot;double&quot;;[.E51]+[.$C$15]);INFO.OBBA.OBBA.OBMAKE(&quot;&quot;;&quot;double&quot;;1)))" office:value-type="percentage" office:value="0.00449734944869542" calcext:value-type="percentage">
            <text:p>0.45%</text:p>
          </table:table-cell>
          <table:table-cell table:formula="of:=([.G52]-2*[.G51]+[.G50])/([.E51]-[.E50])/([.E52]-[.E51])" office:value-type="float" office:value="24.3192968400161" calcext:value-type="float">
            <text:p>24.31929684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+[.$C$15]);[.$B$14]))" office:value-type="percentage" office:value="0.292841673307151" calcext:value-type="percentage">
            <text:p>29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2]+[.$C$15]);[.$B$14];INFO.OBBA.OBBA.OBMAKE(&quot;&quot;;&quot;double&quot;;[.E52]+[.$C$15]);INFO.OBBA.OBBA.OBMAKE(&quot;&quot;;&quot;double&quot;;1)))" office:value-type="percentage" office:value="0.00431537238425441" calcext:value-type="percentage">
            <text:p>0.43%</text:p>
          </table:table-cell>
          <table:table-cell table:formula="of:=([.G53]-2*[.G52]+[.G51])/([.E52]-[.E51])/([.E53]-[.E52])" office:value-type="float" office:value="23.8548345560738" calcext:value-type="float">
            <text:p>23.8548345561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+[.$C$15]);[.$B$14]))" office:value-type="percentage" office:value="0.291022690506677" calcext:value-type="percentage">
            <text:p>29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3]+[.$C$15]);[.$B$14];INFO.OBBA.OBBA.OBMAKE(&quot;&quot;;&quot;double&quot;;[.E53]+[.$C$15]);INFO.OBBA.OBBA.OBMAKE(&quot;&quot;;&quot;double&quot;;1)))" office:value-type="percentage" office:value="0.00413935902845242" calcext:value-type="percentage">
            <text:p>0.41%</text:p>
          </table:table-cell>
          <table:table-cell table:formula="of:=([.G54]-2*[.G53]+[.G52])/([.E53]-[.E52])/([.E54]-[.E53])" office:value-type="float" office:value="23.3833543765126" calcext:value-type="float">
            <text:p>23.3833543765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+[.$C$15]);[.$B$14]))" office:value-type="percentage" office:value="0.289243781484956" calcext:value-type="percentage">
            <text:p>28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4]+[.$C$15]);[.$B$14];INFO.OBBA.OBBA.OBMAKE(&quot;&quot;;&quot;double&quot;;[.E54]+[.$C$15]);INFO.OBBA.OBBA.OBMAKE(&quot;&quot;;&quot;double&quot;;1)))" office:value-type="percentage" office:value="0.00396919151124455" calcext:value-type="percentage">
            <text:p>0.40%</text:p>
          </table:table-cell>
          <table:table-cell table:formula="of:=([.G55]-2*[.G54]+[.G53])/([.E54]-[.E53])/([.E55]-[.E54])" office:value-type="float" office:value="22.9057321788316" calcext:value-type="float">
            <text:p>22.905732178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+[.$C$15]);[.$B$14]))" office:value-type="percentage" office:value="0.287503579699148" calcext:value-type="percentage">
            <text:p>28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5]+[.$C$15]);[.$B$14];INFO.OBBA.OBBA.OBMAKE(&quot;&quot;;&quot;double&quot;;[.E55]+[.$C$15]);INFO.OBBA.OBBA.OBMAKE(&quot;&quot;;&quot;double&quot;;1)))" office:value-type="percentage" office:value="0.00380475042708139" calcext:value-type="percentage">
            <text:p>0.38%</text:p>
          </table:table-cell>
          <table:table-cell table:formula="of:=([.G56]-2*[.G55]+[.G54])/([.E55]-[.E54])/([.E56]-[.E55])" office:value-type="float" office:value="22.422827360806" calcext:value-type="float">
            <text:p>22.422827360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+[.$C$15]);[.$B$14]))" office:value-type="percentage" office:value="0.285800801090628" calcext:value-type="percentage">
            <text:p>2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6]+[.$C$15]);[.$B$14];INFO.OBBA.OBBA.OBMAKE(&quot;&quot;;&quot;double&quot;;[.E56]+[.$C$15]);INFO.OBBA.OBBA.OBMAKE(&quot;&quot;;&quot;double&quot;;1)))" office:value-type="percentage" office:value="0.00364591504975843" calcext:value-type="percentage">
            <text:p>0.36%</text:p>
          </table:table-cell>
          <table:table-cell table:formula="of:=([.G57]-2*[.G56]+[.G55])/([.E56]-[.E55])/([.E57]-[.E56])" office:value-type="float" office:value="21.9354819167815" calcext:value-type="float">
            <text:p>21.935481916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+[.$C$15]);[.$B$14]))" office:value-type="percentage" office:value="0.284134237500361" calcext:value-type="percentage">
            <text:p>28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7]+[.$C$15]);[.$B$14];INFO.OBBA.OBBA.OBMAKE(&quot;&quot;;&quot;double&quot;;[.E57]+[.$C$15]);INFO.OBBA.OBBA.OBMAKE(&quot;&quot;;&quot;double&quot;;1)))" office:value-type="percentage" office:value="0.00349256354291467" calcext:value-type="percentage">
            <text:p>0.35%</text:p>
          </table:table-cell>
          <table:table-cell table:formula="of:=([.G58]-2*[.G57]+[.G56])/([.E57]-[.E56])/([.E58]-[.E57])" office:value-type="float" office:value="21.444519499713" calcext:value-type="float">
            <text:p>21.4445194997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+[.$C$15]);[.$B$14]))" office:value-type="percentage" office:value="0.282502750708639" calcext:value-type="percentage">
            <text:p>28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8]+[.$C$15]);[.$B$14];INFO.OBBA.OBBA.OBMAKE(&quot;&quot;;&quot;double&quot;;[.E58]+[.$C$15]);INFO.OBBA.OBBA.OBMAKE(&quot;&quot;;&quot;double&quot;;1)))" office:value-type="percentage" office:value="0.00334457316594583" calcext:value-type="percentage">
            <text:p>0.33%</text:p>
          </table:table-cell>
          <table:table-cell table:formula="of:=([.G59]-2*[.G58]+[.G57])/([.E58]-[.E57])/([.E59]-[.E58])" office:value-type="float" office:value="20.9507444789321" calcext:value-type="float">
            <text:p>20.9507444789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+[.$C$15]);[.$B$14]))" office:value-type="percentage" office:value="0.28090526702875" calcext:value-type="percentage">
            <text:p>28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9]+[.$C$15]);[.$B$14];INFO.OBBA.OBBA.OBMAKE(&quot;&quot;;&quot;double&quot;;[.E59]+[.$C$15]);INFO.OBBA.OBBA.OBMAKE(&quot;&quot;;&quot;double&quot;;1)))" office:value-type="percentage" office:value="0.00320182047509673" calcext:value-type="percentage">
            <text:p>0.32%</text:p>
          </table:table-cell>
          <table:table-cell table:formula="of:=([.G60]-2*[.G59]+[.G58])/([.E59]-[.E58])/([.E60]-[.E59])" office:value-type="float" office:value="20.4549410034379" calcext:value-type="float">
            <text:p>20.4549410034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5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+[.$C$15]);[.$B$14]))" office:value-type="percentage" office:value="0.279340772393275" calcext:value-type="percentage">
            <text:p>27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0]+[.$C$15]);[.$B$14];INFO.OBBA.OBBA.OBMAKE(&quot;&quot;;&quot;double&quot;;[.E60]+[.$C$15]);INFO.OBBA.OBBA.OBMAKE(&quot;&quot;;&quot;double&quot;;1)))" office:value-type="percentage" office:value="0.00306418151949849" calcext:value-type="percentage">
            <text:p>0.31%</text:p>
          </table:table-cell>
          <table:table-cell table:formula="of:=([.G61]-2*[.G60]+[.G59])/([.E60]-[.E59])/([.E61]-[.E60])" office:value-type="float" office:value="19.9578720790211" calcext:value-type="float">
            <text:p>19.957872079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+[.$C$15]);[.$B$14]))" office:value-type="percentage" office:value="0.277808307879582" calcext:value-type="percentage">
            <text:p>27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1]+[.$C$15]);[.$B$14];INFO.OBBA.OBBA.OBMAKE(&quot;&quot;;&quot;double&quot;;[.E61]+[.$C$15]);INFO.OBBA.OBBA.OBMAKE(&quot;&quot;;&quot;double&quot;;1)))" office:value-type="percentage" office:value="0.00293153203192" calcext:value-type="percentage">
            <text:p>0.29%</text:p>
          </table:table-cell>
          <table:table-cell table:formula="of:=([.G62]-2*[.G61]+[.G60])/([.E61]-[.E60])/([.E62]-[.E61])" office:value-type="float" office:value="19.4602786672618" calcext:value-type="float">
            <text:p>19.4602786673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+[.$C$15]);[.$B$14]))" office:value-type="percentage" office:value="0.276306965627793" calcext:value-type="percentage">
            <text:p>27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2]+[.$C$15]);[.$B$14];INFO.OBBA.OBBA.OBMAKE(&quot;&quot;;&quot;double&quot;;[.E62]+[.$C$15]);INFO.OBBA.OBBA.OBMAKE(&quot;&quot;;&quot;double&quot;;1)))" office:value-type="percentage" office:value="0.00280374761400833" calcext:value-type="percentage">
            <text:p>0.28%</text:p>
          </table:table-cell>
          <table:table-cell table:formula="of:=([.G63]-2*[.G62]+[.G61])/([.E62]-[.E61])/([.E63]-[.E62])" office:value-type="float" office:value="18.9628788147058" calcext:value-type="float">
            <text:p>18.9628788147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+[.$C$15]);[.$B$14]))" office:value-type="percentage" office:value="0.274835885110276" calcext:value-type="percentage">
            <text:p>27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3]+[.$C$15]);[.$B$14];INFO.OBBA.OBBA.OBMAKE(&quot;&quot;;&quot;double&quot;;[.E63]+[.$C$15]);INFO.OBBA.OBBA.OBMAKE(&quot;&quot;;&quot;double&quot;;1)))" office:value-type="percentage" office:value="0.00268070391580034" calcext:value-type="percentage">
            <text:p>0.27%</text:p>
          </table:table-cell>
          <table:table-cell table:formula="of:=([.G64]-2*[.G63]+[.G62])/([.E63]-[.E62])/([.E64]-[.E63])" office:value-type="float" office:value="18.4663668192365" calcext:value-type="float">
            <text:p>18.4663668192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9"/>
          <table:table-cell table:style-name="ce31" table:formula="of:=[.E6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+[.$C$15]);[.$B$14]))" office:value-type="percentage" office:value="0.273394249716675" calcext:value-type="percentage">
            <text:p>27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4]+[.$C$15]);[.$B$14];INFO.OBBA.OBBA.OBMAKE(&quot;&quot;;&quot;double&quot;;[.E64]+[.$C$15]);INFO.OBBA.OBBA.OBMAKE(&quot;&quot;;&quot;double&quot;;1)))" office:value-type="percentage" office:value="0.00256227680929715" calcext:value-type="percentage">
            <text:p>0.26%</text:p>
          </table:table-cell>
          <table:table-cell table:formula="of:=([.G65]-2*[.G64]+[.G63])/([.E64]-[.E63])/([.E65]-[.E64])" office:value-type="float" office:value="17.9714124407816" calcext:value-type="float">
            <text:p>17.9714124408</text:p>
          </table:table-cell>
          <table:table-cell table:number-columns-repeated="227"/>
          <table:table-cell table:style-name="ce18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+[.$C$15]);[.$B$14]))" office:value-type="percentage" office:value="0.271981283622816" calcext:value-type="percentage">
            <text:p>27.2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5]+[.$C$15]);[.$B$14];INFO.OBBA.OBBA.OBMAKE(&quot;&quot;;&quot;double&quot;;[.E65]+[.$C$15]);INFO.OBBA.OBBA.OBMAKE(&quot;&quot;;&quot;double&quot;;1)))" office:value-type="percentage" office:value="0.00244834255590416" calcext:value-type="percentage">
            <text:p>0.24%</text:p>
          </table:table-cell>
          <table:table-cell table:formula="of:=([.G66]-2*[.G65]+[.G64])/([.E65]-[.E64])/([.E66]-[.E65])" office:value-type="float" office:value="17.4786601618744" calcext:value-type="float">
            <text:p>17.47866016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+[.$C$15]);[.$B$14]))" office:value-type="percentage" office:value="0.270596248915526" calcext:value-type="percentage">
            <text:p>27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6]+[.$C$15]);[.$B$14];INFO.OBBA.OBBA.OBMAKE(&quot;&quot;;&quot;double&quot;;[.E66]+[.$C$15]);INFO.OBBA.OBBA.OBMAKE(&quot;&quot;;&quot;double&quot;;1)))" office:value-type="percentage" office:value="0.00233877796755164" calcext:value-type="percentage">
            <text:p>0.23%</text:p>
          </table:table-cell>
          <table:table-cell table:formula="of:=([.G67]-2*[.G66]+[.G65])/([.E66]-[.E65])/([.E67]-[.E66])" office:value-type="float" office:value="16.9887285058553" calcext:value-type="float">
            <text:p>16.98872850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+[.$C$15]);[.$B$14]))" office:value-type="percentage" office:value="0.269238442948647" calcext:value-type="percentage">
            <text:p>26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7]+[.$C$15]);[.$B$14];INFO.OBBA.OBBA.OBMAKE(&quot;&quot;;&quot;double&quot;;[.E67]+[.$C$15]);INFO.OBBA.OBBA.OBMAKE(&quot;&quot;;&quot;double&quot;;1)))" office:value-type="percentage" office:value="0.00223346056132558" calcext:value-type="percentage">
            <text:p>0.22%</text:p>
          </table:table-cell>
          <table:table-cell table:formula="of:=([.G68]-2*[.G67]+[.G66])/([.E67]-[.E66])/([.E68]-[.E67])" office:value-type="float" office:value="16.5022094155836" calcext:value-type="float">
            <text:p>16.50220941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+[.$C$15]);[.$B$14]))" office:value-type="percentage" office:value="0.267907195908337" calcext:value-type="percentage">
            <text:p>26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8]+[.$C$15]);[.$B$14];INFO.OBBA.OBBA.OBMAKE(&quot;&quot;;&quot;double&quot;;[.E68]+[.$C$15]);INFO.OBBA.OBBA.OBMAKE(&quot;&quot;;&quot;double&quot;;1)))" office:value-type="percentage" office:value="0.00213226870745342" calcext:value-type="percentage">
            <text:p>0.21%</text:p>
          </table:table-cell>
          <table:table-cell table:formula="of:=([.G69]-2*[.G68]+[.G67])/([.E68]-[.E67])/([.E69]-[.E68])" office:value-type="float" office:value="16.0196676994469" calcext:value-type="float">
            <text:p>16.019667699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+[.$C$15]);[.$B$14]))" office:value-type="percentage" office:value="0.266601868568217" calcext:value-type="percentage">
            <text:p>26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9]+[.$C$15]);[.$B$14];INFO.OBBA.OBBA.OBMAKE(&quot;&quot;;&quot;double&quot;;[.E69]+[.$C$15]);INFO.OBBA.OBBA.OBMAKE(&quot;&quot;;&quot;double&quot;;1)))" office:value-type="percentage" office:value="0.00203508177050612" calcext:value-type="percentage">
            <text:p>0.20%</text:p>
          </table:table-cell>
          <table:table-cell table:formula="of:=([.G70]-2*[.G69]+[.G68])/([.E69]-[.E68])/([.E70]-[.E69])" office:value-type="float" office:value="15.5416405484555" calcext:value-type="float">
            <text:p>15.54164054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+[.$C$15]);[.$B$14]))" office:value-type="percentage" office:value="0.26532185021705" calcext:value-type="percentage">
            <text:p>26.5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0]+[.$C$15]);[.$B$14];INFO.OBBA.OBBA.OBMAKE(&quot;&quot;;&quot;double&quot;;[.E70]+[.$C$15]);INFO.OBBA.OBBA.OBMAKE(&quot;&quot;;&quot;double&quot;;1)))" office:value-type="percentage" office:value="0.00194178024369593" calcext:value-type="percentage">
            <text:p>0.19%</text:p>
          </table:table-cell>
          <table:table-cell table:formula="of:=([.G71]-2*[.G70]+[.G69])/([.E70]-[.E69])/([.E71]-[.E70])" office:value-type="float" office:value="15.0686371273127" calcext:value-type="float">
            <text:p>15.068637127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+[.$C$15]);[.$B$14]))" office:value-type="percentage" office:value="0.264066556743537" calcext:value-type="percentage">
            <text:p>26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1]+[.$C$15]);[.$B$14];INFO.OBBA.OBBA.OBMAKE(&quot;&quot;;&quot;double&quot;;[.E71]+[.$C$15]);INFO.OBBA.OBBA.OBMAKE(&quot;&quot;;&quot;double&quot;;1)))" office:value-type="percentage" office:value="0.00185224587616758" calcext:value-type="percentage">
            <text:p>0.19%</text:p>
          </table:table-cell>
          <table:table-cell table:formula="of:=([.G72]-2*[.G71]+[.G70])/([.E71]-[.E70])/([.E72]-[.E71])" office:value-type="float" office:value="14.6011382439089" calcext:value-type="float">
            <text:p>14.601138243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+[.$C$15]);[.$B$14]))" office:value-type="percentage" office:value="0.262835428864457" calcext:value-type="percentage">
            <text:p>26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2]+[.$C$15]);[.$B$14];INFO.OBBA.OBBA.OBMAKE(&quot;&quot;;&quot;double&quot;;[.E72]+[.$C$15]);INFO.OBBA.OBBA.OBMAKE(&quot;&quot;;&quot;double&quot;;1)))" office:value-type="percentage" office:value="0.0017663617932002" calcext:value-type="percentage">
            <text:p>0.18%</text:p>
          </table:table-cell>
          <table:table-cell table:formula="of:=([.G73]-2*[.G72]+[.G71])/([.E72]-[.E71])/([.E73]-[.E72])" office:value-type="float" office:value="14.1395960984656" calcext:value-type="float">
            <text:p>14.13959609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+[.$C$15]);[.$B$14]))" office:value-type="percentage" office:value="0.261627930483824" calcext:value-type="percentage">
            <text:p>26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3]+[.$C$15]);[.$B$14];INFO.OBBA.OBBA.OBMAKE(&quot;&quot;;&quot;double&quot;;[.E73]+[.$C$15]);INFO.OBBA.OBBA.OBMAKE(&quot;&quot;;&quot;double&quot;;1)))" office:value-type="percentage" office:value="0.00168401260925743" calcext:value-type="percentage">
            <text:p>0.17%</text:p>
          </table:table-cell>
          <table:table-cell table:formula="of:=([.G74]-2*[.G73]+[.G72])/([.E73]-[.E72])/([.E74]-[.E73])" office:value-type="float" office:value="13.6844341155871" calcext:value-type="float">
            <text:p>13.68443411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+[.$C$15]);[.$B$14]))" office:value-type="percentage" office:value="0.26044354717203" calcext:value-type="percentage">
            <text:p>26.0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4]+[.$C$15]);[.$B$14];INFO.OBBA.OBBA.OBMAKE(&quot;&quot;;&quot;double&quot;;[.E74]+[.$C$15]);INFO.OBBA.OBBA.OBMAKE(&quot;&quot;;&quot;double&quot;;1)))" office:value-type="percentage" office:value="0.00160508453384356" calcext:value-type="percentage">
            <text:p>0.16%</text:p>
          </table:table-cell>
          <table:table-cell table:formula="of:=([.G75]-2*[.G74]+[.G73])/([.E74]-[.E73])/([.E75]-[.E74])" office:value-type="float" office:value="13.2360468591934" calcext:value-type="float">
            <text:p>13.236046859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+[.$C$15]);[.$B$14]))" office:value-type="percentage" office:value="0.259281784755046" calcext:value-type="percentage">
            <text:p>25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5]+[.$C$15]);[.$B$14];INFO.OBBA.OBBA.OBMAKE(&quot;&quot;;&quot;double&quot;;[.E75]+[.$C$15]);INFO.OBBA.OBBA.OBMAKE(&quot;&quot;;&quot;double&quot;;1)))" office:value-type="percentage" office:value="0.00152946547014449" calcext:value-type="percentage">
            <text:p>0.15%</text:p>
          </table:table-cell>
          <table:table-cell table:formula="of:=([.G76]-2*[.G75]+[.G74])/([.E75]-[.E74])/([.E76]-[.E75])" office:value-type="float" office:value="12.7948000318845" calcext:value-type="float">
            <text:p>12.79480003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+[.$C$15]);[.$B$14]))" office:value-type="percentage" office:value="0.258142168004776" calcext:value-type="percentage">
            <text:p>25.8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6]+[.$C$15]);[.$B$14];INFO.OBBA.OBBA.OBMAKE(&quot;&quot;;&quot;double&quot;;[.E76]+[.$C$15]);INFO.OBBA.OBBA.OBMAKE(&quot;&quot;;&quot;double&quot;;1)))" office:value-type="percentage" office:value="0.0014570451064534" calcext:value-type="percentage">
            <text:p>0.15%</text:p>
          </table:table-cell>
          <table:table-cell table:formula="of:=([.G77]-2*[.G76]+[.G75])/([.E76]-[.E75])/([.E77]-[.E76])" office:value-type="float" office:value="12.3610305589727" calcext:value-type="float">
            <text:p>12.3610305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+[.$C$15]);[.$B$14]))" office:value-type="percentage" office:value="0.25702423942251" calcext:value-type="percentage">
            <text:p>25.7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7]+[.$C$15]);[.$B$14];INFO.OBBA.OBBA.OBMAKE(&quot;&quot;;&quot;double&quot;;[.E77]+[.$C$15]);INFO.OBBA.OBBA.OBMAKE(&quot;&quot;;&quot;double&quot;;1)))" office:value-type="percentage" office:value="0.00138771500040204" calcext:value-type="percentage">
            <text:p>0.14%</text:p>
          </table:table-cell>
          <table:table-cell table:formula="of:=([.G78]-2*[.G77]+[.G76])/([.E77]-[.E76])/([.E78]-[.E77])" office:value-type="float" office:value="11.9350467554149" calcext:value-type="float">
            <text:p>11.935046755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+[.$C$15]);[.$B$14]))" office:value-type="percentage" office:value="0.255927558108241" calcext:value-type="percentage">
            <text:p>25.5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8]+[.$C$15]);[.$B$14];INFO.OBBA.OBBA.OBMAKE(&quot;&quot;;&quot;double&quot;;[.E78]+[.$C$15]);INFO.OBBA.OBBA.OBMAKE(&quot;&quot;;&quot;double&quot;;1)))" office:value-type="percentage" office:value="0.00132136865603954" calcext:value-type="percentage">
            <text:p>0.13%</text:p>
          </table:table-cell>
          <table:table-cell table:formula="of:=([.G79]-2*[.G78]+[.G77])/([.E78]-[.E77])/([.E79]-[.E78])" office:value-type="float" office:value="11.5171285766172" calcext:value-type="float">
            <text:p>11.51712857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+[.$C$15]);[.$B$14]))" office:value-type="percentage" office:value="0.254851698709259" calcext:value-type="percentage">
            <text:p>25.4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9]+[.$C$15]);[.$B$14];INFO.OBBA.OBBA.OBMAKE(&quot;&quot;;&quot;double&quot;;[.E79]+[.$C$15]);INFO.OBBA.OBBA.OBMAKE(&quot;&quot;;&quot;double&quot;;1)))" office:value-type="percentage" office:value="0.00125790159382119" calcext:value-type="percentage">
            <text:p>0.13%</text:p>
          </table:table-cell>
          <table:table-cell table:formula="of:=([.G80]-2*[.G79]+[.G78])/([.E79]-[.E78])/([.E80]-[.E79])" office:value-type="float" office:value="11.1075279490333" calcext:value-type="float">
            <text:p>11.10752794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+[.$C$15]);[.$B$14]))" office:value-type="percentage" office:value="0.253796250442096" calcext:value-type="percentage">
            <text:p>25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0]+[.$C$15]);[.$B$14];INFO.OBBA.OBBA.OBMAKE(&quot;&quot;;&quot;double&quot;;[.E80]+[.$C$15]);INFO.OBBA.OBBA.OBMAKE(&quot;&quot;;&quot;double&quot;;1)))" office:value-type="percentage" office:value="0.0011972114135901" calcext:value-type="percentage">
            <text:p>0.12%</text:p>
          </table:table-cell>
          <table:table-cell table:formula="of:=([.G81]-2*[.G80]+[.G79])/([.E80]-[.E79])/([.E81]-[.E80])" office:value-type="float" office:value="10.7064691804611" calcext:value-type="float">
            <text:p>10.706469180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+[.$C$15]);[.$B$14]))" office:value-type="percentage" office:value="0.252760816182405" calcext:value-type="percentage">
            <text:p>25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1]+[.$C$15]);[.$B$14];INFO.OBBA.OBBA.OBMAKE(&quot;&quot;;&quot;double&quot;;[.E81]+[.$C$15]);INFO.OBBA.OBBA.OBMAKE(&quot;&quot;;&quot;double&quot;;1)))" office:value-type="percentage" office:value="0.00113919785065413" calcext:value-type="percentage">
            <text:p>0.11%</text:p>
          </table:table-cell>
          <table:table-cell table:formula="of:=([.G82]-2*[.G81]+[.G80])/([.E81]-[.E80])/([.E82]-[.E81])" office:value-type="float" office:value="10.314149445783" calcext:value-type="float">
            <text:p>10.31414944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+[.$C$15]);[.$B$14]))" office:value-type="percentage" office:value="0.251745011617872" calcext:value-type="percentage">
            <text:p>25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2]+[.$C$15]);[.$B$14];INFO.OBBA.OBBA.OBMAKE(&quot;&quot;;&quot;double&quot;;[.E82]+[.$C$15]);INFO.OBBA.OBBA.OBMAKE(&quot;&quot;;&quot;double&quot;;1)))" office:value-type="percentage" office:value="0.0010837628250796" calcext:value-type="percentage">
            <text:p>0.11%</text:p>
          </table:table-cell>
          <table:table-cell table:formula="of:=([.G83]-2*[.G82]+[.G81])/([.E82]-[.E81])/([.E83]-[.E82])" office:value-type="float" office:value="9.9307393460271" calcext:value-type="float">
            <text:p>9.93073934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+[.$C$15]);[.$B$14]))" office:value-type="percentage" office:value="0.250748464459666" calcext:value-type="percentage">
            <text:p>25.0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3]+[.$C$15]);[.$B$14];INFO.OBBA.OBBA.OBMAKE(&quot;&quot;;&quot;double&quot;;[.E83]+[.$C$15]);INFO.OBBA.OBBA.OBMAKE(&quot;&quot;;&quot;double&quot;;1)))" office:value-type="percentage" office:value="0.00103081048434158" calcext:value-type="percentage">
            <text:p>0.10%</text:p>
          </table:table-cell>
          <table:table-cell table:formula="of:=([.G84]-2*[.G83]+[.G82])/([.E83]-[.E82])/([.E84]-[.E83])" office:value-type="float" office:value="9.55638353556177" calcext:value-type="float">
            <text:p>9.55638353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+[.$C$15]);[.$B$14]))" office:value-type="percentage" office:value="0.249770813708357" calcext:value-type="percentage">
            <text:p>24.9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4]+[.$C$15]);[.$B$14];INFO.OBBA.OBBA.OBMAKE(&quot;&quot;;&quot;double&quot;;[.E84]+[.$C$15]);INFO.OBBA.OBBA.OBMAKE(&quot;&quot;;&quot;double&quot;;1)))" office:value-type="percentage" office:value="0.000980247239487452" calcext:value-type="percentage">
            <text:p>0.10%</text:p>
          </table:table-cell>
          <table:table-cell table:formula="of:=([.G85]-2*[.G84]+[.G83])/([.E84]-[.E83])/([.E85]-[.E84])" office:value-type="float" office:value="9.19120141610467" calcext:value-type="float">
            <text:p>9.19120141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+[.$C$15]);[.$B$14]))" office:value-type="percentage" office:value="0.248811708970529" calcext:value-type="percentage">
            <text:p>24.8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5]+[.$C$15]);[.$B$14];INFO.OBBA.OBBA.OBMAKE(&quot;&quot;;&quot;double&quot;;[.E85]+[.$C$15]);INFO.OBBA.OBBA.OBMAKE(&quot;&quot;;&quot;double&quot;;1)))" office:value-type="percentage" office:value="0.000931981794987347" calcext:value-type="percentage">
            <text:p>0.09%</text:p>
          </table:table-cell>
          <table:table-cell table:formula="of:=([.G86]-2*[.G85]+[.G84])/([.E85]-[.E84])/([.E86]-[.E85])" office:value-type="float" office:value="8.83528788885387" calcext:value-type="float">
            <text:p>8.835287888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+[.$C$15]);[.$B$14]))" office:value-type="percentage" office:value="0.247870809822674" calcext:value-type="percentage">
            <text:p>24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6]+[.$C$15]);[.$B$14];INFO.OBBA.OBBA.OBMAKE(&quot;&quot;;&quot;double&quot;;[.E86]+[.$C$15]);INFO.OBBA.OBBA.OBMAKE(&quot;&quot;;&quot;double&quot;;1)))" office:value-type="percentage" office:value="0.000885925172459456" calcext:value-type="percentage">
            <text:p>0.09%</text:p>
          </table:table-cell>
          <table:table-cell table:formula="of:=([.G87]-2*[.G86]+[.G85])/([.E86]-[.E85])/([.E87]-[.E86])" office:value-type="float" office:value="8.48871416412286" calcext:value-type="float">
            <text:p>8.488714164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+[.$C$15]);[.$B$14]))" office:value-type="percentage" office:value="0.246947785219197" calcext:value-type="percentage">
            <text:p>24.6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7]+[.$C$15]);[.$B$14];INFO.OBBA.OBBA.OBMAKE(&quot;&quot;;&quot;double&quot;;[.E87]+[.$C$15]);INFO.OBBA.OBBA.OBMAKE(&quot;&quot;;&quot;double&quot;;1)))" office:value-type="percentage" office:value="0.000841990728472596" calcext:value-type="percentage">
            <text:p>0.08%</text:p>
          </table:table-cell>
          <table:table-cell table:formula="of:=([.G88]-2*[.G87]+[.G86])/([.E87]-[.E86])/([.E88]-[.E87])" office:value-type="float" office:value="8.15152862182997" calcext:value-type="float">
            <text:p>8.15152862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+[.$C$15]);[.$B$14]))" office:value-type="percentage" office:value="0.246042312941607" calcext:value-type="percentage">
            <text:p>24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8]+[.$C$15]);[.$B$14];INFO.OBBA.OBBA.OBMAKE(&quot;&quot;;&quot;double&quot;;[.E88]+[.$C$15]);INFO.OBBA.OBBA.OBMAKE(&quot;&quot;;&quot;double&quot;;1)))" office:value-type="percentage" office:value="0.000800094166641194" calcext:value-type="percentage">
            <text:p>0.08%</text:p>
          </table:table-cell>
          <table:table-cell table:formula="of:=([.G89]-2*[.G88]+[.G87])/([.E88]-[.E87])/([.E89]-[.E88])" office:value-type="float" office:value="7.82375771554715" calcext:value-type="float">
            <text:p>7.82375771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+[.$C$15]);[.$B$14]))" office:value-type="percentage" office:value="0.245154079086233" calcext:value-type="percentage">
            <text:p>24.5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9]+[.$C$15]);[.$B$14];INFO.OBBA.OBBA.OBMAKE(&quot;&quot;;&quot;double&quot;;[.E89]+[.$C$15]);INFO.OBBA.OBBA.OBMAKE(&quot;&quot;;&quot;double&quot;;1)))" office:value-type="percentage" office:value="0.000760153544238678" calcext:value-type="percentage">
            <text:p>0.08%</text:p>
          </table:table-cell>
          <table:table-cell table:formula="of:=([.G90]-2*[.G89]+[.G88])/([.E89]-[.E88])/([.E90]-[.E89])" office:value-type="float" office:value="7.50540691833548" calcext:value-type="float">
            <text:p>7.505406918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+[.$C$15]);[.$B$14]))" office:value-type="percentage" office:value="0.244282777587942" calcext:value-type="percentage">
            <text:p>24.4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0]+[.$C$15]);[.$B$14];INFO.OBBA.OBBA.OBMAKE(&quot;&quot;;&quot;double&quot;;[.E90]+[.$C$15]);INFO.OBBA.OBBA.OBMAKE(&quot;&quot;;&quot;double&quot;;1)))" office:value-type="percentage" office:value="0.000722089273565746" calcext:value-type="percentage">
            <text:p>0.07%</text:p>
          </table:table-cell>
          <table:table-cell table:formula="of:=([.G91]-2*[.G90]+[.G89])/([.E90]-[.E89])/([.E91]-[.E90])" office:value-type="float" office:value="7.19646170188602" calcext:value-type="float">
            <text:p>7.19646170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+[.$C$15]);[.$B$14]))" office:value-type="percentage" office:value="0.243428109777574" calcext:value-type="percentage">
            <text:p>24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1]+[.$C$15]);[.$B$14];INFO.OBBA.OBBA.OBMAKE(&quot;&quot;;&quot;double&quot;;[.E91]+[.$C$15]);INFO.OBBA.OBBA.OBMAKE(&quot;&quot;;&quot;double&quot;;1)))" office:value-type="percentage" office:value="0.000685824118318286" calcext:value-type="percentage">
            <text:p>0.07%</text:p>
          </table:table-cell>
          <table:table-cell table:formula="of:=([.G92]-2*[.G91]+[.G90])/([.E91]-[.E90])/([.E92]-[.E91])" office:value-type="float" office:value="6.89688854466941" calcext:value-type="float">
            <text:p>6.896888544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+[.$C$15]);[.$B$14]))" office:value-type="percentage" office:value="0.242589783970923" calcext:value-type="percentage">
            <text:p>24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2]+[.$C$15]);[.$B$14];INFO.OBBA.OBBA.OBMAKE(&quot;&quot;;&quot;double&quot;;[.E92]+[.$C$15]);INFO.OBBA.OBBA.OBMAKE(&quot;&quot;;&quot;double&quot;;1)))" office:value-type="percentage" office:value="0.000651283185206992" calcext:value-type="percentage">
            <text:p>0.07%</text:p>
          </table:table-cell>
          <table:table-cell table:formula="of:=([.G93]-2*[.G92]+[.G91])/([.E92]-[.E91])/([.E93]-[.E92])" office:value-type="float" office:value="6.606635963571" calcext:value-type="float">
            <text:p>6.60663596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+[.$C$15]);[.$B$14]))" office:value-type="percentage" office:value="0.241767515087287" calcext:value-type="percentage">
            <text:p>24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3]+[.$C$15]);[.$B$14];INFO.OBBA.OBBA.OBMAKE(&quot;&quot;;&quot;double&quot;;[.E93]+[.$C$15]);INFO.OBBA.OBBA.OBMAKE(&quot;&quot;;&quot;double&quot;;1)))" office:value-type="percentage" office:value="0.000618393911086592" calcext:value-type="percentage">
            <text:p>0.06%</text:p>
          </table:table-cell>
          <table:table-cell table:formula="of:=([.G94]-2*[.G93]+[.G92])/([.E93]-[.E92])/([.E94]-[.E93])" office:value-type="float" office:value="6.32563556137409" calcext:value-type="float">
            <text:p>6.32563556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+[.$C$15]);[.$B$14]))" office:value-type="percentage" office:value="0.240961024295689" calcext:value-type="percentage">
            <text:p>24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4]+[.$C$15]);[.$B$14];INFO.OBBA.OBBA.OBMAKE(&quot;&quot;;&quot;double&quot;;[.E94]+[.$C$15]);INFO.OBBA.OBBA.OBMAKE(&quot;&quot;;&quot;double&quot;;1)))" office:value-type="percentage" office:value="0.000587086045856535" calcext:value-type="percentage">
            <text:p>0.06%</text:p>
          </table:table-cell>
          <table:table-cell table:formula="of:=([.G95]-2*[.G94]+[.G93])/([.E94]-[.E93])/([.E95]-[.E94])" office:value-type="float" office:value="6.05380308787029" calcext:value-type="float">
            <text:p>6.05380308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+[.$C$15]);[.$B$14]))" office:value-type="percentage" office:value="0.240170038687037" calcext:value-type="percentage">
            <text:p>24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5]+[.$C$15]);[.$B$14];INFO.OBBA.OBBA.OBMAKE(&quot;&quot;;&quot;double&quot;;[.E95]+[.$C$15]);INFO.OBBA.OBBA.OBMAKE(&quot;&quot;;&quot;double&quot;;1)))" office:value-type="percentage" office:value="0.000557291631398446" calcext:value-type="percentage">
            <text:p>0.06%</text:p>
          </table:table-cell>
          <table:table-cell table:formula="of:=([.G96]-2*[.G95]+[.G94])/([.E95]-[.E94])/([.E96]-[.E95])" office:value-type="float" office:value="5.79103950655145" calcext:value-type="float">
            <text:p>5.79103950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+[.$C$15]);[.$B$14]))" office:value-type="percentage" office:value="0.239394290970583" calcext:value-type="percentage">
            <text:p>23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6]+[.$C$15]);[.$B$14];INFO.OBBA.OBBA.OBMAKE(&quot;&quot;;&quot;double&quot;;[.E96]+[.$C$15]);INFO.OBBA.OBBA.OBMAKE(&quot;&quot;;&quot;double&quot;;1)))" office:value-type="percentage" office:value="0.000528944976816995" calcext:value-type="percentage">
            <text:p>0.05%</text:p>
          </table:table-cell>
          <table:table-cell table:formula="of:=([.G97]-2*[.G96]+[.G95])/([.E96]-[.E95])/([.E97]-[.E96])" office:value-type="float" office:value="5.53723206141512" calcext:value-type="float">
            <text:p>5.53723206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+[.$C$15]);[.$B$14]))" office:value-type="percentage" office:value="0.238633519193124" calcext:value-type="percentage">
            <text:p>23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7]+[.$C$15]);[.$B$14];INFO.OBBA.OBBA.OBMAKE(&quot;&quot;;&quot;double&quot;;[.E97]+[.$C$15]);INFO.OBBA.OBBA.OBMAKE(&quot;&quot;;&quot;double&quot;;1)))" office:value-type="percentage" office:value="0.000501982630250897" calcext:value-type="percentage">
            <text:p>0.05%</text:p>
          </table:table-cell>
          <table:table-cell table:formula="of:=([.G98]-2*[.G97]+[.G96])/([.E97]-[.E96])/([.E98]-[.E97])" office:value-type="float" office:value="5.29225534193037" calcext:value-type="float">
            <text:p>5.29225534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+[.$C$15]);[.$B$14]))" office:value-type="percentage" office:value="0.237887466479511" calcext:value-type="percentage">
            <text:p>23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8]+[.$C$15]);[.$B$14];INFO.OBBA.OBBA.OBMAKE(&quot;&quot;;&quot;double&quot;;[.E98]+[.$C$15]);INFO.OBBA.OBBA.OBMAKE(&quot;&quot;;&quot;double&quot;;1)))" office:value-type="percentage" office:value="0.000476343347520282" calcext:value-type="percentage">
            <text:p>0.05%</text:p>
          </table:table-cell>
          <table:table-cell table:formula="of:=([.G99]-2*[.G98]+[.G97])/([.E98]-[.E97])/([.E99]-[.E98])" office:value-type="float" office:value="5.0559723369899" calcext:value-type="float">
            <text:p>5.05597233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+[.$C$15]);[.$B$14]))" office:value-type="percentage" office:value="0.237155880793089" calcext:value-type="percentage">
            <text:p>23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9]+[.$C$15]);[.$B$14];INFO.OBBA.OBBA.OBMAKE(&quot;&quot;;&quot;double&quot;;[.E99]+[.$C$15]);INFO.OBBA.OBBA.OBMAKE(&quot;&quot;;&quot;double&quot;;1)))" office:value-type="percentage" office:value="0.000451968057873915" calcext:value-type="percentage">
            <text:p>0.05%</text:p>
          </table:table-cell>
          <table:table-cell table:formula="of:=([.G100]-2*[.G99]+[.G98])/([.E99]-[.E98])/([.E100]-[.E99])" office:value-type="float" office:value="4.82823547638597" calcext:value-type="float">
            <text:p>4.828235476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+[.$C$15]);[.$B$14]))" office:value-type="percentage" office:value="0.236438514714783" calcext:value-type="percentage">
            <text:p>23.6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0]+[.$C$15]);[.$B$14];INFO.OBBA.OBBA.OBMAKE(&quot;&quot;;&quot;double&quot;;[.E100]+[.$C$15]);INFO.OBBA.OBBA.OBMAKE(&quot;&quot;;&quot;double&quot;;1)))" office:value-type="percentage" office:value="0.000428799827096643" calcext:value-type="percentage">
            <text:p>0.04%</text:p>
          </table:table-cell>
          <table:table-cell table:formula="of:=([.G101]-2*[.G100]+[.G99])/([.E100]-[.E99])/([.E101]-[.E100])" office:value-type="float" office:value="4.60888765542721" calcext:value-type="float">
            <text:p>4.608887655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+[.$C$15]);[.$B$14]))" office:value-type="percentage" office:value="0.235735125239605" calcext:value-type="percentage">
            <text:p>23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1]+[.$C$15]);[.$B$14];INFO.OBBA.OBBA.OBMAKE(&quot;&quot;;&quot;double&quot;;[.E101]+[.$C$15]);INFO.OBBA.OBBA.OBMAKE(&quot;&quot;;&quot;double&quot;;1)))" office:value-type="percentage" office:value="0.000406783818233229" calcext:value-type="percentage">
            <text:p>0.04%</text:p>
          </table:table-cell>
          <table:table-cell table:formula="of:=([.G102]-2*[.G101]+[.G100])/([.E101]-[.E100])/([.E102]-[.E101])" office:value-type="float" office:value="4.39776323560725" calcext:value-type="float">
            <text:p>4.39776323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+[.$C$15]);[.$B$14]))" office:value-type="percentage" office:value="0.235045473589444" calcext:value-type="percentage">
            <text:p>23.5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2]+[.$C$15]);[.$B$14];INFO.OBBA.OBBA.OBMAKE(&quot;&quot;;&quot;double&quot;;[.E102]+[.$C$15]);INFO.OBBA.OBBA.OBMAKE(&quot;&quot;;&quot;double&quot;;1)))" office:value-type="percentage" office:value="0.000385867250178717" calcext:value-type="percentage">
            <text:p>0.04%</text:p>
          </table:table-cell>
          <table:table-cell table:formula="of:=([.G103]-2*[.G102]+[.G101])/([.E102]-[.E101])/([.E103]-[.E102])" office:value-type="float" office:value="4.19468902253163" calcext:value-type="float">
            <text:p>4.194689022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+[.$C$15]);[.$B$14]))" office:value-type="percentage" office:value="0.234369325041023" calcext:value-type="percentage">
            <text:p>23.4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3]+[.$C$15]);[.$B$14];INFO.OBBA.OBBA.OBMAKE(&quot;&quot;;&quot;double&quot;;[.E103]+[.$C$15]);INFO.OBBA.OBBA.OBMAKE(&quot;&quot;;&quot;double&quot;;1)))" office:value-type="percentage" office:value="0.000365999354379837" calcext:value-type="percentage">
            <text:p>0.04%</text:p>
          </table:table-cell>
          <table:table-cell table:formula="of:=([.G104]-2*[.G103]+[.G102])/([.E103]-[.E102])/([.E104]-[.E103])" office:value-type="float" office:value="3.99948521338962" calcext:value-type="float">
            <text:p>3.999485213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+[.$C$15]);[.$B$14]))" office:value-type="percentage" office:value="0.233706448768017" calcext:value-type="percentage">
            <text:p>23.3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4]+[.$C$15]);[.$B$14];INFO.OBBA.OBBA.OBMAKE(&quot;&quot;;&quot;double&quot;;[.E104]+[.$C$15]);INFO.OBBA.OBBA.OBMAKE(&quot;&quot;;&quot;double&quot;;1)))" office:value-type="percentage" office:value="0.000347131329884305" calcext:value-type="percentage">
            <text:p>0.03%</text:p>
          </table:table-cell>
          <table:table-cell table:formula="of:=([.G105]-2*[.G104]+[.G103])/([.E104]-[.E103])/([.E105]-[.E104])" office:value-type="float" office:value="3.81196631331868" calcext:value-type="float">
            <text:p>3.81196631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+[.$C$15]);[.$B$14]))" office:value-type="percentage" office:value="0.233056617696327" calcext:value-type="percentage">
            <text:p>23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5]+[.$C$15]);[.$B$14];INFO.OBBA.OBBA.OBMAKE(&quot;&quot;;&quot;double&quot;;[.E105]+[.$C$15]);INFO.OBBA.OBBA.OBMAKE(&quot;&quot;;&quot;double&quot;;1)))" office:value-type="percentage" office:value="0.000329216296967103" calcext:value-type="percentage">
            <text:p>0.03%</text:p>
          </table:table-cell>
          <table:table-cell table:formula="of:=([.G106]-2*[.G105]+[.G104])/([.E105]-[.E104])/([.E106]-[.E105])" office:value-type="float" office:value="3.63194201855564" calcext:value-type="float">
            <text:p>3.631942018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+[.$C$15]);[.$B$14]))" office:value-type="percentage" office:value="0.232419608371606" calcext:value-type="percentage">
            <text:p>23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6]+[.$C$15]);[.$B$14];INFO.OBBA.OBBA.OBMAKE(&quot;&quot;;&quot;double&quot;;[.E106]+[.$C$15]);INFO.OBBA.OBBA.OBMAKE(&quot;&quot;;&quot;double&quot;;1)))" office:value-type="percentage" office:value="0.000312209249554539" calcext:value-type="percentage">
            <text:p>0.03%</text:p>
          </table:table-cell>
          <table:table-cell table:formula="of:=([.G107]-2*[.G106]+[.G105])/([.E106]-[.E105])/([.E107]-[.E106])" office:value-type="float" office:value="3.45921806163378" calcext:value-type="float">
            <text:p>3.45921806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+[.$C$15]);[.$B$14]))" office:value-type="percentage" office:value="0.231795200838128" calcext:value-type="percentage">
            <text:p>2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7]+[.$C$15]);[.$B$14];INFO.OBBA.OBBA.OBMAKE(&quot;&quot;;&quot;double&quot;;[.E107]+[.$C$15]);INFO.OBBA.OBBA.OBMAKE(&quot;&quot;;&quot;double&quot;;1)))" office:value-type="percentage" office:value="0.000296067006657384" calcext:value-type="percentage">
            <text:p>0.03%</text:p>
          </table:table-cell>
          <table:table-cell table:formula="of:=([.G108]-2*[.G107]+[.G106])/([.E107]-[.E106])/([.E108]-[.E107])" office:value-type="float" office:value="3.29359701974236" calcext:value-type="float">
            <text:p>3.293597019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+[.$C$15]);[.$B$14]))" office:value-type="percentage" office:value="0.231183178528194" calcext:value-type="percentage">
            <text:p>23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8]+[.$C$15]);[.$B$14];INFO.OBBA.OBBA.OBMAKE(&quot;&quot;;&quot;double&quot;;[.E108]+[.$C$15]);INFO.OBBA.OBBA.OBMAKE(&quot;&quot;;&quot;double&quot;;1)))" office:value-type="percentage" office:value="0.000280748163015164" calcext:value-type="percentage">
            <text:p>0.03%</text:p>
          </table:table-cell>
          <table:table-cell table:formula="of:=([.G109]-2*[.G108]+[.G107])/([.E108]-[.E107])/([.E109]-[.E108])" office:value-type="float" office:value="3.13487908232701" calcext:value-type="float">
            <text:p>3.134879082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+[.$C$15]);[.$B$14]))" office:value-type="percentage" office:value="0.230583328161265" calcext:value-type="percentage">
            <text:p>23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9]+[.$C$15]);[.$B$14];INFO.OBBA.OBBA.OBMAKE(&quot;&quot;;&quot;double&quot;;[.E109]+[.$C$15]);INFO.OBBA.OBBA.OBMAKE(&quot;&quot;;&quot;double&quot;;1)))" office:value-type="percentage" office:value="0.000266213039143527" calcext:value-type="percentage">
            <text:p>0.03%</text:p>
          </table:table-cell>
          <table:table-cell table:formula="of:=([.G110]-2*[.G109]+[.G108])/([.E109]-[.E108])/([.E110]-[.E109])" office:value-type="float" office:value="2.98286277873507" calcext:value-type="float">
            <text:p>2.982862778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+[.$C$15]);[.$B$14]))" office:value-type="percentage" office:value="0.229995439652078" calcext:value-type="percentage">
            <text:p>23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0]+[.$C$15]);[.$B$14];INFO.OBBA.OBBA.OBMAKE(&quot;&quot;;&quot;double&quot;;[.E110]+[.$C$15]);INFO.OBBA.OBBA.OBMAKE(&quot;&quot;;&quot;double&quot;;1)))" office:value-type="percentage" office:value="0.000252423630966573" calcext:value-type="percentage">
            <text:p>0.03%</text:p>
          </table:table-cell>
          <table:table-cell table:formula="of:=([.G111]-2*[.G110]+[.G109])/([.E110]-[.E109])/([.E111]-[.E110])" office:value-type="float" office:value="2.83734566325962" calcext:value-type="float">
            <text:p>2.83734566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+[.$C$15]);[.$B$14]))" office:value-type="percentage" office:value="0.229419306027035" calcext:value-type="percentage">
            <text:p>22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1]+[.$C$15]);[.$B$14];INFO.OBBA.OBBA.OBMAKE(&quot;&quot;;&quot;double&quot;;[.E111]+[.$C$15]);INFO.OBBA.OBBA.OBMAKE(&quot;&quot;;&quot;double&quot;;1)))" office:value-type="percentage" office:value="0.000239343559205434" calcext:value-type="percentage">
            <text:p>0.02%</text:p>
          </table:table-cell>
          <table:table-cell table:formula="of:=([.G112]-2*[.G111]+[.G110])/([.E111]-[.E110])/([.E112]-[.E111])" office:value-type="float" office:value="2.6981249579166" calcext:value-type="float">
            <text:p>2.69812495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+[.$C$15]);[.$B$14]))" office:value-type="percentage" office:value="0.228854723348198" calcext:value-type="percentage">
            <text:p>22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2]+[.$C$15]);[.$B$14];INFO.OBBA.OBBA.OBMAKE(&quot;&quot;;&quot;double&quot;;[.E112]+[.$C$15]);INFO.OBBA.OBBA.OBMAKE(&quot;&quot;;&quot;double&quot;;1)))" office:value-type="percentage" office:value="0.000226938018683774" calcext:value-type="percentage">
            <text:p>0.02%</text:p>
          </table:table-cell>
          <table:table-cell table:formula="of:=([.G113]-2*[.G112]+[.G111])/([.E112]-[.E111])/([.E113]-[.E112])" office:value-type="float" office:value="2.56499815378492" calcext:value-type="float">
            <text:p>2.564998153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+[.$C$15]);[.$B$14]))" office:value-type="percentage" office:value="0.228301490644249" calcext:value-type="percentage">
            <text:p>22.8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3]+[.$C$15]);[.$B$14];INFO.OBBA.OBBA.OBMAKE(&quot;&quot;;&quot;double&quot;;[.E113]+[.$C$15]);INFO.OBBA.OBBA.OBMAKE(&quot;&quot;;&quot;double&quot;;1)))" office:value-type="percentage" office:value="0.00021517372770056" calcext:value-type="percentage">
            <text:p>0.02%</text:p>
          </table:table-cell>
          <table:table-cell table:formula="of:=([.G114]-2*[.G113]+[.G112])/([.E113]-[.E112])/([.E114]-[.E113])" office:value-type="float" office:value="2.43776356815675" calcext:value-type="float">
            <text:p>2.437763568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+[.$C$15]);[.$B$14]))" office:value-type="percentage" office:value="0.227759409847816" calcext:value-type="percentage">
            <text:p>22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4]+[.$C$15]);[.$B$14];INFO.OBBA.OBBA.OBMAKE(&quot;&quot;;&quot;double&quot;;[.E114]+[.$C$15]);INFO.OBBA.OBBA.OBMAKE(&quot;&quot;;&quot;double&quot;;1)))" office:value-type="percentage" office:value="0.000204018877609385" calcext:value-type="percentage">
            <text:p>0.02%</text:p>
          </table:table-cell>
          <table:table-cell table:formula="of:=([.G115]-2*[.G114]+[.G113])/([.E114]-[.E113])/([.E115]-[.E114])" office:value-type="float" office:value="2.31622086101874" calcext:value-type="float">
            <text:p>2.3162208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+[.$C$15]);[.$B$14]))" office:value-type="percentage" office:value="0.227228285738609" calcext:value-type="percentage">
            <text:p>22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5]+[.$C$15]);[.$B$14];INFO.OBBA.OBBA.OBMAKE(&quot;&quot;;&quot;double&quot;;[.E115]+[.$C$15]);INFO.OBBA.OBBA.OBMAKE(&quot;&quot;;&quot;double&quot;;1)))" office:value-type="percentage" office:value="0.000193443082733466" calcext:value-type="percentage">
            <text:p>0.02%</text:p>
          </table:table-cell>
          <table:table-cell table:formula="of:=([.G116]-2*[.G115]+[.G114])/([.E115]-[.E114])/([.E116]-[.E115])" office:value-type="float" office:value="2.20017150881924" calcext:value-type="float">
            <text:p>2.200171508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+[.$C$15]);[.$B$14]))" office:value-type="percentage" office:value="0.226707925891828" calcext:value-type="percentage">
            <text:p>22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6]+[.$C$15]);[.$B$14];INFO.OBBA.OBBA.OBMAKE(&quot;&quot;;&quot;double&quot;;[.E116]+[.$C$15]);INFO.OBBA.OBBA.OBMAKE(&quot;&quot;;&quot;double&quot;;1)))" office:value-type="percentage" office:value="0.000183417330734751" calcext:value-type="percentage">
            <text:p>0.02%</text:p>
          </table:table-cell>
          <table:table-cell table:number-columns-repeated="101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$#REF!.Q1;INDIRECT($#REF!.$D$53);2;FALSE())/100)))))))))))))))))))))))))))))))))))))))))))))))))))))))))))))))))))))))))"/>
        <table:named-expression table:name="SHARED_FORMULA_11_54_11_54_5" table:base-cell-address="$'Load Libs'.$A$1" table:expression="VLOOKUP($#REF!.Q1;INDIRECT($#REF!.$D$53);2;FALSE())/100)))))))))))))))))))))))))))))))))))))))))))))))))))))))))))))))))))))))))"/>
        <table:named-expression table:name="SHARED_FORMULA_12_54_12_54_5" table:base-cell-address="$'Load Libs'.$A$1" table:expression="VLOOKUP($#REF!.Q1;INDIRECT($#REF!.$D$53);2;FALSE())/100)))))))))))))))))))))))))))))))))))))))))))))))))))))))))))))))))))))))))"/>
        <table:named-expression table:name="SHARED_FORMULA_13_54_13_54_5" table:base-cell-address="$'Load Libs'.$A$1" table:expression="VLOOKUP($#REF!.Q1;INDIRECT($#REF!.$D$53);2;FALSE())/100)))))))))))))))))))))))))))))))))))))))))))))))))))))))))))))))))))))))))"/>
        <table:named-expression table:name="SHARED_FORMULA_14_54_14_54_5" table:base-cell-address="$'Load Libs'.$A$1" table:expression="VLOOKUP($#REF!.Q1;INDIRECT($#REF!.$D$53);2;FALSE())/100)))))))))))))))))))))))))))))))))))))))))))))))))))))))))))))))))))))))))"/>
        <table:named-expression table:name="SHARED_FORMULA_15_54_15_54_5" table:base-cell-address="$'Load Libs'.$A$1" table:expression="VLOOKUP($#REF!.Q1;INDIRECT($#REF!.$D$53);2;FALSE())/100)))))))))))))))))))))))))))))))))))))))))))))))))))))))))))))))))))))))))"/>
        <table:named-expression table:name="SHARED_FORMULA_2_54_2_54_5" table:base-cell-address="$'Load Libs'.$A$1" table:expression="VLOOKUP($#REF!.Q1;INDIRECT($#REF!.$D$53);2;FALSE())/100)))))))))))))))))))))))))))))))))))))))))))))))))))))))))))))))))))))))))"/>
        <table:named-expression table:name="SHARED_FORMULA_3_54_3_54_5" table:base-cell-address="$'Load Libs'.$A$1" table:expression="VLOOKUP($#REF!.Q1;INDIRECT($#REF!.$D$53);2;FALSE())/100)))))))))))))))))))))))))))))))))))))))))))))))))))))))))))))))))))))))))"/>
        <table:named-expression table:name="SHARED_FORMULA_4_54_4_54_5" table:base-cell-address="$'Load Libs'.$A$1" table:expression="VLOOKUP($#REF!.Q1;INDIRECT($#REF!.$D$53);2;FALSE())/100)))))))))))))))))))))))))))))))))))))))))))))))))))))))))))))))))))))))))"/>
        <table:named-expression table:name="SHARED_FORMULA_5_54_5_54_5" table:base-cell-address="$'Load Libs'.$A$1" table:expression="VLOOKUP($#REF!.Q1;INDIRECT($#REF!.$D$53);2;FALSE())/100)))))))))))))))))))))))))))))))))))))))))))))))))))))))))))))))))))))))))"/>
        <table:named-expression table:name="SHARED_FORMULA_6_54_6_54_5" table:base-cell-address="$'Load Libs'.$A$1" table:expression="VLOOKUP($#REF!.Q1;INDIRECT($#REF!.$D$53);2;FALSE())/100)))))))))))))))))))))))))))))))))))))))))))))))))))))))))))))))))))))))))"/>
        <table:named-expression table:name="SHARED_FORMULA_7_54_7_54_5" table:base-cell-address="$'Load Libs'.$A$1" table:expression="VLOOKUP($#REF!.Q1;INDIRECT($#REF!.$D$53);2;FALSE())/100)))))))))))))))))))))))))))))))))))))))))))))))))))))))))))))))))))))))))"/>
        <table:named-expression table:name="SHARED_FORMULA_8_54_8_54_5" table:base-cell-address="$'Load Libs'.$A$1" table:expression="VLOOKUP($#REF!.Q1;INDIRECT($#REF!.$D$53);2;FALSE())/100)))))))))))))))))))))))))))))))))))))))))))))))))))))))))))))))))))))))))"/>
        <table:named-expression table:name="SHARED_FORMULA_9_54_9_54_5" table:base-cell-address="$'Load Libs'.$A$1" table:expression="VLOOKUP($#REF!.Q1;INDIRECT($#REF!.$D$53);2;FALSE())/100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3" loext:min-decimal-places="3" number:min-integer-digits="1"/>
      <number:text>%</number:text>
    </number:percentage-style>
    <number:percentage-style style:name="N146">
      <number:number number:decimal-places="5" loext:min-decimal-places="5" number:min-integer-digits="1"/>
      <number:text>%</number:text>
    </number:percentage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8">
      <number:number number:decimal-places="4" loext:min-decimal-places="4" number:min-integer-digits="1"/>
      <number:text>%</number:text>
    </number:percentage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0P0"/>
    </number:currency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loext:min-decimal-places="0" number:min-integer-digits="1" number:grouping="true"/>
      <number:text> DM</number:text>
    </number:number-style>
    <number:number-style style:name="N17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DM</number:text>
    </number:number-style>
    <number:number-style style:name="N17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DM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DM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2P2" style:volatile="true">
      <number:text> - DM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loext:min-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loext:min-decimal-places="2" number:min-integer-digits="1" number:grouping="true"/>
      <number:text> DM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0P2" style:volatile="true">
      <number:text> -</number:text>
      <number:number number:decimal-places="0" loext:min-decimal-places="0" number:min-integer-digits="0"/>
      <number:text>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loext:min-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loext:min-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9" loext:min-decimal-places="9" number:min-integer-digits="1"/>
    </number:number-style>
    <number:number-style style:name="N196">
      <number:number number:decimal-places="8" loext:min-decimal-places="8" number:min-integer-digits="1"/>
    </number:number-style>
    <number:number-style style:name="N197">
      <number:number number:decimal-places="7" loext:min-decimal-places="7" number:min-integer-digits="1"/>
    </number:number-style>
    <number:number-style style:name="N198">
      <number:number number:decimal-places="6" loext:min-decimal-places="6" number:min-integer-digits="1"/>
    </number:number-style>
    <number:percentage-style style:name="N199">
      <number:number number:decimal-places="15" loext:min-decimal-places="15" number:min-integer-digits="1"/>
      <number:text>%</number:text>
    </number:percentage-style>
    <number:number-style style:name="N200">
      <number:number number:decimal-places="3" loext:min-decimal-places="3" number:min-integer-digits="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€ </number:text>
      <number:number number:decimal-places="0" loext:min-decimal-places="0" number:min-integer-digits="1" number:grouping="true"/>
    </number:number-style>
    <number:number-style style:name="N204">
      <number:text>-€ 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€ </number:text>
      <number:number number:decimal-places="2" loext:min-decimal-places="2" number:min-integer-digits="1" number:grouping="true"/>
    </number:number-style>
    <number:number-style style:name="N207">
      <number:text>-€ 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€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€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8P2" style:volatile="true">
      <number:text> € 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loext:min-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0">
      <number:number number:decimal-places="3" loext:min-decimal-places="3" number:min-integer-digits="1" number:grouping="true"/>
    </number:number-style>
    <number:number-style style:name="N391">
      <number:number number:decimal-places="5" loext:min-decimal-places="5" number:min-integer-digits="1" number:grouping="true"/>
    </number:number-style>
    <number:number-style style:name="N392">
      <number:number number:decimal-places="6" loext:min-decimal-places="6" number:min-integer-digits="1" number:grouping="true"/>
    </number:number-style>
    <number:number-style style:name="N393">
      <number:number number:decimal-places="7" loext:min-decimal-places="7" number:min-integer-digits="1" number:grouping="true"/>
    </number:number-style>
    <number:number-style style:name="N394">
      <number:number number:decimal-places="8" loext:min-decimal-places="8" number:min-integer-digits="1" number:grouping="true"/>
    </number:number-style>
    <number:number-style style:name="N395">
      <number:number number:decimal-places="9" loext:min-decimal-places="9" number:min-integer-digits="1" number:grouping="true"/>
    </number:number-style>
    <number:number-style style:name="N396">
      <number:number number:decimal-places="10" loext:min-decimal-places="10" number:min-integer-digits="1" number:grouping="true"/>
    </number:number-style>
    <number:number-style style:name="N397">
      <number:number number:decimal-places="11" loext:min-decimal-places="11" number:min-integer-digits="1" number:grouping="true"/>
    </number:number-style>
    <number:number-style style:name="N398">
      <number:number number:decimal-places="12" loext:min-decimal-places="12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1:40:05.26538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1:43:41.532649000</dc:date>
    <meta:generator>LibreOffice/5.0.6.3$MacOSX_X86_64 LibreOffice_project/490fc03b25318460cfc54456516ea2519c11d1aa</meta:generator>
    <meta:editing-duration>P3DT3H59M13S</meta:editing-duration>
    <meta:editing-cycles>101</meta:editing-cycles>
    <meta:document-statistic meta:table-count="3" meta:cell-count="97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'Displaced SABRModel'.E7:'Displaced SABRModel'.E116 'Displaced SABRModel'.H6:'Displaced SABRModel'.H116" chart:data-source-has-labels="row" svg:x="0.2cm" svg:y="0.12cm" svg:width="9.601cm" svg:height="4.982cm">
          <chartooo:coordinate-region svg:x="0.754cm" svg:y="0.318cm" svg:width="8.549cm" svg:height="4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'.H7:'Displaced SABRModel'.H116" chart:label-cell-address="'Displaced SABRModel'.H6:'Displaced SABRModel'.H6" chart:class="chart:scatter">
            <chart:domain table:cell-range-address="'Displaced SABRModel'.E7:'Displaced SABRMode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'.H6:'Displaced SABRMode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NaN">
                <text:p>NaN</text:p>
                <draw:g>
                  <svg:desc>'Displaced SABRModel'.H7:'Displaced SABRMode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21.5716181490716">
                <text:p>21.571618149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22.7795411931186">
                <text:p>22.7795411931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23.8546161447223">
                <text:p>23.8546161447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24.8076455195978">
                <text:p>24.8076455195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25.6555134331149">
                <text:p>25.6555134331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26.4119910022426">
                <text:p>26.4119910022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27.0877085244286">
                <text:p>27.087708524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27.6909286382743">
                <text:p>27.6909286382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28.22819830052">
                <text:p>28.22819830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28.7048157983014">
                <text:p>28.7048157983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29.1251569713568">
                <text:p>29.1251569713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29.4929046325276">
                <text:p>29.4929046325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29.8112124799549">
                <text:p>29.8112124799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30.082824320557">
                <text:p>30.082824320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30.3101623252636">
                <text:p>30.3101623252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30.4953934412222">
                <text:p>30.495393441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30.6404801153137">
                <text:p>30.6404801153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30.7472195585495">
                <text:p>30.7472195585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30.8172745005636">
                <text:p>30.8172745005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30.8521975355272">
                <text:p>30.8521975355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30.8534505647215">
                <text:p>30.8534505647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30.8224204485091">
                <text:p>30.8224204485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30.7604316858029">
                <text:p>30.7604316858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30.6687567366432">
                <text:p>30.6687567366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30.5486244601">
                <text:p>30.5486244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30.40122702537">
                <text:p>30.40122702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30.2277255766897">
                <text:p>30.227725576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30.0292548725059">
                <text:p>30.0292548725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29.8069270718224">
                <text:p>29.8069270718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29.5618348072554">
                <text:p>29.5618348072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29.2950536564911">
                <text:p>29.2950536564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29.0076441032475">
                <text:p>29.0076441032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28.7006530630372">
                <text:p>28.7006530630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28.3751150343091">
                <text:p>28.3751150343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28.0320529277809">
                <text:p>28.0320529277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27.6724786162814">
                <text:p>27.6724786162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27.297393243312">
                <text:p>27.297393243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26.9077873201572">
                <text:p>26.9077873201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26.5046406410478">
                <text:p>26.5046406410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26.0889220392025">
                <text:p>26.0889220392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25.6615890041265">
                <text:p>25.661589004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25.2235871817836">
                <text:p>25.223587181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24.7758497720698">
                <text:p>24.7758497720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24.3192968400161">
                <text:p>24.3192968400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23.8548345560738">
                <text:p>23.854834556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23.3833543765126">
                <text:p>23.3833543765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22.9057321788316">
                <text:p>22.9057321788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22.422827360806">
                <text:p>22.422827360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21.9354819167815">
                <text:p>21.935481916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21.444519499713">
                <text:p>21.444519499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20.9507444789321">
                <text:p>20.9507444789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20.4549410034379">
                <text:p>20.4549410034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19.9578720790211">
                <text:p>19.9578720790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19.4602786672618">
                <text:p>19.4602786672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18.9628788147058">
                <text:p>18.9628788147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18.4663668192365">
                <text:p>18.4663668192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17.9714124407816">
                <text:p>17.9714124407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17.4786601618744">
                <text:p>17.4786601618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16.9887285058553">
                <text:p>16.9887285058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16.5022094155836">
                <text:p>16.5022094155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16.0196676994469">
                <text:p>16.0196676994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15.5416405484555">
                <text:p>15.5416405484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15.0686371273127">
                <text:p>15.068637127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14.6011382439089">
                <text:p>14.6011382439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14.1395960984656">
                <text:p>14.1395960984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13.6844341155871">
                <text:p>13.6844341155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13.2360468591934">
                <text:p>13.2360468591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12.7948000318845">
                <text:p>12.7948000318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12.3610305589727">
                <text:p>12.3610305589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11.9350467554149">
                <text:p>11.9350467554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11.5171285766172">
                <text:p>11.5171285766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11.1075279490333">
                <text:p>11.107527949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10.7064691804611">
                <text:p>10.7064691804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10.314149445783">
                <text:p>10.314149445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9.9307393460271">
                <text:p>9.93073934602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9.55638353556177">
                <text:p>9.556383535561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9.19120141610467">
                <text:p>9.19120141610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8.83528788885387">
                <text:p>8.83528788885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8.48871416412286">
                <text:p>8.48871416412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8.15152862182997">
                <text:p>8.15152862182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7.82375771554715">
                <text:p>7.82375771554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7.50540691833548">
                <text:p>7.50540691833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7.19646170188602">
                <text:p>7.19646170188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6.89688854466941">
                <text:p>6.89688854466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6.606635963571">
                <text:p>6.606635963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6.32563556137409">
                <text:p>6.32563556137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6.05380308787029">
                <text:p>6.05380308787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5.79103950655145">
                <text:p>5.79103950655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5.53723206141512">
                <text:p>5.53723206141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5.29225534193037">
                <text:p>5.29225534193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5.0559723369899">
                <text:p>5.0559723369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4.82823547638597">
                <text:p>4.82823547638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4.60888765542721">
                <text:p>4.60888765542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4.39776323560725">
                <text:p>4.39776323560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4.19468902253163">
                <text:p>4.194689022531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3.99948521338962">
                <text:p>3.99948521338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3.81196631331868">
                <text:p>3.811966313318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3.63194201855564">
                <text:p>3.631942018555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3.45921806163378">
                <text:p>3.45921806163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3.29359701974236">
                <text:p>3.293597019742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3.13487908232701">
                <text:p>3.13487908232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2.98286277873507">
                <text:p>2.98286277873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2.83734566325962">
                <text:p>2.837345663259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2.6981249579166">
                <text:p>2.6981249579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2.56499815378492">
                <text:p>2.56499815378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2.43776356815675">
                <text:p>2.43776356815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2.31622086101874">
                <text:p>2.316220861018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2.20017150881924">
                <text:p>2.20017150881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'Displaced SABRModel'.E7:'Displaced SABRModel'.E116 'Displaced SABRModel'.G6:'Displaced SABRModel'.G116" chart:data-source-has-labels="row" svg:x="0.2cm" svg:y="0.12cm" svg:width="9.601cm" svg:height="4.982cm">
          <chartooo:coordinate-region svg:x="0.754cm" svg:y="0.317cm" svg:width="8.549cm" svg:height="4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G7:'Displaced SABRModel'.G116" chart:label-cell-address="'Displaced SABRModel'.G6:'Displaced SABRModel'.G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'.G6:'Displaced SABRMode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0.0195027383865432">
                <text:p>0.0195027383865432</text:p>
                <draw:g>
                  <svg:desc>'Displaced SABRModel'.G7:'Displaced SABRMode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0.0190105837922831">
                <text:p>0.0190105837922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0.0185238221025602">
                <text:p>0.0185238221025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0.0180427552981356">
                <text:p>0.018042755298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0.0175676521477472">
                <text:p>0.017567652147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0.0170987509087387">
                <text:p>0.017098750908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0.0166362635480884">
                <text:p>0.0166362635480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0.0161803791851887">
                <text:p>0.0161803791851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0.0157312667494202">
                <text:p>0.0157312667494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0.0152890770458112">
                <text:p>0.0152890770458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0.0148539443917773">
                <text:p>0.0148539443917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0.014425987941693">
                <text:p>0.014425987941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0.0140053127808516">
                <text:p>0.014005312780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0.0135920108461682">
                <text:p>0.0135920108461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0.0131861617146049">
                <text:p>0.0131861617146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0.0127878332891217">
                <text:p>0.012787833289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0.0123970824042198">
                <text:p>0.0123970824042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0.0120139553676782">
                <text:p>0.0120139553676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0.0116384884511655">
                <text:p>0.0116384884511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0.0112707083395424">
                <text:p>0.0112707083395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0.0109106325465444">
                <text:p>0.0109106325465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105582698029303">
                <text:p>0.0105582698029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0.0102136204219574">
                <text:p>0.0102136204219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00987667664609666">
                <text:p>0.00987667664609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0.00954742297815733">
                <text:p>0.00954742297815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00922583649940217">
                <text:p>0.00922583649940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0.00891188717676203">
                <text:p>0.0089118871767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00860553816087823">
                <text:p>0.00860553816087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0.0083067460763886">
                <text:p>0.0083067460763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0080154613056171">
                <text:p>0.0080154613056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0.00773162826661356">
                <text:p>0.00773162826661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745518568631183">
                <text:p>0.00745518568631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0.00718606686942422">
                <text:p>0.00718606686942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0692419996356243">
                <text:p>0.00692419996356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0.00666950822096639">
                <text:p>0.00666950822096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642191025712893">
                <text:p>0.00642191025712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0.00618132030652342">
                <text:p>0.00618132030652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594764847557198">
                <text:p>0.00594764847557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0572080099293136">
                <text:p>0.00572080099293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00550068045712079">
                <text:p>0.00550068045712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0.00528718608147047">
                <text:p>0.00528718608147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00508021393632996">
                <text:p>0.00508021393632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0.00487965718844048">
                <text:p>0.004879657188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0.00468540633734644">
                <text:p>0.00468540633734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0.00449734944869542">
                <text:p>0.00449734944869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0.00431537238425441">
                <text:p>0.00431537238425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0.00413935902845242">
                <text:p>0.00413935902845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0.00396919151124455">
                <text:p>0.00396919151124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0.00380475042708139">
                <text:p>0.00380475042708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00364591504975843">
                <text:p>0.0036459150497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0.00349256354291467">
                <text:p>0.00349256354291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0.00334457316594583">
                <text:p>0.00334457316594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0.00320182047509673">
                <text:p>0.00320182047509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0.00306418151949849">
                <text:p>0.0030641815194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0.00293153203192">
                <text:p>0.00293153203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0.00280374761400833">
                <text:p>0.00280374761400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0.00268070391580034">
                <text:p>0.00268070391580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0.00256227680929715">
                <text:p>0.00256227680929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0.00244834255590416">
                <text:p>0.002448342555904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00233877796755164">
                <text:p>0.00233877796755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0.00223346056132558">
                <text:p>0.00223346056132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0.00213226870745342">
                <text:p>0.00213226870745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0.00203508177050612">
                <text:p>0.00203508177050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0.00194178024369593">
                <text:p>0.0019417802436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0.00185224587616758">
                <text:p>0.001852245876167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0.0017663617932002">
                <text:p>0.0017663617932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0.00168401260925743">
                <text:p>0.00168401260925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0.00160508453384356">
                <text:p>0.0016050845338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0.00152946547014449">
                <text:p>0.00152946547014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0.0014570451064534">
                <text:p>0.00145704510645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0.00138771500040204">
                <text:p>0.00138771500040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0.00132136865603954">
                <text:p>0.00132136865603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0.00125790159382119">
                <text:p>0.00125790159382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0.0011972114135901">
                <text:p>0.0011972114135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0.00113919785065413">
                <text:p>0.00113919785065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0.0010837628250796">
                <text:p>0.0010837628250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0.00103081048434158">
                <text:p>0.0010308104843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0.000980247239487452">
                <text:p>0.000980247239487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0.000931981794987347">
                <text:p>0.000931981794987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0.000885925172459456">
                <text:p>0.000885925172459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0.000841990728472596">
                <text:p>0.000841990728472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0.000800094166641194">
                <text:p>0.000800094166641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0.000760153544238678">
                <text:p>0.000760153544238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0.000722089273565746">
                <text:p>0.000722089273565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0.000685824118318286">
                <text:p>0.000685824118318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0.000651283185206992">
                <text:p>0.000651283185206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0.000618393911086592">
                <text:p>0.000618393911086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0.000587086045856535">
                <text:p>0.000587086045856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0.000557291631398446">
                <text:p>0.000557291631398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0.000528944976816995">
                <text:p>0.000528944976816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0.000501982630250897">
                <text:p>0.0005019826302508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0.000476343347520282">
                <text:p>0.0004763433475202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0.000451968057873915">
                <text:p>0.0004519680578739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0.000428799827096643">
                <text:p>0.000428799827096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0.000406783818233229">
                <text:p>0.0004067838182332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0.000385867250178717">
                <text:p>0.000385867250178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0.000365999354379837">
                <text:p>0.0003659993543798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0.000347131329884305">
                <text:p>0.000347131329884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0.000329216296967103">
                <text:p>0.000329216296967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000312209249554539">
                <text:p>0.000312209249554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0.000296067006657384">
                <text:p>0.0002960670066573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0.000280748163015164">
                <text:p>0.000280748163015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0.000266213039143527">
                <text:p>0.0002662130391435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0.000252423630966573">
                <text:p>0.0002524236309665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0.000239343559205434">
                <text:p>0.0002393435592054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0.000226938018683774">
                <text:p>0.000226938018683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0.00021517372770056">
                <text:p>0.00021517372770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0.000204018877609385">
                <text:p>0.000204018877609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0.000193443082733466">
                <text:p>0.0001934430827334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0.000183417330734751">
                <text:p>0.000183417330734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'Displaced SABRModel'.E7:'Displaced SABRModel'.F116 'Displaced SABRModel'.F6:'Displaced SABRModel'.F6" chart:data-source-has-labels="row" svg:x="0.2cm" svg:y="0.12cm" svg:width="9.601cm" svg:height="4.982cm">
          <chartooo:coordinate-region svg:x="0.754cm" svg:y="0.318cm" svg:width="8.549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F7:'Displaced SABRModel'.F116" chart:label-cell-address="'Displaced SABRModel'.F6:'Displaced SABRModel'.F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'Displaced SABRModel'.F6:'Displaced SABRMode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5">
                <text:p>-0.0095</text:p>
                <draw:g>
                  <svg:desc>'Displaced SABRModel'.E7:'Displaced SABRModel'.E116</svg:desc>
                </draw:g>
              </table:table-cell>
              <table:table-cell office:value-type="float" office:value="0.581431504493579">
                <text:p>0.581431504493579</text:p>
                <draw:g>
                  <svg:desc>'Displaced SABRModel'.F7:'Displaced SABRMode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">
                <text:p>-0.009</text:p>
              </table:table-cell>
              <table:table-cell office:value-type="float" office:value="0.534561098144917">
                <text:p>0.534561098144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5">
                <text:p>-0.0085</text:p>
              </table:table-cell>
              <table:table-cell office:value-type="float" office:value="0.506265858189219">
                <text:p>0.50626585818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8">
                <text:p>-0.008</text:p>
              </table:table-cell>
              <table:table-cell office:value-type="float" office:value="0.485746028839563">
                <text:p>0.485746028839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5">
                <text:p>-0.0075</text:p>
              </table:table-cell>
              <table:table-cell office:value-type="float" office:value="0.469553614632733">
                <text:p>0.469553614632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">
                <text:p>-0.007</text:p>
              </table:table-cell>
              <table:table-cell office:value-type="float" office:value="0.456132644304702">
                <text:p>0.45613264430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5">
                <text:p>-0.0065</text:p>
              </table:table-cell>
              <table:table-cell office:value-type="float" office:value="0.444644478981822">
                <text:p>0.444644478981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6">
                <text:p>-0.006</text:p>
              </table:table-cell>
              <table:table-cell office:value-type="float" office:value="0.434584153060873">
                <text:p>0.43458415306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5">
                <text:p>-0.0055</text:p>
              </table:table-cell>
              <table:table-cell office:value-type="float" office:value="0.425623485357338">
                <text:p>0.42562348535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">
                <text:p>-0.005</text:p>
              </table:table-cell>
              <table:table-cell office:value-type="float" office:value="0.417536891483439">
                <text:p>0.417536891483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45">
                <text:p>-0.0045</text:p>
              </table:table-cell>
              <table:table-cell office:value-type="float" office:value="0.410162499487652">
                <text:p>0.410162499487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">
                <text:p>-0.004</text:p>
              </table:table-cell>
              <table:table-cell office:value-type="float" office:value="0.403380132624528">
                <text:p>0.403380132624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49999999999999">
                <text:p>-0.00349999999999999</text:p>
              </table:table-cell>
              <table:table-cell office:value-type="float" office:value="0.397098067697146">
                <text:p>0.39709806769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">
                <text:p>-0.003</text:p>
              </table:table-cell>
              <table:table-cell office:value-type="float" office:value="0.391244675459936">
                <text:p>0.39124467545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49999999999999">
                <text:p>-0.00249999999999999</text:p>
              </table:table-cell>
              <table:table-cell office:value-type="float" office:value="0.385762928257494">
                <text:p>0.38576292825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">
                <text:p>-0.002</text:p>
              </table:table-cell>
              <table:table-cell office:value-type="float" office:value="0.380606668760272">
                <text:p>0.380606668760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">
                <text:p>-0.0015</text:p>
              </table:table-cell>
              <table:table-cell office:value-type="float" office:value="0.375738001963013">
                <text:p>0.375738001963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99999999999995">
                <text:p>-0.000999999999999995</text:p>
              </table:table-cell>
              <table:table-cell office:value-type="float" office:value="0.371125427071176">
                <text:p>0.371125427071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99999999999995">
                <text:p>-0.000499999999999995</text:p>
              </table:table-cell>
              <table:table-cell office:value-type="float" office:value="0.366742470506145">
                <text:p>0.366742470506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0417042793042E-018">
                <text:p>5.20417042793042E-018</text:p>
              </table:table-cell>
              <table:table-cell office:value-type="float" office:value="0.362566666666667">
                <text:p>0.3625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00000000000005">
                <text:p>0.000500000000000005</text:p>
              </table:table-cell>
              <table:table-cell office:value-type="float" office:value="0.3585787852456">
                <text:p>0.3585787852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354762236709987">
                <text:p>0.354762236709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50000000000001">
                <text:p>0.00150000000000001</text:p>
              </table:table-cell>
              <table:table-cell office:value-type="float" office:value="0.351102608733043">
                <text:p>0.35110260873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0000000000001">
                <text:p>0.00200000000000001</text:p>
              </table:table-cell>
              <table:table-cell office:value-type="float" office:value="0.34758730036212">
                <text:p>0.34758730036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0000000000001">
                <text:p>0.00250000000000001</text:p>
              </table:table-cell>
              <table:table-cell office:value-type="float" office:value="0.344205230149098">
                <text:p>0.344205230149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00000000000001">
                <text:p>0.00300000000000001</text:p>
              </table:table-cell>
              <table:table-cell office:value-type="float" office:value="0.340946600961384">
                <text:p>0.340946600961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50000000000001">
                <text:p>0.00350000000000001</text:p>
              </table:table-cell>
              <table:table-cell office:value-type="float" office:value="0.337802708731928">
                <text:p>0.337802708731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000000000001">
                <text:p>0.00400000000000001</text:p>
              </table:table-cell>
              <table:table-cell office:value-type="float" office:value="0.334765785631632">
                <text:p>0.33476578563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0000000000001">
                <text:p>0.00450000000000001</text:p>
              </table:table-cell>
              <table:table-cell office:value-type="float" office:value="0.331828870471479">
                <text:p>0.331828870471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0000000000001">
                <text:p>0.00500000000000001</text:p>
              </table:table-cell>
              <table:table-cell office:value-type="float" office:value="0.328985700838257">
                <text:p>0.328985700838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50000000000001">
                <text:p>0.00550000000000001</text:p>
              </table:table-cell>
              <table:table-cell office:value-type="float" office:value="0.326230622721494">
                <text:p>0.326230622721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323558514326125">
                <text:p>0.323558514326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000000000001">
                <text:p>0.00650000000000001</text:p>
              </table:table-cell>
              <table:table-cell office:value-type="float" office:value="0.320964721472822">
                <text:p>0.320964721472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318445002527324">
                <text:p>0.318445002527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50000000000001">
                <text:p>0.00750000000000001</text:p>
              </table:table-cell>
              <table:table-cell office:value-type="float" office:value="0.315995481215052">
                <text:p>0.315995481215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313612605999255">
                <text:p>0.313612605999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0.311293114952723">
                <text:p>0.311293114952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309034005251459">
                <text:p>0.309034005251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306832506576103">
                <text:p>0.306832506576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30468605783259">
                <text:p>0.30468605783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0.302592286704532">
                <text:p>0.302592286704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">
                <text:p>0.011</text:p>
              </table:table-cell>
              <table:table-cell office:value-type="float" office:value="0.30054899163149">
                <text:p>0.30054899163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5">
                <text:p>0.0115</text:p>
              </table:table-cell>
              <table:table-cell office:value-type="float" office:value="0.298554125873667">
                <text:p>0.29855412587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">
                <text:p>0.012</text:p>
              </table:table-cell>
              <table:table-cell office:value-type="float" office:value="0.296605783377813">
                <text:p>0.296605783377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0.294702186203678">
                <text:p>0.294702186203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0.292841673307151">
                <text:p>0.292841673307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">
                <text:p>0.0135</text:p>
              </table:table-cell>
              <table:table-cell office:value-type="float" office:value="0.291022690506677">
                <text:p>0.291022690506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  <table:table-cell office:value-type="float" office:value="0.289243781484956">
                <text:p>0.289243781484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5">
                <text:p>0.0145</text:p>
              </table:table-cell>
              <table:table-cell office:value-type="float" office:value="0.287503579699148">
                <text:p>0.28750357969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285800801090628">
                <text:p>0.28580080109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5">
                <text:p>0.0155</text:p>
              </table:table-cell>
              <table:table-cell office:value-type="float" office:value="0.284134237500361">
                <text:p>0.28413423750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">
                <text:p>0.016</text:p>
              </table:table-cell>
              <table:table-cell office:value-type="float" office:value="0.282502750708639">
                <text:p>0.282502750708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">
                <text:p>0.0165</text:p>
              </table:table-cell>
              <table:table-cell office:value-type="float" office:value="0.28090526702875">
                <text:p>0.28090526702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">
                <text:p>0.017</text:p>
              </table:table-cell>
              <table:table-cell office:value-type="float" office:value="0.279340772393275">
                <text:p>0.279340772393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5">
                <text:p>0.0175</text:p>
              </table:table-cell>
              <table:table-cell office:value-type="float" office:value="0.277808307879582">
                <text:p>0.277808307879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0.276306965627793">
                <text:p>0.276306965627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5">
                <text:p>0.0185</text:p>
              </table:table-cell>
              <table:table-cell office:value-type="float" office:value="0.274835885110276">
                <text:p>0.274835885110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">
                <text:p>0.019</text:p>
              </table:table-cell>
              <table:table-cell office:value-type="float" office:value="0.273394249716675">
                <text:p>0.273394249716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">
                <text:p>0.0195</text:p>
              </table:table-cell>
              <table:table-cell office:value-type="float" office:value="0.271981283622816">
                <text:p>0.271981283622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">
                <text:p>0.02</text:p>
              </table:table-cell>
              <table:table-cell office:value-type="float" office:value="0.270596248915526">
                <text:p>0.27059624891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5">
                <text:p>0.0205</text:p>
              </table:table-cell>
              <table:table-cell office:value-type="float" office:value="0.269238442948647">
                <text:p>0.269238442948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1">
                <text:p>0.021</text:p>
              </table:table-cell>
              <table:table-cell office:value-type="float" office:value="0.267907195908337">
                <text:p>0.267907195908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">
                <text:p>0.0215</text:p>
              </table:table-cell>
              <table:table-cell office:value-type="float" office:value="0.266601868568217">
                <text:p>0.266601868568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">
                <text:p>0.022</text:p>
              </table:table-cell>
              <table:table-cell office:value-type="float" office:value="0.26532185021705">
                <text:p>0.26532185021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5">
                <text:p>0.0225</text:p>
              </table:table-cell>
              <table:table-cell office:value-type="float" office:value="0.264066556743537">
                <text:p>0.26406655674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">
                <text:p>0.023</text:p>
              </table:table-cell>
              <table:table-cell office:value-type="float" office:value="0.262835428864457">
                <text:p>0.262835428864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5">
                <text:p>0.0235</text:p>
              </table:table-cell>
              <table:table-cell office:value-type="float" office:value="0.261627930483824">
                <text:p>0.261627930483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0.26044354717203">
                <text:p>0.26044354717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5">
                <text:p>0.0245</text:p>
              </table:table-cell>
              <table:table-cell office:value-type="float" office:value="0.259281784755046">
                <text:p>0.259281784755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">
                <text:p>0.025</text:p>
              </table:table-cell>
              <table:table-cell office:value-type="float" office:value="0.258142168004776">
                <text:p>0.25814216800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">
                <text:p>0.0255</text:p>
              </table:table-cell>
              <table:table-cell office:value-type="float" office:value="0.25702423942251">
                <text:p>0.25702423942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  <table:table-cell office:value-type="float" office:value="0.255927558108241">
                <text:p>0.255927558108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5">
                <text:p>0.0265</text:p>
              </table:table-cell>
              <table:table-cell office:value-type="float" office:value="0.254851698709259">
                <text:p>0.254851698709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">
                <text:p>0.027</text:p>
              </table:table-cell>
              <table:table-cell office:value-type="float" office:value="0.253796250442096">
                <text:p>0.253796250442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5">
                <text:p>0.0275</text:p>
              </table:table-cell>
              <table:table-cell office:value-type="float" office:value="0.252760816182405">
                <text:p>0.252760816182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">
                <text:p>0.028</text:p>
              </table:table-cell>
              <table:table-cell office:value-type="float" office:value="0.251745011617872">
                <text:p>0.251745011617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85">
                <text:p>0.0285</text:p>
              </table:table-cell>
              <table:table-cell office:value-type="float" office:value="0.250748464459666">
                <text:p>0.250748464459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9">
                <text:p>0.029</text:p>
              </table:table-cell>
              <table:table-cell office:value-type="float" office:value="0.249770813708357">
                <text:p>0.249770813708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5">
                <text:p>0.0295</text:p>
              </table:table-cell>
              <table:table-cell office:value-type="float" office:value="0.248811708970529">
                <text:p>0.248811708970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">
                <text:p>0.03</text:p>
              </table:table-cell>
              <table:table-cell office:value-type="float" office:value="0.247870809822674">
                <text:p>0.24787080982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5">
                <text:p>0.0305</text:p>
              </table:table-cell>
              <table:table-cell office:value-type="float" office:value="0.246947785219197">
                <text:p>0.2469477852191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1">
                <text:p>0.031</text:p>
              </table:table-cell>
              <table:table-cell office:value-type="float" office:value="0.246042312941607">
                <text:p>0.246042312941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5">
                <text:p>0.0315</text:p>
              </table:table-cell>
              <table:table-cell office:value-type="float" office:value="0.245154079086233">
                <text:p>0.245154079086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">
                <text:p>0.032</text:p>
              </table:table-cell>
              <table:table-cell office:value-type="float" office:value="0.244282777587942">
                <text:p>0.244282777587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">
                <text:p>0.0325</text:p>
              </table:table-cell>
              <table:table-cell office:value-type="float" office:value="0.243428109777574">
                <text:p>0.243428109777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3">
                <text:p>0.033</text:p>
              </table:table-cell>
              <table:table-cell office:value-type="float" office:value="0.242589783970923">
                <text:p>0.242589783970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5">
                <text:p>0.0335</text:p>
              </table:table-cell>
              <table:table-cell office:value-type="float" office:value="0.241767515087287">
                <text:p>0.241767515087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">
                <text:p>0.034</text:p>
              </table:table-cell>
              <table:table-cell office:value-type="float" office:value="0.240961024295689">
                <text:p>0.240961024295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5">
                <text:p>0.0345</text:p>
              </table:table-cell>
              <table:table-cell office:value-type="float" office:value="0.240170038687037">
                <text:p>0.240170038687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">
                <text:p>0.035</text:p>
              </table:table-cell>
              <table:table-cell office:value-type="float" office:value="0.239394290970583">
                <text:p>0.23939429097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5">
                <text:p>0.0355</text:p>
              </table:table-cell>
              <table:table-cell office:value-type="float" office:value="0.238633519193124">
                <text:p>0.238633519193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0.237887466479511">
                <text:p>0.2378874664795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">
                <text:p>0.0365</text:p>
              </table:table-cell>
              <table:table-cell office:value-type="float" office:value="0.237155880793089">
                <text:p>0.237155880793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">
                <text:p>0.037</text:p>
              </table:table-cell>
              <table:table-cell office:value-type="float" office:value="0.236438514714783">
                <text:p>0.236438514714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5">
                <text:p>0.0375</text:p>
              </table:table-cell>
              <table:table-cell office:value-type="float" office:value="0.235735125239605">
                <text:p>0.235735125239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0.235045473589444">
                <text:p>0.235045473589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5">
                <text:p>0.0385</text:p>
              </table:table-cell>
              <table:table-cell office:value-type="float" office:value="0.234369325041023">
                <text:p>0.23436932504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">
                <text:p>0.039</text:p>
              </table:table-cell>
              <table:table-cell office:value-type="float" office:value="0.233706448768017">
                <text:p>0.233706448768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5">
                <text:p>0.0395</text:p>
              </table:table-cell>
              <table:table-cell office:value-type="float" office:value="0.233056617696327">
                <text:p>0.233056617696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232419608371606">
                <text:p>0.23241960837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5">
                <text:p>0.0405</text:p>
              </table:table-cell>
              <table:table-cell office:value-type="float" office:value="0.231795200838128">
                <text:p>0.231795200838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0.231183178528194">
                <text:p>0.231183178528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5">
                <text:p>0.0415</text:p>
              </table:table-cell>
              <table:table-cell office:value-type="float" office:value="0.230583328161265">
                <text:p>0.230583328161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">
                <text:p>0.042</text:p>
              </table:table-cell>
              <table:table-cell office:value-type="float" office:value="0.229995439652078">
                <text:p>0.229995439652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5">
                <text:p>0.0425</text:p>
              </table:table-cell>
              <table:table-cell office:value-type="float" office:value="0.229419306027035">
                <text:p>0.229419306027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">
                <text:p>0.043</text:p>
              </table:table-cell>
              <table:table-cell office:value-type="float" office:value="0.228854723348198">
                <text:p>0.2288547233481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5">
                <text:p>0.0435</text:p>
              </table:table-cell>
              <table:table-cell office:value-type="float" office:value="0.228301490644249">
                <text:p>0.228301490644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0.227759409847816">
                <text:p>0.227759409847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">
                <text:p>0.0445</text:p>
              </table:table-cell>
              <table:table-cell office:value-type="float" office:value="0.227228285738609">
                <text:p>0.227228285738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5">
                <text:p>0.045</text:p>
              </table:table-cell>
              <table:table-cell office:value-type="float" office:value="0.226707925891828">
                <text:p>0.226707925891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SABRModel.E7:SABRModel.E116 SABRModel.H6:SABRModel.H116" chart:data-source-has-labels="row" svg:x="0.2cm" svg:y="0.12cm" svg:width="9.601cm" svg:height="4.982cm">
          <chartooo:coordinate-region svg:x="0.844cm" svg:y="0.317cm" svg:width="8.459cm" svg:height="4.1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ABRModel.H7:SABRModel.H116" chart:label-cell-address="SABRModel.H6:SABRModel.H6" chart:class="chart:scatter">
            <chart:domain table:cell-range-address="SABRModel.E7:SABRModel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SABRModel.H6:SABRModel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NaN">
                <text:p>NaN</text:p>
                <draw:g>
                  <svg:desc>SABRModel.H7:SABRModel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5.3699938273611">
                <text:p>35.3699938273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27.7778956671512">
                <text:p>27.777895667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29.0172058557137">
                <text:p>29.0172058557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31.9834976443209">
                <text:p>31.9834976443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35.5228519028049">
                <text:p>35.5228519028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39.3054863802693">
                <text:p>39.3054863802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43.182380243853">
                <text:p>43.18238024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47.0548867643923">
                <text:p>47.0548867643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50.840667452888">
                <text:p>50.840667452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54.4639039940474">
                <text:p>54.4639039940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57.8529769146262">
                <text:p>57.8529769146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60.9407670470324">
                <text:p>60.9407670470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63.6659199380919">
                <text:p>63.6659199380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65.974401612226">
                <text:p>65.974401612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67.8210240109035">
                <text:p>67.8210240109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69.1707610898927">
                <text:p>69.1707610898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69.9997464602511">
                <text:p>69.9997464602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70.2958863908044">
                <text:p>70.2958863908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70.0590542897502">
                <text:p>70.0590542897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69.3008601704571">
                <text:p>69.3008601704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68.0440127070679">
                <text:p>68.044012707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66.3213123815401">
                <text:p>66.3213123815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64.1743314200425">
                <text:p>64.1743314200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61.651849183341">
                <text:p>61.651849183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58.8081200134008">
                <text:p>58.8081200134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55.701054108813">
                <text:p>55.701054108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52.3903909526428">
                <text:p>52.3903909526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48.9359395648825">
                <text:p>48.935939564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45.3959510520004">
                <text:p>45.3959510520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41.8256773977087">
                <text:p>41.8256773977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38.2761571038067">
                <text:p>38.2761571038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34.7932541023103">
                <text:p>34.7932541023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31.4169622199498">
                <text:p>31.4169622199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28.1809741991996">
                <text:p>28.1809741991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25.1125025284657">
                <text:p>25.1125025284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22.2323295918011">
                <text:p>22.2323295918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19.5550572382417">
                <text:p>19.5550572382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17.0895208861867">
                <text:p>17.0895208861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14.8393307083882">
                <text:p>14.8393307083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12.8035020704503">
                <text:p>12.80350207045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10.9771389455576">
                <text:p>10.9771389455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9.35213712629736">
                <text:p>9.35213712629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7.91787829064395">
                <text:p>7.91787829064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6.66189095335355">
                <text:p>6.66189095335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5.57045964766088">
                <text:p>5.57045964766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4.62916900089511">
                <text:p>4.62916900089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3.82337440083256">
                <text:p>3.82337440083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3.13859548355143">
                <text:p>3.13859548355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2.56083255863832">
                <text:p>2.56083255863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2.07680923880105">
                <text:p>2.0768092388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1.67414693735525">
                <text:p>1.67414693735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1.34147855776878">
                <text:p>1.34147855776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1.06850968948437">
                <text:p>1.06850968948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846036028104149">
                <text:p>0.846036028104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665925657791337">
                <text:p>0.66592565779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521074379553192">
                <text:p>0.521074379553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405341541743197">
                <text:p>0.405341541743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313472930641775">
                <text:p>0.313472930641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241016289350019">
                <text:p>0.241016289350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184234027026389">
                <text:p>0.184234027026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140016707569692">
                <text:p>0.140016707569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105800011648061">
                <text:p>0.1058000116480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0794870700510054">
                <text:p>0.0794870700510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0593773865471566">
                <text:p>0.0593773865471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0441030073102805">
                <text:p>0.0441030073102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0325721492038253">
                <text:p>0.0325721492038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0239201609018014">
                <text:p>0.0239201609018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0174674485058376">
                <text:p>0.0174674485058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0126838358622812">
                <text:p>0.0126838358622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00915873391038609">
                <text:p>0.00915873391038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00657645323809396">
                <text:p>0.006576453238093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004695989710868">
                <text:p>0.004695989710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00333464144841586">
                <text:p>0.00333464144841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00235486023725243">
                <text:p>0.00235486023725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00165379759464741">
                <text:p>0.00165379759464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00115506900844049">
                <text:p>0.00115506900844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000802322306259226">
                <text:p>0.000802322306259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000554258088092394">
                <text:p>0.0005542580880923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0038080641273641">
                <text:p>0.00038080641273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000260214903624603">
                <text:p>0.0002602149036246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000176848888866488">
                <text:p>0.000176848888866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000119542176824082">
                <text:p>0.000119542176824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0000803702331353401">
                <text:p>0.00008037023313534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0000537440503212143">
                <text:p>0.0000537440503212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0000357464928768529">
                <text:p>0.0000357464928768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0000236488240101815">
                <text:p>0.0000236488240101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0000155620130115602">
                <text:p>0.0000155620130115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0000101860841983385">
                <text:p>0.0000101860841983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00000663192956107382">
                <text:p>0.00000663192956107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00000429506785692985">
                <text:p>0.00000429506785692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00000276696165979472">
                <text:p>0.00000276696165979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00000177312808880001">
                <text:p>0.0000017731280888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00000113031262127806">
                <text:p>0.00000113031262127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000000716766646036147">
                <text:p>0.000000716766646036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000000452122006500133">
                <text:p>0.000000452122006500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000000283738144091215">
                <text:p>0.000000283738144091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000000177111769694706">
                <text:p>0.000000177111769694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000000109986242335934">
                <text:p>0.000000109986242335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0000067960748140195">
                <text:p>0.000000067960748140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00000004176081702667">
                <text:p>0.00000004176081702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000000255422349937364">
                <text:p>0.0000000255422349937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000000155275792224069">
                <text:p>0.00000001552757922240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00000000940703070995188">
                <text:p>0.00000000940703070995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00000000565392177520593">
                <text:p>0.00000000565392177520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00000000339528405390861">
                <text:p>0.000000003395284053908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00000000202526884152125">
                <text:p>0.00000000202526884152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0000000011873835248366">
                <text:p>0.0000000011873835248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000000000710098646550251">
                <text:p>0.000000000710098646550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00000000000322469323970664">
                <text:p>0.00000000000322469323970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SABRModel.E7:SABRModel.E116 SABRModel.G6:SABRModel.G116" chart:data-source-has-labels="row" svg:x="0.2cm" svg:y="0.12cm" svg:width="9.601cm" svg:height="4.982cm">
          <chartooo:coordinate-region svg:x="1.444cm" svg:y="0.318cm" svg:width="7.86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G7:SABRModel.G116" chart:label-cell-address="SABRModel.G6:SABRModel.G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SABRModel.G6:SABRModel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00957405623017286">
                <text:p>0.00957405623017286</text:p>
                <draw:g>
                  <svg:desc>SABRModel.G7:SABRModel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90911400282087">
                <text:p>0.0090911400282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00861706632470138">
                <text:p>0.00861706632470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814993709511085">
                <text:p>0.00814993709511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0769006216698425">
                <text:p>0.007690062166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00723818311326873">
                <text:p>0.00723818311326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00679518477252891">
                <text:p>0.00679518477252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00636201280338416">
                <text:p>0.00636201280338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00593963642930037">
                <text:p>0.00593963642930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552902377690768">
                <text:p>0.00552902377690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00513112129137821">
                <text:p>0.00513112129137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00474683478184725">
                <text:p>0.00474683478184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00437701151654495">
                <text:p>0.0043770115165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00402242344300441">
                <text:p>0.00402242344300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00368375184944839">
                <text:p>0.00368375184944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00336157385629542">
                <text:p>0.00336157385629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00305635111914518">
                <text:p>0.00305635111914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00276842107226742">
                <text:p>0.00276842107226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0249799096200472">
                <text:p>0.00249799096200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0224513482333972">
                <text:p>0.00224513482333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00200979344824716">
                <text:p>0.00200979344824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00179177728819721">
                <text:p>0.00179177728819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00159077213132403">
                <text:p>0.00159077213132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00140634730254623">
                <text:p>0.00140634730254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00123796605662344">
                <text:p>0.00123796605662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00108499777299649">
                <text:p>0.00108499777299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000946731519372892">
                <text:p>0.000946731519372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000822390529276494">
                <text:p>0.000822390529276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000711147136918258">
                <text:p>0.000711147136918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000612137729451242">
                <text:p>0.000612137729451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000524477309747226">
                <text:p>0.000524477309747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000447273309392637">
                <text:p>0.000447273309392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000379638348314">
                <text:p>0.000379638348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00032070170076094">
                <text:p>0.00032070170076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000269619293762868">
                <text:p>0.000269619293762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000225582130314596">
                <text:p>0.000225582130314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000187823092498441">
                <text:p>0.000187823092498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000155622137080235">
                <text:p>0.000155622137080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00012830994597159">
                <text:p>0.00012830994597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000105270135084492">
                <text:p>0.000105270135084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0000859401568744907">
                <text:p>0.0000859401568744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0069811054182102">
                <text:p>0.000069811054182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0000564262362261027">
                <text:p>0.0000564262362261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0000453794525516777">
                <text:p>0.0000453794525516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0000363121384499138">
                <text:p>0.0000363121384499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0000289102970864882">
                <text:p>0.0000289102970864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0000229010706349778">
                <text:p>0.0000229010706349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0000180491364336912">
                <text:p>0.00001804913643369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0000141530458326128">
                <text:p>0.0000141530458326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0000110416041024222">
                <text:p>0.0000110416041024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00000857037051189121">
                <text:p>0.00000857037051189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00000661833923106047">
                <text:p>0.0000066183392310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00000508484468456854">
                <text:p>0.00000508484468456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00000388671977751881">
                <text:p>0.00000388671977751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00000295572229284016">
                <text:p>0.00000295572229284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00000223623381518756">
                <text:p>0.00000223623381518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00000168322675198279">
                <text:p>0.00000168322675198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00000126048828366632">
                <text:p>0.00000126048828366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000000939085200785643">
                <text:p>0.000000939085200785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000000696050350565414">
                <text:p>0.000000696050350565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000000513269572682689">
                <text:p>0.000000513269572682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00000376547301556562">
                <text:p>0.000000376547301556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000000274829207322857">
                <text:p>0.00000027482920732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000000199561116001168">
                <text:p>0.000000199561116001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000000144164792192231">
                <text:p>0.000000144164792192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000000103612815020082">
                <text:p>0.000000103612815020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0000000740865896755037">
                <text:p>0.0000000740865896755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0000000527034016318817">
                <text:p>0.0000000527034016318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00000003730025381371">
                <text:p>0.00000003730025381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0000000262639681219978">
                <text:p>0.0000000262639681219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0000000183986413958559">
                <text:p>0.00000001839864139585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0000000128229981473105">
                <text:p>0.0000000128229981473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00000000889146820828855">
                <text:p>0.00000000889146820828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00000000613393569698362">
                <text:p>0.00000000613393569698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00000000421006354778265">
                <text:p>0.0000000042100635477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00000000287490645789479">
                <text:p>0.00000000287490645789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00000000195319876666878">
                <text:p>0.00000000195319876666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00000000132025832755289">
                <text:p>0.00000000132025832755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000000000887898465001813">
                <text:p>0.0000000008878984650018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00000000594103124473832">
                <text:p>0.000000000594103124473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000000000395509387129955">
                <text:p>0.000000000395509387129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000000000261969375692228">
                <text:p>0.000000000261969375692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000000000172641586471123">
                <text:p>0.000000000172641586471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000000000113199341456038">
                <text:p>0.000000000113199341456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0000000000738496547247891">
                <text:p>0.0000000000738496547247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0000000000479359805738433">
                <text:p>0.0000000000479359805738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0000000000309589296421109">
                <text:p>0.0000000000309589296421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0000000000198940847129237">
                <text:p>0.0000000000198940847129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0000000000127197430366266">
                <text:p>0.00000000001271974303662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000809192240991409">
                <text:p>0.000000000008091922409914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00000000000512208417347004">
                <text:p>0.00000000000512208417347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00000000000322601290125846">
                <text:p>0.00000000000322601290125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00000000000202168204399556">
                <text:p>0.00000000000202168204399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00000000000126063320893266">
                <text:p>0.00000000000126063320893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000000000000782162529189279">
                <text:p>0.000000000000782162529189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000000000000482883510954935">
                <text:p>0.000000000000482883510954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000000000000296634994345624">
                <text:p>0.00000000000029663499434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000000000000181321013759117">
                <text:p>0.000000000000181321013759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000000000000110284975596286">
                <text:p>0.000000000000110284975596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0667454980174396">
                <text:p>0.0000000000000667454980174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0000000000000401962074736417">
                <text:p>0.0000000000000401962074736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000000000000240871211865112">
                <text:p>0.0000000000000240871211865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000000000000143635936478148">
                <text:p>0.000000000000014363593647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8.52196091472019E-015">
                <text:p>8.52196091472019E-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5.03208585911353E-015">
                <text:p>5.03208585911353E-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2.95569124730833E-015">
                <text:p>2.95569124730833E-0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1.72811764898029E-015">
                <text:p>1.72811764898029E-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1.00686126103256E-015">
                <text:p>1.00686126103256E-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5.82450754293973E-016">
                <text:p>5.82450754293973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3.35564909192953E-016">
                <text:p>3.35564909192953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SABRModel.E7:SABRModel.F116 SABRModel.F6:SABRModel.F6" chart:data-source-has-labels="row" svg:x="0.2cm" svg:y="0.12cm" svg:width="9.601cm" svg:height="4.982cm">
          <chartooo:coordinate-region svg:x="1.629cm" svg:y="0.318cm" svg:width="7.675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F7:SABRModel.F116" chart:label-cell-address="SABRModel.F6:SABRModel.F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SABRModel.F6:SABRModel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846729390320838">
                <text:p>0.846729390320838</text:p>
                <draw:g>
                  <svg:desc>SABRModel.F7:SABRModel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649571320985245">
                <text:p>0.649571320985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55760980391309">
                <text:p>0.55760980391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499704656437176">
                <text:p>0.499704656437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458287805880506">
                <text:p>0.458287805880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426477260057268">
                <text:p>0.426477260057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400903524409934">
                <text:p>0.400903524409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379678820332715">
                <text:p>0.379678820332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361644749426134">
                <text:p>0.361644749426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346042135152321">
                <text:p>0.346042135152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332347985120337">
                <text:p>0.332347985120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320187619411022">
                <text:p>0.32018761941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30928399491801">
                <text:p>0.30928399491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299426858779337">
                <text:p>0.299426858779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290453124065416">
                <text:p>0.290453124065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282233916764999">
                <text:p>0.282233916764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274665755388369">
                <text:p>0.274665755388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267664381812706">
                <text:p>0.267664381812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261160345092678">
                <text:p>0.261160345092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255095775148624">
                <text:p>0.255095775148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249421982975529">
                <text:p>0.249421982975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244097646834148">
                <text:p>0.244097646834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239087421536639">
                <text:p>0.239087421536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2343608582625">
                <text:p>0.2343608582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229891555684269">
                <text:p>0.229891555684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225656485721176">
                <text:p>0.225656485721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221635452752047">
                <text:p>0.221635452752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21781065597365">
                <text:p>0.21781065597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214166332301292">
                <text:p>0.214166332301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210688462761852">
                <text:p>0.210688462761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207364529380424">
                <text:p>0.207364529380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204183312551759">
                <text:p>0.204183312551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201134721118836">
                <text:p>0.20113472111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198209649062784">
                <text:p>0.198209649062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195399853988239">
                <text:p>0.195399853988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192697853570811">
                <text:p>0.192697853570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190096836894037">
                <text:p>0.190096836894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187590588196601">
                <text:p>0.187590588196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185173421017">
                <text:p>0.18517342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182840121091888">
                <text:p>0.182840121091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180585896658282">
                <text:p>0.180585896658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178406335045379">
                <text:p>0.178406335045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17629736463162">
                <text:p>0.17629736463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174255221396555">
                <text:p>0.174255221396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172276419422444">
                <text:p>0.172276419422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170357724803256">
                <text:p>0.170357724803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168496132503177">
                <text:p>0.168496132503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166688845776597">
                <text:p>0.166688845776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164933257819493">
                <text:p>0.1649332578194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163226935370437">
                <text:p>0.163226935370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161567604019904">
                <text:p>0.161567604019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159953135020468">
                <text:p>0.159953135020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158381533419162">
                <text:p>0.158381533419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156850927357424">
                <text:p>0.156850927357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155359558404657">
                <text:p>0.155359558404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153905772808904">
                <text:p>0.153905772808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152488013563088">
                <text:p>0.152488013563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151104813198074">
                <text:p>0.151104813198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149754787224805">
                <text:p>0.149754787224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148436628157243">
                <text:p>0.148436628157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147149100056022">
                <text:p>0.1471491000560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145891033539811">
                <text:p>0.145891033539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144661321217531">
                <text:p>0.144661321217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143458913499934">
                <text:p>0.143458913499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142282814753697">
                <text:p>0.142282814753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141132079765288">
                <text:p>0.141132079765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140005810485418">
                <text:p>0.140005810485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138903153028032">
                <text:p>0.138903153028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137823294900574">
                <text:p>0.137823294900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136765462444638">
                <text:p>0.136765462444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135728918468336">
                <text:p>0.135728918468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134712960053551">
                <text:p>0.134712960053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133716916522963">
                <text:p>0.13371691652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132740147553212">
                <text:p>0.132740147553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131782041421898">
                <text:p>0.131782041421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130842013377306">
                <text:p>0.130842013377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129919504120782">
                <text:p>0.1299195041207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12901397839265">
                <text:p>0.12901397839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128124923653388">
                <text:p>0.128124923653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127251848852545">
                <text:p>0.127251848852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126394283278564">
                <text:p>0.1263942832785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12555177548327">
                <text:p>0.12555177548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124723892275348">
                <text:p>0.124723892275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123910217777626">
                <text:p>0.123910217777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123110352543406">
                <text:p>0.123110352543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12232391272753">
                <text:p>0.12232391272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121550529308184">
                <text:p>0.121550529308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120789847355811">
                <text:p>0.1207898473558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120041525345782">
                <text:p>0.120041525345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119305234511757">
                <text:p>0.1193052345117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118580658236908">
                <text:p>0.1185806582369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117867491480402">
                <text:p>0.1178674914804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117165440236752">
                <text:p>0.1171654402367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116474221025824">
                <text:p>0.116474221025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115793560411459">
                <text:p>0.115793560411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115123194546826">
                <text:p>0.1151231945468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114462868744764">
                <text:p>0.114462868744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113812337071509">
                <text:p>0.113812337071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113171361962294">
                <text:p>0.113171361962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112539713857459">
                <text:p>0.112539713857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111917170857774">
                <text:p>0.1119171708577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111303518397789">
                <text:p>0.111303518397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110698548936103">
                <text:p>0.110698548936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110102061661525">
                <text:p>0.110102061661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109513862214162">
                <text:p>0.109513862214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108933762420556">
                <text:p>0.108933762420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108361580042027">
                <text:p>0.108361580042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107797138535457">
                <text:p>0.107797138535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10724026682579">
                <text:p>0.10724026682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106690799089568">
                <text:p>0.1066907990895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